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ntium Plus Compact1" svg:font-family="'Gentium Plus Compact'" style:font-adornments="Regular"/>
    <style:font-face style:name="Mangal1" svg:font-family="Mangal"/>
    <style:font-face style:name="Times New Roman1" svg:font-family="'Times New Roman', serif"/>
    <style:font-face style:name="Gentium Plus Compact" svg:font-family="'Gentium Plus Compac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style:writing-mode="page"/>
    </style:style>
    <style:style style:name="P2" style:family="paragraph" style:parent-style-name="Standard">
      <style:paragraph-properties fo:line-height="115%" fo:text-align="justify" style:justify-single-word="false" style:writing-mode="page"/>
    </style:style>
    <style:style style:name="P3" style:family="paragraph" style:parent-style-name="Standard">
      <style:paragraph-properties fo:line-height="115%" fo:text-align="justify" style:justify-single-word="false" style:writing-mode="page"/>
      <style:text-properties officeooo:paragraph-rsid="0014e4e9"/>
    </style:style>
    <style:style style:name="P4" style:family="paragraph" style:parent-style-name="Standard">
      <style:paragraph-properties fo:line-height="115%" fo:text-align="justify" style:justify-single-word="false" style:writing-mode="page"/>
      <style:text-properties officeooo:paragraph-rsid="0013e741"/>
    </style:style>
    <style:style style:name="P5" style:family="paragraph" style:parent-style-name="Standard">
      <style:paragraph-properties fo:line-height="115%" fo:text-align="justify" style:justify-single-word="false" style:writing-mode="page"/>
      <style:text-properties officeooo:paragraph-rsid="002163f8"/>
    </style:style>
    <style:style style:name="P6" style:family="paragraph" style:parent-style-name="Standard">
      <style:paragraph-properties fo:line-height="115%" fo:text-align="justify" style:justify-single-word="false" style:writing-mode="page"/>
      <style:text-properties fo:font-weight="bold" style:font-weight-asian="bold" style:font-weight-complex="bold"/>
    </style:style>
    <style:style style:name="P7" style:family="paragraph" style:parent-style-name="Heading_20_1">
      <style:paragraph-properties fo:line-height="115%" fo:text-align="justify" style:justify-single-word="false" style:writing-mode="page"/>
    </style:style>
    <style:style style:name="P8" style:family="paragraph" style:parent-style-name="Heading_20_2">
      <style:paragraph-properties fo:line-height="115%" style:writing-mode="page"/>
    </style:style>
    <style:style style:name="P9" style:family="paragraph" style:parent-style-name="Heading_20_2">
      <style:paragraph-properties fo:line-height="115%" fo:text-align="justify" style:justify-single-word="false" style:writing-mode="page"/>
    </style:style>
    <style:style style:name="P10" style:family="paragraph" style:parent-style-name="Footnote">
      <style:paragraph-properties fo:margin-left="0cm" fo:margin-right="0cm" fo:text-indent="0cm" style:auto-text-indent="false"/>
      <style:text-properties officeooo:rsid="003a6108" officeooo:paragraph-rsid="003a6108"/>
    </style:style>
    <style:style style:name="T1" style:family="text">
      <style:text-properties style:font-name="Gentium Plus Compact1"/>
    </style:style>
    <style:style style:name="T2" style:family="text">
      <style:text-properties style:font-name="Gentium Plus Compact1" fo:font-weight="bold" style:font-weight-asian="bold" style:font-weight-complex="bold"/>
    </style:style>
    <style:style style:name="T3" style:family="text">
      <style:text-properties fo:color="#000080"/>
    </style:style>
    <style:style style:name="T4" style:family="text">
      <style:text-properties fo:color="#000080" style:text-position="super 58%"/>
    </style:style>
    <style:style style:name="T5" style:family="text">
      <style:text-properties fo:color="#000080" style:text-position="0% 100%"/>
    </style:style>
    <style:style style:name="T6" style:family="text">
      <style:text-properties fo:color="#000080" style:font-name="Gentium Plus Compact" style:font-size-asian="10.5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Times New Roman1" fo:font-size="12pt"/>
    </style:style>
    <style:style style:name="T10" style:family="text">
      <style:text-properties fo:language="pt" fo:country="BR"/>
    </style:style>
    <style:style style:name="T11" style:family="text">
      <style:text-properties officeooo:rsid="0032ef78"/>
    </style:style>
    <style:style style:name="T12" style:family="text">
      <style:text-properties officeooo:rsid="0036e19a"/>
    </style:style>
    <style:style style:name="T13" style:family="text">
      <style:text-properties style:text-position="super 58%" officeooo:rsid="003a2fb0"/>
    </style:style>
    <style:style style:name="T14" style:family="text">
      <style:text-properties officeooo:rsid="003a2f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ΚΑΤΑ ΜΑΘΘΑΙΟΝ </text:h>
      <text:p text:style-name="P2"/>
      <text:h text:style-name="P9" text:outline-level="2">1</text:h>
      <text:p text:style-name="P2"/>
      <text:p text:style-name="P1"><text:span text:style-name="T4"><text:tab/></text:span><text:span text:style-name="T5">1</text:span> Β<text:span text:style-name="T10">ί</text:span>βλος γεν<text:span text:style-name="T1">έ</text:span>σεως Ἰησοῦ Χριστοῦ υἱοῦ Δαυεὶδ υἱοῦ Ἀβραάμ. </text:p>
      <text:p text:style-name="P2"><text:tab/><text:span text:style-name="T5">2</text:span> Ἀβραὰμ ἐγέννησεν τὸν Ἰσαάκ, Ἰσαὰκ δὲ ἐγέννησεν τὸν Ἰακώβ, Ἰακὼβ δὲ ἐγέννησεν τὸν Ἰούδαν καὶ τοὺς ἀδελφοὺς αὐτοῦ, <text:span text:style-name="T5">3</text:span> Ἰούδας δὲ ἐγέννησεν τὸν Φαρὲς καὶ τὸν Ζαρὰ ἐκ τῆς Θάμαρ, Φαρὲς δὲ ἐγέννησεν τὸν Ἐσρώμ, Ἐσρὼμ δὲ ἐγέννησεν τὸν Ἀράμ, <text:span text:style-name="T5">4</text:span> Ἀρὰμ δὲ ἐγέννησεν τὸν Ἀμιναδάβ, Ἀμιναδὰβ δὲ ἐγέννησεν τὸν Ναασσών, Ναασσὼν δὲ ἐγέννησεν τὸν Σαλμών, <text:span text:style-name="T3">5</text:span> Σαλμὼν δὲ ἐγέννησεν τὸν Βοὲς ἐκ τῆς Ῥαχάβ, Βοὲς δὲ ἐγέννησεν τὸν Ἰωβὴδ ἐκ τῆς Ῥούθ, Ἰωβὴδ δὲ ἐγέννησεν τὸν Ἰεσσαί, <text:span text:style-name="T3">6</text:span> Ἰεσσαὶ δὲ ἐγέννησεν τὸν Δαυεὶδ τὸν βασιλέα. Δαυεὶδ δὲ ἐγέννησεν τὸν Σολομῶνα ἐκ τῆς τοῦ Οὐρίου, <text:span text:style-name="T3">7</text:span> Σολομὼν δὲ ἐγέννησεν τὸν Ῥοβοάμ, Ῥοβοὰμ δὲ ἐγέννησεν τὸν Ἀβιά, Ἀβιὰ δὲ ἐγέννησεν τὸν Ἀσάφ, <text:span text:style-name="T3">8</text:span> Ἀσὰφ δὲ ἐγέννησεν τὸν Ἰωσαφάτ, Ἰωσαφὰτ δὲ ἐγέννησεν τὸν Ἰωράμ, Ἰωρὰμ δὲ ἐγέννησεν τὸν Ὀζείαν, <text:span text:style-name="T3">9</text:span> Ὀζείας δὲ ἐγέννησεν τὸν Ἰωαθάμ, Ἰωαθάμ δὲ ἐγέννησεν τὸν <text:span text:style-name="T1">Ἄ</text:span>χαζ, <text:span text:style-name="T1">Ἄ</text:span>χαζ δὲ ἐγέννησεν τὸν Ἐζεκίαν, <text:span text:style-name="T3">10</text:span> Ἐζεκίας δὲ ἐγέννησεν τὸν Μανασσῆ, Μανασσῆς δὲ ἐγέννησεν τὸν Ἀμώς, Ἀμὼς δὲ ἐγέννησεν τὸν Ἰωσείαν, <text:span text:style-name="T3">11</text:span> Ἰωσείας δὲ ἐγέννησεν τὸν Ἰεχονίαν καὶ τοὺς ἀδελφοὺς αὐτοῦ ἐπὶ τῆς μετοικεσίας Βαβυλῶνος. <text:span text:style-name="T3">12</text:span> Μετὰ δὲ τὴν μετοικεσίαν Βαβυλῶνος Ἰεχονίας ἐγέννησεν τὸν Σαλαθιήλ, Σαλαθιὴλ δὲ ἐγέννησεν τὸν Ζοροβάβελ, <text:span text:style-name="T3">13</text:span> Ζοροβάβελ δὲ ἐγέννησεν τὸν Ἀβιούδ, Ἀβιοὺδ δὲ ἐγέννησεν <text:soft-page-break/>τὸν Ἐλιακείμ, Ἐλιακεὶμ δὲ ἐγέννησεν τὸν Ἀζώρ, <text:span text:style-name="T3">14</text:span> Ἀζὼρ δὲ ἐγέννησεν τὸν Σαδώκ, Σαδὼκ δὲ ἐγέννησεν τὸν Ἀχείμ, Ἀχεὶμ δὲ ἐγέννησεν τὸν Ἐλιούδ, <text:span text:style-name="T3">15</text:span> Ἐλιοὺδ δὲ ἐγέννησεν τὸν Ἐλεάζαρ, Ἐλεάζαρ δὲ ἐγέννησεν τὸν Μαθθάν, Μαθθὰν δὲ ἐγέννησεν τὸν Ἰακώβ, <text:span text:style-name="T3">16</text:span> Ἰακὼβ δὲ ἐγέννησεν τὸν Ἰωσὴφ τὸν ἄνδρα Μαρίας, ἐξ ἧς ἐγεννήθη Ἰησοῦς ὁ λεγόμενος Χριστός. </text:p>
      <text:p text:style-name="P2"><text:tab/><text:span text:style-name="T3">17</text:span> Πᾶσαι οὖν αἱ γενεαὶ ἀπὸ Ἀβραὰμ ἕως Δαυεὶδ γενεαὶ δεκατέσσαρες, καὶ ἀπὸ Δαυεὶδ ἕως τῆς μετοικεσίας Βαβυλῶνος γενεαὶ δεκατέσσαρες, καὶ ἀπὸ τῆς μετοικεσίας Βαβυλῶνος ἕως τοῦ Χριστοῦ γενεαὶ δεκατέσσαρες. </text:p>
      <text:p text:style-name="P2"/>
      <text:p text:style-name="P2"><text:tab/><text:span text:style-name="T3">18</text:span> <text:s/>Τοῦ δὲ Ἰησοῦ Χριστοῦ ἡ γένεσις οὕτως ἦν. μνηστευθείσης τῆς μητρὸς αὐτοῦ Μαρίας τῷ Ἰωσήφ, πρὶν ἢ συνελθεῖν αὐτοὺς εὑρέθη ἐν γαστρὶ ἔχουσα ἐκ Πνεύματος Ἁγίου. <text:span text:style-name="T3">19</text:span> Ἰωσὴφ δὲ ὁ ἀνὴρ αὐτῆς, δίκαιος ὢν καὶ μὴ θέλων αὐτὴν δειγματίσαι, ἐβουλήθη λάθρᾳ ἀπολῦσαι αὐτήν. <text:span text:style-name="T3">20</text:span> ταῦτα δὲ αὐτοῦ ἐνθυμηθέντος, ἰδοὺ ἄγγελος Κυρίου κατ’ ὄναρ ἐφάνη αὐτῷ λέγων Ἰωσὴφ υἱὸς Δαυείδ, μὴ φοβηθῇς παραλαβεῖν Μαρίαν τὴν γυναῖκά σου· τὸ γὰρ ἐν αὐτῇ γεννηθὲν ἐκ Πνεύματός ἐστιν Ἁγίου. <text:span text:style-name="T3">21</text:span> τέξεται δὲ υἱόν, καὶ καλέσεις τὸ ὄνομα αὐτοῦ Ἰησοῦν· αὐτὸς γὰρ σώσει τὸν λαὸν αὐτοῦ ἀπὸ τῶν ἁμαρτιῶν αὐτῶν. <text:span text:style-name="T3">22</text:span> Τοῦτο δὲ ὅλον γέγονεν ἵνα πληρωθῇ τὸ ῥηθὲν ὑπὸ Κυρίου διὰ τοῦ προφήτου λέγοντος </text:p>
      <text:p text:style-name="P2"><text:tab/><text:span text:style-name="T3">23</text:span> <text:span text:style-name="T7">Ἰδοὺ ἡ παρθένος ἐν γαστρὶ ἕξει καὶ τέξεται υἱόν, </text:span></text:p>
      <text:p text:style-name="P6"><text:tab/>καὶ καλέσουσιν τὸ ὄνομα αὐτοῦ Ἐμμανουήλ<text:span text:style-name="T8">, </text:span></text:p>
      <text:p text:style-name="P2">ὅ ἐστιν μεθερμηνευόμενον <text:span text:style-name="T7">Μεθ’ ἡμῶν ὁ Θεός</text:span><text:span text:style-name="T8">.</text:span> <text:span text:style-name="T3">24</text:span> ἐγερθεὶς δὲ ὁ Ἰωσὴφ ἀπὸ τοῦ ὕπνου ἐποίησεν ὡς προσέταξεν αὐτῷ ὁ ἄγγελος Κυρίου, καὶ παρέλαβεν τὴν γυναῖκα αὐτοῦ· <text:span text:style-name="T3">25</text:span> καὶ οὐκ ἐγίνωσκεν αὐτὴν ἕως οὗ ἔτεκεν υἱόν· καὶ ἐκάλεσεν τὸ ὄνομα αὐτοῦ Ἰησοῦν. </text:p>
      <text:p text:style-name="P2"/>
      <text:h text:style-name="P9" text:outline-level="2"><text:soft-page-break/>2</text:h>
      <text:p text:style-name="P2"/>
      <text:p text:style-name="P2"><text:span text:style-name="T3"><text:tab/>1</text:span> Τοῦ δὲ Ἰησοῦ γεννηθέντος ἐν Βηθλεὲμ τῆς Ἰουδαίας ἐν ἡμέραις Ἡρῴδου τοῦ βασιλέως, ἰδοὺ μάγοι ἀπὸ ἀνατολῶν παρεγένοντο εἰς Ἱεροσόλυμα <text:span text:style-name="T3">2</text:span> λέγοντες Ποῦ ἐστιν ὁ τεχθεὶς βασιλεὺς τῶν Ἰουδαίων; εἴδομεν γὰρ αὐτοῦ τὸν ἀστέρα ἐν τῇ ἀνατολῇ καὶ ἤλθομεν προσκυνῆσαι αὐτῷ. <text:span text:style-name="T3">3</text:span> ἀκούσας δὲ ὁ βασιλεὺς Ἡρῴδης ἐταράχθη, καὶ πᾶσα Ἱεροσόλυμα μετ’ αὐτοῦ, <text:span text:style-name="T3">4</text:span> καὶ συναγαγὼν πάντας τοὺς ἀρχιερεῖς καὶ γραμματεῖς τοῦ λαοῦ ἐπυνθάνετο παρ’ αὐτῶν ποῦ ὁ Χριστὸς γεννᾶται. <text:span text:style-name="T3">5</text:span> οἱ δὲ εἶπαν αὐτῷ Ἐν Βηθλεὲμ τῆς Ἰουδαίας· οὕτως γὰρ γέγραπται διὰ τοῦ προφήτου· </text:p>
      <text:p text:style-name="P2"><text:tab/><text:span text:style-name="T3">6</text:span> <text:span text:style-name="T7">Καὶ σὺ Βηθλεέμ, γῆ Ἰούδα, </text:span></text:p>
      <text:p text:style-name="P6"><text:tab/><text:tab/>οὐδαμῶς ἐλαχίστη εἶ ἐν τοῖς ἡγεμόσιν Ἰούδα· </text:p>
      <text:p text:style-name="P6"><text:tab/>ἐκ σοῦ γὰρ ἐξελεύσεται ἡγούμενος, </text:p>
      <text:p text:style-name="P2"><text:span text:style-name="T7"><text:tab/><text:tab/>ὅστις ποιμανεῖ τὸν λαόν μου τὸν Ἰσραήλ</text:span>. </text:p>
      <text:p text:style-name="P2"><text:tab/><text:span text:style-name="T3">7</text:span> Τότε Ἡρῴδης λάθρᾳ καλέσας τοὺς μάγους ἠκρίβωσεν παρ’ αὐτῶν τὸν χρόνον τοῦ φαινομένου ἀστέρος, <text:span text:style-name="T3">8</text:span> καὶ πέμψας αὐτοὺς εἰς Βηθλεὲμ εἶπεν Πορευθέντες ἐξετάσατε ἀκριβῶς περὶ τοῦ παιδίου· ἐπὰν δὲ εὕρητε, ἀπαγγείλατέ μοι, ὅπως κἀγὼ ἐλθὼν προσκυνήσω αὐτῷ. <text:span text:style-name="T3">9</text:span> οἱ δὲ ἀκούσαντες τοῦ βασιλέως ἐπορεύθησαν· καὶ ἰδοὺ ὁ ἀστὴρ, ὃν εἶδον ἐν τῇ ἀνατολῇ, προῆγεν αὐτούς ἕως ἐλθὼν ἐστάθη ἐπάνω οὗ ἦν τὸ παιδίον. <text:span text:style-name="T3">10</text:span> ἰδόντες δὲ τὸν ἀστέρα ἐχάρησαν χαρὰν μεγάλην σφόδρα. <text:span text:style-name="T3">11</text:span> καὶ ἐλθόντες εἰς τὴν οἰκίαν εἶδον τὸ παιδίον μετὰ Μαρίας τῆς μητρὸς αὐτοῦ, καὶ πεσόντες προσεκύνησαν αὐτῷ, καὶ ἀνοίξαντες τοὺς θησαυροὺς αὐτῶν προσήνεγκαν αὐτῷ δῶρα, χρυσὸν καὶ λίβανον καὶ σμύρναν. <text:span text:style-name="T3">12</text:span> καὶ χρηματισθέντες κατ’ ὄναρ μὴ ἀνακάμψαι πρὸς Ἡρῴδην, δι’ ἄλλης ὁδοῦ ἀνεχώρησαν εἰς τὴν χώραν αὐτῶν. </text:p>
      <text:p text:style-name="P3"><text:soft-page-break/><text:tab/><text:span text:style-name="T3">13</text:span> Ἀναχωρησάντων δὲ αὐτῶν, ἰδοὺ ἄγγελος Κυρίου φαίνεται κατ’ ὄναρ τῷ Ἰωσὴφ λέγων Ἐγερθεὶς παράλαβε τὸ παιδίον καὶ τὴν μητέρα αὐτοῦ καὶ φεῦγε εἰς Αἴγυπτον, καὶ ἴσθι ἐκεῖ ἕως ἂν εἴπω σοι· μέλλει γὰρ Ἡρῴδης ζητεῖν τὸ παιδίον τοῦ ἀπολέσαι αὐτό. <text:span text:style-name="T3">14</text:span> ὁ δὲ ἐγερθεὶς παρέλαβεν τὸ παιδίον καὶ τὴν μητέρα αὐτοῦ νυκτὸς καὶ ἀνεχώρησεν εἰς Αἴγυπτον, <text:span text:style-name="T3">15</text:span> καὶ ἦν ἐκεῖ ἕως τῆς τελευτῆς Ἡρῴδου· ἵνα πληρωθῇ τὸ ῥηθὲν ὑπὸ <text:span text:style-name="T8">Κ</text:span>υρίου διὰ τοῦ προφήτου λέγοντος <text:span text:style-name="T7">Ἐξ Αἰγύπτου ἐκάλεσα τὸν υἱόν μου</text:span>. </text:p>
      <text:p text:style-name="P2"><text:tab/><text:span text:style-name="T3">16</text:span> Τότε Ἡρῴδης ἰδὼν ὅτι ἐνεπαίχθη ὑπὸ τῶν μάγων ἐθυμώθη λίαν, καὶ ἀποστείλας ἀνεῖλεν πάντας τοὺς παῖδας τοὺς ἐν Βηθλεὲμ καὶ ἐν πᾶσι τοῖς ὁρίοις αὐτῆς ἀπὸ διετοῦς καὶ κατωτέρω, κατὰ τὸν χρόνον ὃν ἠκρίβωσεν παρὰ τῶν μάγων. <text:span text:style-name="T3">17</text:span> τότε ἐπληρώθη τὸ ῥηθὲν διὰ Ἰερεμίου τοῦ προφήτου λέγοντος </text:p>
      <text:p text:style-name="P2"><text:tab/><text:span text:style-name="T3">18</text:span> <text:span text:style-name="T7">Φωνὴ ἐν Ῥαμὰ ἠκούσθη, </text:span></text:p>
      <text:p text:style-name="P6"><text:tab/><text:tab/>κλαυθμὸς καὶ ὀδυρμὸς πολύς· </text:p>
      <text:p text:style-name="P6"><text:tab/>Ῥαχὴλ κλαίουσα τὰ τέκνα αὐτῆς, </text:p>
      <text:p text:style-name="P2"><text:span text:style-name="T7"><text:tab/><text:tab/>καὶ οὐκ ἤθελεν παρακληθῆναι ὅτι οὐκ εἰσίν</text:span>. </text:p>
      <text:p text:style-name="P2"><text:tab/><text:span text:style-name="T3">19</text:span> Τελευτήσαντος δὲ τοῦ Ἡρῴδου, ἰδοὺ ἄγγελος Κυρίου φαίνεται κατ’ ὄναρ τῷ Ἰωσὴφ ἐν Αἰγύπτῳ <text:span text:style-name="T3">20</text:span> λέγων Ἐγερθεὶς παράλαβε τὸ παιδίον καὶ τὴν μητέρα αὐτοῦ καὶ πορεύου εἰς γῆν Ἰσραήλ· τεθνήκασιν γὰρ οἱ ζητοῦντες τὴν ψυχὴν τοῦ παιδίου. <text:span text:style-name="T3">21</text:span> ὁ δὲ ἐγερθεὶς παρέλαβεν τὸ παιδίον καὶ τὴν μητέρα αὐτοῦ καὶ εἰσῆλθεν εἰς γῆν Ἰσραήλ. <text:span text:style-name="T3">22</text:span> ἀκούσας δὲ ὅτι Ἀρχέλαος βασιλεύει τῆς Ἰουδαίας ἀντὶ τοῦ πατρὸς αὐτοῦ Ἡρῴδου ἐφοβήθη ἐκεῖ ἀπελθεῖν· χρηματισθεὶς δὲ κατ’ ὄναρ ἀνεχώρησεν εἰς τὰ μέρη τῆς Γαλιλαίας, <text:span text:style-name="T3">23</text:span> καὶ ἐλθὼν κατῴκησεν εἰς πόλιν λεγομένην Ναζαρέτ· ὅπως πληρωθῇ τὸ ῥηθὲν διὰ τῶν προφητῶν ὅτι Ναζωραῖος κληθήσεται. </text:p>
      <text:p text:style-name="P2"/>
      <text:h text:style-name="P9" text:outline-level="2"><text:soft-page-break/>3</text:h>
      <text:p text:style-name="P2"/>
      <text:p text:style-name="P2"><text:tab/><text:span text:style-name="T3">1</text:span> Ἐν δὲ ταῖς ἡμέραις ἐκείναις παραγίνεται Ἰωάνης ὁ βαπτιστὴς κηρύσσων ἐν τῇ ἐρήμῳ τῆς Ἰουδαίας, <text:span text:style-name="T3">2</text:span> λέγων Μετανοεῖτε· ἤγγικεν γὰρ ἡ βασιλεία τῶν οὐρανῶν. <text:span text:style-name="T3">3</text:span> οὗτος γάρ ἐστιν ὁ ῥηθεὶς διὰ Ἠσαΐου τοῦ προφήτου λέγοντος </text:p>
      <text:p text:style-name="P6"><text:tab/> <text:s text:c="12"/>Φωνὴ βοῶντος ἐν τῇ ἐρήμῳ </text:p>
      <text:p text:style-name="P6"><text:tab/> <text:s text:c="9"/>Ἑτοιμάσατε τὴν ὁδὸν Κυρίου, </text:p>
      <text:p text:style-name="P2"><text:span text:style-name="T7"><text:tab/>εὐθείας ποιεῖτε τὰς τρίβους αὐτοῦ</text:span>. </text:p>
      <text:p text:style-name="P2"><text:tab/><text:span text:style-name="T3">4</text:span> Αὐτὸς δὲ ὁ Ἰωάνης εἶχεν τὸ ἔνδυμα αὐτοῦ ἀπὸ τριχῶν καμήλου καὶ ζώνην δερματίνην περὶ τὴν ὀσφὺν αὐτοῦ· ἡ δὲ τροφὴ ἦν αὐτοῦ ἀκρίδες καὶ μέλι ἄγριον. <text:span text:style-name="T3">5</text:span> Τότε ἐξεπορεύετο πρὸς αὐτὸν Ἱεροσόλυμα καὶ πᾶσα ἡ Ἰουδαία καὶ πᾶσα ἡ περίχωρος τοῦ Ἰορδάνου, <text:span text:style-name="T3">6</text:span> καὶ ἐβαπτίζοντο ἐν τῷ Ἰορδάνῃ ποταμῷ ὑπ’ αὐτοῦ ἐξομολογούμενοι τὰς ἁμαρτίας αὐτῶν. <text:span text:style-name="T3">7</text:span> Ἰδὼν δὲ πολλοὺς τῶν Φαρισαίων καὶ Σαδδουκαίων ἐρχομένους ἐπὶ τὸ βάπτισμα εἶπεν αὐτοῖς Γεννήματα ἐχιδνῶν, τίς ὑπέδειξεν ὑμῖν φυγεῖν ἀπὸ τῆς μελλούσης ὀργῆς; <text:span text:style-name="T3">8</text:span> ποιήσατε οὖν καρπὸν ἄξιον τῆς μετανοίας· <text:span text:style-name="T3">9</text:span> καὶ μὴ δόξητε λέγειν ἐν ἑαυτοῖς Πατέρα ἔχομεν τὸν Ἀβραάμ· λέγω γὰρ ὑμῖν ὅτι δύναται ὁ Θεὸς ἐκ τῶν λίθων τούτων ἐγεῖραι τέκνα τῷ Ἀβραάμ. <text:span text:style-name="T3">10</text:span> ἤδη δὲ ἡ ἀξίνη πρὸς τὴν ῥίζαν τῶν δένδρων κεῖται· πᾶν οὖν δένδρον μὴ ποιοῦν καρπὸν καλὸν ἐκκόπτεται καὶ εἰς πῦρ βάλλεται. <text:span text:style-name="T3">11</text:span> ἐγὼ μὲν ὑμᾶς βαπτίζω ἐν ὕδατι εἰς μετάνοιαν· ὁ δὲ ὀπίσω μου ἐρχόμενος ἰσχυρότερός μού ἐστιν, οὗ οὐκ εἰμὶ ἱκανὸς τὰ ὑποδήματα βαστάσαι· αὐτὸς ὑμᾶς βαπτίσει ἐν Πνεύματι Ἁγίῳ καὶ πυρί· <text:span text:style-name="T3">12</text:span> οὗ τὸ πτύον ἐν τῇ χειρὶ αὐτοῦ, καὶ διακαθαριεῖ τὴν ἅλωνα αὐτοῦ, καὶ συνάξει τὸν σῖτον αὐτοῦ εἰς τὴν ἀποθήκην, τὸ δὲ ἄχυρον κατακαύσει πυρὶ ἀσβέστῳ. </text:p>
      <text:p text:style-name="P2"><text:soft-page-break/><text:span text:style-name="T3"><text:tab/>13</text:span> Τότε παραγίνεται ὁ Ἰησοῦς ἀπὸ τῆς Γαλιλαίας ἐπὶ τὸν Ἰορδάνην πρὸς τὸν Ἰωάνην τοῦ βαπτισθῆναι ὑπ’ αὐτοῦ. <text:span text:style-name="T3">14</text:span> ὁ δὲ διεκώλυεν αὐτὸν λέγων Ἐγὼ χρείαν ἔχω ὑπὸ σοῦ βαπτισθῆναι, καὶ σὺ ἔρχῃ πρός με; <text:span text:style-name="T3">15</text:span> ἀποκριθεὶς δὲ ὁ Ἰησοῦς εἶπεν αὐτῷ Ἄφες ἄρτι· οὕτως γὰρ πρέπον ἐστὶν ἡμῖν πληρῶσαι πᾶσαν δικαιοσύνην. τότε ἀφίησιν αὐτόν. <text:span text:style-name="T3">16</text:span> βαπτισθεὶς δὲ ὁ Ἰησοῦς εὐθὺς ἀνέβη ἀπὸ τοῦ ὕδατος· καὶ ἰδοὺ ἠνεῴχθησαν οἱ οὐρανοί, καὶ εἶδεν Πνεῦμα Θεοῦ καταβαῖνον ὡσεὶ περιστερὰν ἐρχόμενον ἐπ’ αὐτόν· <text:span text:style-name="T3">17</text:span> καὶ ἰδοὺ φωνὴ ἐκ τῶν οὐρανῶν λέγουσα Οὗτός ἐστιν ὁ Υἱός μου ὁ ἀγαπητός, ἐν ᾧ εὐδόκησα. </text:p>
      <text:p text:style-name="P2"/>
      <text:h text:style-name="P9" text:outline-level="2">4</text:h>
      <text:p text:style-name="P2"/>
      <text:p text:style-name="P2"><text:span text:style-name="T3"><text:tab/>1</text:span> Τότε ὁ Ἰησοῦς ἀνήχθη εἰς τὴν ἔρημον ὑπὸ τοῦ Πνεύματος, πειρασθῆναι ὑπὸ τοῦ διαβόλου. <text:span text:style-name="T3">2</text:span> καὶ νηστεύσας ἡμέρας τεσσεράκοντα καὶ τεσσεράκοντα νύκτας ὕστερον ἐπείνασεν. <text:span text:style-name="T3">3</text:span> καὶ προσελθὼν ὁ πειράζων εἶπεν αὐτῷ Εἰ Υἱὸς εἶ τοῦ Θεοῦ, εἰπὲ ἵνα οἱ λίθοι οὗτοι ἄρτοι γένωνται. <text:span text:style-name="T3">4</text:span> ὁ δὲ ἀποκριθεὶς εἶπεν Γέγραπται <text:span text:style-name="T7">Οὐκ ἐπ’ ἄρτῳ μόνῳ ζήσεται ὁ ἄνθρωπος, ἀλλ’ ἐπὶ παντὶ ῥήματι ἐκπορευομένῳ διὰ στόματος Θεοῦ</text:span>. <text:span text:style-name="T3">5</text:span> <text:s/>Τότε παραλαμβάνει αὐτὸν ὁ διάβολος εἰς τὴν ἁγίαν πόλιν, καὶ ἔστησεν αὐτὸν ἐπὶ τὸ πτερύγιον τοῦ ἱεροῦ, <text:span text:style-name="T3">6</text:span> καὶ λέγει αὐτῷ Εἰ Υἱὸς εἶ τοῦ Θεοῦ, βάλε σεαυτὸν κάτω· γέγραπται γὰρ ὅτι </text:p>
      <text:p text:style-name="P2"><text:tab/><text:span text:style-name="T7">Τοῖς ἀγγέλοις αὐτοῦ ἐντελεῖται περὶ σοῦ </text:span></text:p>
      <text:p text:style-name="P6"><text:tab/>καὶ ἐπὶ χειρῶν ἀροῦσίν σε, </text:p>
      <text:p text:style-name="P6"><text:tab/><text:tab/>μή ποτε προσκόψῃς πρὸς λίθον τὸν πόδα σου. </text:p>
      <text:p text:style-name="P2"><text:span text:style-name="T3">7</text:span> ἔφη αὐτῷ ὁ Ἰησοῦς Πάλιν γέγραπται <text:span text:style-name="T7">Οὐκ ἐκπειράσεις </text:span><text:soft-page-break/><text:span text:style-name="T7">Κύριον τὸν Θεόν σου</text:span>. <text:span text:style-name="T3">8</text:span> Πάλιν παραλαμβάνει αὐτὸν ὁ διάβολος εἰς ὄρος ὑψηλὸν λίαν, καὶ δείκνυσιν αὐτῷ πάσας τὰς βασιλείας τοῦ κόσμου καὶ τὴν δόξαν αὐτῶν, <text:span text:style-name="T3">9</text:span> καὶ εἶπεν αὐτῷ Ταῦτά σοι πάντα δώσω, ἐὰν πεσὼν προσκυνήσῃς μοι. <text:span text:style-name="T3">10</text:span> τότε λέγει αὐτῷ ὁ Ἰησοῦς Ὕπαγε, Σατανᾶ· γέγραπται γάρ <text:span text:style-name="T7">Κύριον τὸν θεόν σου προσκυνήσεις καὶ αὐτῷ μόνῳ λατρεύσεις</text:span>. <text:span text:style-name="T3">11 </text:span>Τότε ἀφίησιν αὐτὸν ὁ διάβολος, καὶ ἰδοὺ ἄγγελοι προσῆλθον καὶ διηκόνουν αὐτῷ. </text:p>
      <text:p text:style-name="P2"><text:tab/><text:span text:style-name="T3">12</text:span> Ἀκούσας δὲ ὅτι Ἰωάνης παρεδόθη ἀνεχώρησεν εἰς τὴν Γαλιλαίαν. <text:span text:style-name="T3">13</text:span> καὶ καταλιπὼν τὴν Ναζαρὰ ἐλθὼν κατῴκησεν εἰς Καφαρναοὺμ τὴν παραθαλασσίαν ἐν ὁρίοις Ζαβουλὼν καὶ Νεφθαλείμ· <text:span text:style-name="T3">14</text:span> ἵνα πληρωθῇ τὸ ῥηθὲν διὰ Ἠσαΐου τοῦ προφήτου λέγοντος </text:p>
      <text:p text:style-name="P2"><text:tab/><text:span text:style-name="T3">15</text:span> <text:span text:style-name="T7">Γῆ Ζαβουλὼν καὶ γῆ Νεφθαλείμ, </text:span></text:p>
      <text:p text:style-name="P6"><text:tab/>ὁδὸν θαλάσσης, πέραν τοῦ Ἰορδάνου, </text:p>
      <text:p text:style-name="P6"><text:tab/><text:tab/>Γαλιλαία τῶν ἐθνῶν, </text:p>
      <text:p text:style-name="P2"><text:tab/><text:span text:style-name="T3">16</text:span> <text:span text:style-name="T7">ὁ λαὸς ὁ καθήμενος ἐν σκοτίᾳ </text:span></text:p>
      <text:p text:style-name="P6"><text:tab/><text:tab/>φῶς εἶδεν μέγα, </text:p>
      <text:p text:style-name="P6"><text:tab/>καὶ τοῖς καθημένοις ἐν χώρᾳ καὶ σκιᾷ θανάτου </text:p>
      <text:p text:style-name="P2"><text:span text:style-name="T7"><text:tab/><text:tab/>φῶς ἀνέτειλεν αὐτοῖς</text:span>. </text:p>
      <text:p text:style-name="P2"/>
      <text:p text:style-name="P2"><text:tab/><text:span text:style-name="T3">17</text:span> Ἀπὸ τότε ἤρξατο ὁ Ἰησοῦς κηρύσσειν καὶ λέγειν Μετανοεῖτε, ἤγγικεν γὰρ ἡ βασιλεία τῶν οὐρανῶν. </text:p>
      <text:p text:style-name="P2"><text:tab/><text:span text:style-name="T3">18</text:span> Περιπατῶν δὲ παρὰ τὴν θάλασσαν τῆς Γαλιλαίας εἶδεν δύο ἀδελφούς, Σίμωνα τὸν λεγόμενον Πέτρον καὶ Ἀνδρέαν τὸν ἀδελφὸν αὐτοῦ, βάλλοντας ἀμφίβληστρον εἰς τὴν θάλασσαν· ἦσαν γὰρ ἁλεεῖς. <text:span text:style-name="T3">19</text:span> καὶ λέγει αὐτοῖς Δεῦτε ὀπίσω μου, καὶ ποιήσω ὑμᾶς ἁλεεῖς ἀνθρώπων. <text:span text:style-name="T3">20</text:span> οἱ δὲ εὐθέως ἀφέντες τὰ δίκτυα ἠκολούθησαν αὐτῷ. <text:span text:style-name="T3">21</text:span> Καὶ προβὰς ἐκεῖθεν εἶδεν ἄλλους δύο ἀδελφούς, Ἰάκωβον τὸν τοῦ Ζεβεδαίου καὶ Ἰωάνην τὸν ἀδελφὸν αὐτοῦ, ἐν τῷ πλοίῳ μετὰ <text:soft-page-break/>Ζεβεδαίου τοῦ πατρὸς αὐτῶν καταρτίζοντας τὰ δίκτυα αὐτῶν· καὶ ἐκάλεσεν αὐτούς. <text:span text:style-name="T3">22</text:span> οἱ δὲ εὐθέως ἀφέντες τὸ πλοῖον καὶ τὸν πατέρα αὐτῶν ἠκολούθησαν αὐτῷ. </text:p>
      <text:p text:style-name="P2"><text:tab/><text:span text:style-name="T3">23</text:span> Καὶ περιῆγεν ἐν ὅλῃ τῇ Γαλιλαίᾳ, διδάσκων ἐν ταῖς συναγωγαῖς αὐτῶν καὶ κηρύσσων τὸ εὐαγγέλιον τῆς βασιλείας καὶ θεραπεύων πᾶσαν νόσον καὶ πᾶσαν μαλακίαν ἐν τῷ λαῷ. <text:span text:style-name="T3">24</text:span> καὶ ἀπῆλθεν ἡ ἀκοὴ αὐτοῦ εἰς ὅλην τὴν Συρίαν· καὶ προσήνεγκαν αὐτῷ πάντας τοὺς κακῶς ἔχοντας ποικίλαις νόσοις καὶ βασάνοις συνεχομένους, δαιμονιζομένους καὶ σεληνιαζομένους καὶ παραλυτικούς, καὶ ἐθεράπευσεν αὐτούς. <text:span text:style-name="T3">25</text:span> καὶ ἠκολούθησαν αὐτῷ ὄχλοι πολλοὶ ἀπὸ τῆς Γαλιλαίας καὶ Δεκαπόλεως καὶ Ἱεροσολύμων καὶ Ἰουδαίας καὶ πέραν τοῦ Ἰορδάνου. </text:p>
      <text:p text:style-name="P2"/>
      <text:h text:style-name="P9" text:outline-level="2">5</text:h>
      <text:p text:style-name="P2"/>
      <text:p text:style-name="P2"><text:span text:style-name="T3">1</text:span> Ἰδὼν δὲ τοὺς ὄχλους ἀνέβη εἰς τὸ ὄρος· καὶ καθίσαντος αὐτοῦ προσῆλθαν αὐτῷ οἱ μαθηταὶ αὐτοῦ· <text:span text:style-name="T3">2</text:span> καὶ ἀνοίξας τὸ στόμα αὐτοῦ ἐδίδασκεν αὐτοὺς λέγων</text:p>
      <text:p text:style-name="P2"><text:span text:style-name="T3">3</text:span> Μακάριοι οἱ πτωχοὶ τῷ πνεύματι, ὅτι αὐτῶν ἐστιν ἡ βασιλεία τῶν οὐρανῶν. </text:p>
      <text:p text:style-name="P2"><text:span text:style-name="T3">4</text:span> μακάριοι οἱ πενθοῦντες, ὅτι αὐτοὶ παρακληθήσονται. </text:p>
      <text:p text:style-name="P2"><text:span text:style-name="T3">5</text:span> μακάριοι οἱ πραεῖς, ὅτι αὐτοὶ κληρονομήσουσιν τὴν γῆν. </text:p>
      <text:p text:style-name="P2"><text:span text:style-name="T3">6</text:span> μακάριοι οἱ πεινῶντες καὶ διψῶντες τὴν δικαιοσύνην, ὅτι αὐτοὶ χορτασθήσονται. </text:p>
      <text:p text:style-name="P2"><text:span text:style-name="T3">7</text:span> μακάριοι οἱ ἐλεήμονες, ὅτι αὐτοὶ ἐλεηθήσονται. </text:p>
      <text:p text:style-name="P2"><text:span text:style-name="T3">8</text:span> μακάριοι οἱ καθαροὶ τῇ καρδίᾳ, ὅτι αὐτοὶ τὸν Θεὸν ὄψονται. </text:p>
      <text:p text:style-name="P2"><text:span text:style-name="T3">9</text:span> μακάριοι οἱ εἰρηνοποιοί, ὅτι αὐτοὶ υἱοὶ Θεοῦ κληθήσονται. </text:p>
      <text:p text:style-name="P2"><text:span text:style-name="T3">10</text:span> μακάριοι οἱ δεδιωγμένοι ἕνεκεν δικαιοσύνης, ὅτι αὐτῶν <text:soft-page-break/>ἐστιν ἡ βασιλεία τῶν οὐρανῶν. </text:p>
      <text:p text:style-name="P2"><text:span text:style-name="T3">11</text:span> μακάριοί ἐστε ὅταν ὀνειδίσωσιν ὑμᾶς καὶ διώξωσιν καὶ εἴπωσιν πᾶν πονηρὸν καθ’ ὑμῶν ψευδόμενοι ἕνεκεν ἐμοῦ. <text:span text:style-name="T3">12</text:span> χαίρετε καὶ ἀγαλλιᾶσθε, ὅτι ὁ μισθὸς ὑμῶν πολὺς ἐν τοῖς οὐρανοῖς· οὕτως γὰρ ἐδίωξαν τοὺς προφήτας τοὺς πρὸ ὑμῶν. </text:p>
      <text:p text:style-name="P2"><text:tab/><text:span text:style-name="T3">13</text:span> Ὑμεῖς ἐστε τὸ ἅλας τῆς γῆς· ἐὰν δὲ τὸ ἅλας μωρανθῇ, ἐν τίνι ἁλισθήσεται; εἰς οὐδὲν ἰσχύει ἔτι εἰ μὴ βληθὲν ἔξω καταπατεῖσθαι ὑπὸ τῶν ἀνθρώπων. <text:span text:style-name="T3">14</text:span> Ὑμεῖς ἐστε τὸ φῶς τοῦ κόσμου. οὐ δύναται πόλις κρυβῆναι ἐπάνω ὄρους κειμένη· <text:span text:style-name="T3">15</text:span> οὐδὲ καίουσιν λύχνον καὶ τιθέασιν αὐτὸν ὑπὸ τὸν μόδιον, ἀλλ’ ἐπὶ τὴν λυχνίαν, καὶ λάμπει πᾶσιν τοῖς ἐν τῇ οἰκίᾳ. <text:span text:style-name="T3">16</text:span> οὕτως λαμψάτω τὸ φῶς ὑμῶν ἔμπροσθεν τῶν ἀνθρώπων, ὅπως ἴδωσιν ὑμῶν τὰ καλὰ ἔργα καὶ δοξάσωσιν τὸν πατέρα ὑμῶν τὸν ἐν τοῖς οὐρανοῖς. </text:p>
      <text:p text:style-name="P2"><text:tab/><text:span text:style-name="T3">17</text:span> Μὴ νομίσητε ὅτι ἦλθον καταλῦσαι τὸν νόμον ἢ τοὺς προφήτας· οὐκ ἦλθον καταλῦσαι ἀλλὰ πληρῶσαι· <text:s/><text:span text:style-name="T3">18</text:span> ἀμὴν γὰρ λέγω ὑμῖν, ἕως ἂν παρέλθῃ ὁ οὐρανὸς καὶ ἡ γῆ, ἰῶτα ἓν ἢ μία κεραία οὐ μὴ παρέλθῃ ἀπὸ τοῦ νόμου, ἕως ἂν πάντα γένηται. <text:span text:style-name="T3">19</text:span> ὃς ἐὰν οὖν λύσῃ μίαν τῶν ἐντολῶν τούτων τῶν ἐλαχίστων καὶ διδάξῃ οὕτως τοὺς ἀνθρώπους, ἐλάχιστος κληθήσεται ἐν τῇ βασιλείᾳ τῶν οὐρανῶν· ὃς δ’ ἂν ποιήσῃ καὶ διδάξῃ, οὗτος μέγας κληθήσεται ἐν τῇ βασιλείᾳ τῶν οὐρανῶν. <text:span text:style-name="T3">20</text:span> λέγω γὰρ ὑμῖν ὅτι ἐὰν μὴ περισσεύσῃ ὑμῶν ἡ δικαιοσύνη πλεῖον τῶν γραμματέων καὶ Φαρισαίων, οὐ μὴ εἰσέλθητε εἰς τὴν βασιλείαν τῶν οὐρανῶν. <text:span text:style-name="T3">21</text:span> Ἠκούσατε ὅτι ἐρρέθη τοῖς ἀρχαίοις <text:span text:style-name="T7">Οὐ φονεύσεις</text:span>· ὃς δ’ ἂν φονεύσῃ, ἔνοχος ἔσται τῇ κρίσει. <text:span text:style-name="T3">22</text:span> ἐγὼ δὲ λέγω ὑμῖν ὅτι πᾶς ὁ ὀργιζόμενος τῷ ἀδελφῷ αὐτοῦ ἔνοχος ἔσται τῇ κρίσει· ὃς δ’ ἂν εἴπῃ τῷ ἀδελφῷ αὐτοῦ Ῥακά, ἔνοχος ἔσται τῷ συνεδρίῳ· ὃς δ’ ἂν εἴπῃ Μωρέ, ἔνοχος ἔσται εἰς τὴν γέενναν τοῦ πυρός. <text:span text:style-name="T3">23</text:span> ἐὰν οὖν προσφέρῃς τὸ δῶρόν σου ἐπὶ τὸ θυσιαστήριον κἀκεῖ μνησθῇς ὅτι ὁ ἀδελφός <text:soft-page-break/>σου ἔχει τι κατὰ σοῦ, <text:span text:style-name="T3">24</text:span> ἄφες ἐκεῖ τὸ δῶρόν σου ἔμπροσθεν τοῦ θυσιαστηρίου καὶ ὕπαγε πρῶτον διαλλάγηθι τῷ ἀδελφῷ σου, καὶ τότε ἐλθὼν πρόσφερε τὸ δῶρόν σου. <text:span text:style-name="T3">25</text:span> ἴσθι εὐνοῶν τῷ ἀντιδίκῳ σου ταχὺ ἕως ὅτου εἶ μετ’ αὐτοῦ ἐν τῇ ὁδῷ· μή ποτέ σε παραδῷ ὁ ἀντίδικος τῷ κριτῇ, καὶ ὁ κριτὴς τῷ ὑπηρέτῃ, καὶ εἰς φυλακὴν βληθήσῃ· <text:span text:style-name="T3">26</text:span> ἀμὴν λέγω σοι, οὐ μὴ ἐξέλθῃς ἐκεῖθεν ἕως ἂν ἀποδῷς τὸν ἔσχατον κοδράντην. <text:span text:style-name="T6">27</text:span> Ἠκούσατε ὅτι ἐρρέθη <text:span text:style-name="T7">Οὐ μοιχεύσεις</text:span>. <text:span text:style-name="T3">28</text:span> ἐγὼ δὲ λέγω ὑμῖν ὅτι πᾶς ὁ βλέπων γυναῖκα πρὸς τὸ ἐπιθυμῆσαι αὐτὴν ἤδη ἐμοίχευσεν αὐτὴν ἐν τῇ καρδίᾳ αὐτοῦ. <text:span text:style-name="T3">29</text:span> εἰ δὲ ὁ ὀφθαλμός σου ὁ δεξιὸς σκανδαλίζει σε, ἔξελε αὐτὸν καὶ βάλε ἀπὸ σοῦ· συμφέρει γάρ σοι ἵνα ἀπόληται ἓν τῶν μελῶν σου καὶ μὴ ὅλον τὸ σῶμά σου βληθῇ εἰς γέενναν. <text:span text:style-name="T3">30</text:span> καὶ εἰ ἡ δεξιά σου χεὶρ σκανδαλίζει σε, ἔκκοψον αὐτὴν καὶ βάλε ἀπὸ σοῦ· συμφέρει γάρ σοι ἵνα ἀπόληται ἓν τῶν μελῶν σου καὶ μὴ ὅλον τὸ σῶμά σου εἰς γέενναν ἀπέλθῃ. <text:span text:style-name="T3">31</text:span> Ἐρρέθη δέ <text:span text:style-name="T7">Ὃς ἂν ἀπολύσῃ τὴν γυναῖκα αὐτοῦ, δότω αὐτῇ ἀποστάσιον</text:span>. <text:span text:style-name="T3">32</text:span> ἐγὼ δὲ λέγω ὑμῖν ὅτι πᾶς ὁ ἀπολύων τὴν γυναῖκα αὐτοῦ παρεκτὸς λόγου πορνείας ποιεῖ αὐτὴν μοιχευθῆναι, καὶ ὃς ἐὰν ἀπολελυμένην γαμήσῃ μοιχᾶται. <text:span text:style-name="T3">33</text:span> Πάλιν ἠκούσατε ὅτι ἐρρέθη τοῖς ἀρχαίοις <text:span text:style-name="T7">Οὐκ ἐπιορκήσεις, ἀποδώσεις δὲ τῷ Κυρίῳ τοὺς ὅρκους σου</text:span>. <text:span text:style-name="T3">34</text:span> ἐγὼ δὲ λέγω ὑμῖν μὴ ὀμόσαι ὅλως· μήτε ἐν τῷ οὐρανῷ, ὅτι θρόνος ἐστὶν τοῦ Θεοῦ· <text:span text:style-name="T3">35</text:span> μήτε ἐν τῇ γῇ, ὅτι ὑποπόδιόν ἐστιν τῶν ποδῶν αὐτοῦ· μήτε εἰς Ἱεροσόλυμα, ὅτι πόλις ἐστὶν τοῦ μεγάλου Βασιλέως· <text:span text:style-name="T3">36</text:span> μήτε ἐν τῇ κεφαλῇ σου ὀμόσῃς, ὅτι οὐ δύνασαι μίαν τρίχα λευκὴν ποιῆσαι ἢ μέλαιναν. <text:span text:style-name="T3">37</text:span> ἔστω δὲ ὁ λόγος ὑμῶν ναὶ ναί, οὒ οὔ· τὸ δὲ περισσὸν τούτων ἐκ τοῦ πονηροῦ ἐστιν. <text:span text:style-name="T3">38</text:span> Ἠκούσατε ὅτι ἐρρέθη <text:span text:style-name="T7">Ὀφθαλμὸν ἀντὶ ὀφθαλμοῦ καὶ ὀδόντα ἀντὶ ὀδόντος</text:span>. <text:span text:style-name="T3">39</text:span> ἐγὼ δὲ λέγω ὑμῖν μὴ ἀντιστῆναι τῷ πονηρῷ· ἀλλ’ ὅστις σε ῥαπίζει εἰς τὴν δεξιὰν σιαγόνα σου, στρέψον αὐτῷ καὶ τὴν ἄλλην· <text:span text:style-name="T3">40</text:span> καὶ τῷ θέλοντί <text:soft-page-break/>σοι κριθῆναι καὶ τὸν χιτῶνά σου λαβεῖν, ἄφες αὐτῷ καὶ τὸ ἱμάτιον· <text:span text:style-name="T3">41</text:span> καὶ ὅστις σε ἀγγαρεύσει μίλιον ἕν, ὕπαγε μετ’ αὐτοῦ δύο. <text:span text:style-name="T3">42</text:span> τῷ αἰτοῦντί σε δός, καὶ τὸν θέλοντα ἀπὸ σοῦ δανίσασθαι μὴ ἀποστραφῇς. <text:span text:style-name="T3">43</text:span> Ἠκούσατε ὅτι ἐρρέθη <text:span text:style-name="T7">Ἀγαπήσεις τὸν πλησίον σου</text:span> καὶ μισήσεις τὸν ἐχθρόν σου. <text:span text:style-name="T3">44</text:span> ἐγὼ δὲ λέγω ὑμῖν, ἀγαπᾶτε τοὺς ἐχθροὺς ὑμῶν καὶ προσεύχεσθε ὑπὲρ τῶν διωκόντων ὑμᾶς· <text:span text:style-name="T3">45</text:span> ὅπως γένησθε υἱοὶ τοῦ Πατρὸς ὑμῶν τοῦ ἐν οὐρανοῖς, ὅτι τὸν ἥλιον αὐτοῦ ἀνατέλλει ἐπὶ πονηροὺς καὶ ἀγαθοὺς καὶ βρέχει ἐπὶ δικαίους καὶ ἀδίκους. <text:span text:style-name="T3">46</text:span> ἐὰν γὰρ ἀγαπήσητε τοὺς ἀγαπῶντας ὑμᾶς, τίνα μισθὸν ἔχετε; οὐχὶ καὶ οἱ τελῶναι τὸ αὐτὸ ποιοῦσιν; <text:span text:style-name="T3">47</text:span> καὶ ἐὰν ἀσπάσησθε τοὺς ἀδελφοὺς ὑμῶν μόνον, τί περισσὸν ποιεῖτε; οὐχὶ καὶ οἱ ἐθνικοὶ τὸ αὐτὸ ποιοῦσιν; <text:span text:style-name="T3">48</text:span> Ἔσεσθε οὖν ὑμεῖς τέλειοι ὡς ὁ Πατὴρ ὑμῶν ὁ οὐράνιος τέλειός ἐστιν. </text:p>
      <text:p text:style-name="P2"/>
      <text:h text:style-name="P9" text:outline-level="2">6</text:h>
      <text:p text:style-name="P2"/>
      <text:p text:style-name="P2"><text:span text:style-name="T3"><text:tab/>1</text:span> Προσέχετε δὲ τὴν δικαιοσύνην ὑμῶν μὴ ποιεῖν ἔμπροσθεν τῶν ἀνθρώπων πρὸς τὸ θεαθῆναι αὐτοῖς· εἰ δὲ μήγε, μισθὸν οὐκ ἔχετε παρὰ τῷ Πατρὶ ὑμῶν τῷ ἐν τοῖς οὐρανοῖς. <text:span text:style-name="T3">2</text:span> Ὅταν οὖν ποιῇς ἐλεημοσύνην, μὴ σαλπίσῃς ἔμπροσθέν σου, ὥσπερ οἱ ὑποκριταὶ ποιοῦσιν ἐν ταῖς συναγωγαῖς καὶ ἐν ταῖς ῥύμαις, ὅπως δοξασθῶσιν ὑπὸ τῶν ἀνθρώπων· ἀμὴν λέγω ὑμῖν, ἀπέχουσιν τὸν μισθὸν αὐτῶν. <text:span text:style-name="T3">3</text:span> σοῦ δὲ ποιοῦντος ἐλεημοσύνην μὴ γνώτω ἡ ἀριστερά σου τί ποιεῖ ἡ δεξιά σου, <text:span text:style-name="T3">4</text:span> ὅπως ᾖ σου ἡ ἐλεημοσύνη ἐν τῷ κρυπτῷ· καὶ ὁ Πατήρ σου ὁ βλέπων ἐν τῷ κρυπτῷ ἀποδώσει σοι. <text:span text:style-name="T3">5</text:span> Καὶ ὅταν προσεύχησθε, οὐκ ἔσεσθε ὡς οἱ ὑποκριταί· ὅτι φιλοῦσιν ἐν ταῖς συναγωγαῖς καὶ ἐν ταῖς γωνίαις τῶν πλατειῶν ἑστῶτες <text:soft-page-break/>προσεύχεσθαι, ὅπως φανῶσιν τοῖς ἀνθρώποις· ἀμὴν λέγω ὑμῖν, ἀπέχουσιν τὸν μισθὸν αὐτῶν. <text:span text:style-name="T3">6</text:span> σὺ δὲ ὅταν προσεύχῃ, <text:span text:style-name="T7">εἴσελθε εἰς τὸ ταμεῖόν σου καὶ κλείσας τὴν θύραν σου πρόσευξαι</text:span> τῷ Πατρί σου τῷ ἐν τῷ κρυπτῷ· καὶ ὁ Πατήρ σου ὁ βλέπων ἐν τῷ κρυπτῷ ἀποδώσει σοι. <text:span text:style-name="T3">7</text:span> Προσευχόμενοι δὲ μὴ βατταλογήσητε ὥσπερ οἱ ἐθνικοί· δοκοῦσιν γὰρ ὅτι ἐν τῇ πολυλογίᾳ αὐτῶν εἰσακουσθήσονται. <text:span text:style-name="T3">8</text:span> μὴ οὖν ὁμοιωθῆτε αὐτοῖς· οἶδεν γὰρ ὁ Πατὴρ ὑμῶν ὧν χρείαν ἔχετε πρὸ τοῦ ὑμᾶς αἰτῆσαι αὐτόν. <text:span text:style-name="T3">9</text:span> οὕτως οὖν προσεύχεσθε ὑμεῖς </text:p>
      <text:p text:style-name="P2"><text:tab/><text:tab/>Πάτερ ἡμῶν ὁ ἐν τοῖς οὐρανοῖς· </text:p>
      <text:p text:style-name="P2"><text:tab/> <text:s text:c="4"/>Ἁγιασθήτω τὸ ὄνομά σου· </text:p>
      <text:p text:style-name="P2"><text:tab/><text:span text:style-name="T3">10</text:span> ἐλθάτω ἡ βασιλεία σου· </text:p>
      <text:p text:style-name="P2"><text:tab/> <text:s text:c="4"/>γενηθήτω τὸ θέλημά σου, </text:p>
      <text:p text:style-name="P2"><text:tab/><text:tab/>ὡς ἐν οὐρανῷ καὶ ἐπὶ γῆς· </text:p>
      <text:p text:style-name="P2"><text:tab/><text:span text:style-name="T3">11</text:span> Τὸν ἄρτον ἡμῶν τὸν ἐπιούσιον δὸς ἡμῖν σήμερον· </text:p>
      <text:p text:style-name="P2"><text:tab/><text:span text:style-name="T3">12</text:span> καὶ ἄφες ἡμῖν τὰ ὀφειλήματα ἡμῶν, </text:p>
      <text:p text:style-name="P2"><text:tab/><text:tab/>ὡς καὶ ἡμεῖς ἀφήκαμεν τοῖς ὀφειλέταις ἡμῶν· </text:p>
      <text:p text:style-name="P2"><text:tab/><text:span text:style-name="T3">13</text:span> καὶ μὴ εἰσενέγκῃς ἡμᾶς εἰς πειρασμόν, </text:p>
      <text:p text:style-name="P2"><text:tab/><text:tab/>ἀλλὰ ῥῦσαι ἡμᾶς ἀπὸ τοῦ πονηροῦ. </text:p>
      <text:p text:style-name="P2"><text:span text:style-name="T3">14</text:span> Ἐὰν γὰρ ἀφῆτε τοῖς ἀνθρώποις τὰ παραπτώματα αὐτῶν, ἀφήσει καὶ ὑμῖν ὁ Πατὴρ ὑμῶν ὁ οὐράνιος· <text:span text:style-name="T3">15</text:span> ἐὰν δὲ μὴ ἀφῆτε τοῖς ἀνθρώποις, οὐδὲ ὁ Πατὴρ ὑμῶν ἀφήσει τὰ παραπτώματα ὑμῶν. <text:span text:style-name="T3">16</text:span> Ὅταν δὲ νηστεύητε, μὴ γίνεσθε ὡς οἱ ὑποκριταὶ σκυθρωποί· ἀφανίζουσιν γὰρ τὰ πρόσωπα αὐτῶν ὅπως φανῶσιν τοῖς ἀνθρώποις νηστεύοντες· ἀμὴν λέγω ὑμῖν, ἀπέχουσιν τὸν μισθὸν αὐτῶν. <text:span text:style-name="T3">17</text:span> σὺ δὲ νηστεύων ἄλειψαί σου τὴν κεφαλὴν καὶ τὸ πρόσωπόν σου νίψαι, <text:span text:style-name="T3">18</text:span> ὅπως μὴ φανῇς τοῖς ἀνθρώποις νηστεύων ἀλλὰ τῷ Πατρί σου τῷ ἐν τῷ κρυφαίῳ· καὶ ὁ Πατήρ σου ὁ βλέπων ἐν τῷ κρυφαίῳ ἀποδώσει σοι. </text:p>
      <text:p text:style-name="P4"><text:tab/><text:span text:style-name="T3">19</text:span> Μὴ θησαυρίζετε ὑμῖν θησαυροὺς ἐπὶ τῆς γῆς, ὅπου <text:soft-page-break/>σὴς καὶ βρῶσις ἀφανίζει, καὶ ὅπου κλέπται διορύσσουσιν καὶ κλέπτουσιν· <text:span text:style-name="T3">20</text:span> θησαυρίζετε δὲ ὑμῖν θησαυροὺς ἐν οὐρανῷ, ὅπου οὔτε σὴς οὔτε βρῶσις ἀφανίζει, καὶ ὅπου κλέπται οὐ διορύσσουσιν οὐδὲ κλέπτουσιν· <text:span text:style-name="T3">21</text:span> ὅπου γάρ ἐστιν ὁ θησαυρός σου, ἐκεῖ ἔσται καὶ ἡ καρδία σου. <text:span text:style-name="T3">22</text:span> Ὁ λύχνος τοῦ σώματός ἐστιν ὁ ὀφθαλμός. ἐὰν οὖν ᾖ ὁ ὀφθαλμός σου ἁπλοῦς, ὅλον τὸ σῶμά σου φωτεινὸν ἔσται· <text:span text:style-name="T3">23</text:span> ἐὰν δὲ ὁ ὀφθαλμός σου πονηρὸς ᾖ, ὅλον τὸ σῶμά σου σκοτεινὸν ἔσται. εἰ οὖν τὸ φῶς τὸ ἐν σοὶ σκότος ἐστίν, τὸ σκότος πόσον. <text:span text:style-name="T3">24</text:span> Οὐδεὶς δύναται δυσὶ κυρίοις δουλεύειν· ἢ γὰρ τὸν ἕνα μισήσει καὶ τὸν ἕτερον ἀγαπήσει, ἢ ἑνὸς ἀνθέξεται καὶ τοῦ ἑτέρου καταφρονήσει· οὐ δύνασθε Θεῷ δουλεύειν καὶ μαμωνᾷ. <text:span text:style-name="T3">25</text:span> Διὰ τοῦτο λέγω ὑμῖν, μὴ μεριμνᾶτε τῇ ψυχῇ ὑμῶν τί φάγητε ἢ τί πίητε, μηδὲ τῷ σώματι ὑμῶν τί ἐνδύσησθε· οὐχὶ ἡ ψυχὴ πλεῖόν ἐστιν τῆς τροφῆς καὶ τὸ σῶμα τοῦ ἐνδύματος; <text:span text:style-name="T3">26</text:span> ἐμβλέψατε εἰς τὰ πετεινὰ τοῦ οὐρανοῦ, ὅτι οὐ σπείρουσιν οὐδὲ θερίζουσιν οὐδὲ συνάγουσιν εἰς ἀποθήκας, καὶ ὁ Πατὴρ ὑμῶν ὁ οὐράνιος τρέφει αὐτά· οὐχ ὑμεῖς μᾶλλον διαφέρετε αὐτῶν; <text:span text:style-name="T3">27</text:span> τίς δὲ ἐξ ὑμῶν μεριμνῶν δύναται προσθεῖναι ἐπὶ τὴν ἡλικίαν αὐτοῦ πῆχυν ἕνα; <text:span text:style-name="T3">28</text:span> καὶ περὶ ἐνδύματος τί μεριμνᾶτε; καταμάθετε τὰ κρίνα τοῦ ἀγροῦ πῶς αὐξάνουσιν· οὐ κοπιῶσιν οὐδὲ νήθουσιν· <text:span text:style-name="T3">29</text:span> λέγω δὲ ὑμῖν ὅτι οὐδὲ Σολομὼν ἐν πάσῃ τῇ δόξῃ αὐτοῦ περιεβάλετο ὡς ἓν τούτων. <text:span text:style-name="T3">30</text:span> εἰ δὲ τὸν χόρτον τοῦ ἀγροῦ σήμερον ὄντα καὶ αὔριον εἰς κλίβανον βαλλόμενον ὁ Θεὸς οὕτως ἀμφιέννυσιν, οὐ πολλῷ μᾶλλον ὑμᾶς, ὀλιγόπιστοι; <text:span text:style-name="T3">31</text:span> μὴ οὖν μεριμνήσητε λέγοντες· Τί φάγωμεν; ἤ· Τί πίωμεν; ἤ· Τί περιβαλώμεθα; <text:span text:style-name="T3">32</text:span> πάντα γὰρ ταῦτα τὰ ἔθνη ἐπιζητοῦσιν· οἶδεν γὰρ ὁ Πατὴρ ὑμῶν ὁ οὐράνιος ὅτι χρῄζετε τούτων ἁπάντων. <text:span text:style-name="T3">33</text:span> ζητεῖτε δὲ πρῶτον τὴν βασιλείαν καὶ τὴν δικαιοσύνην αὐτοῦ, καὶ ταῦτα πάντα προστεθήσεται ὑμῖν. <text:span text:style-name="T3">34</text:span> μὴ οὖν μεριμνήσητε εἰς τὴν αὔριον, ἡ γὰρ αὔριον μεριμνήσει <text:span text:style-name="T1">ἑ</text:span>αυτῆς· ἀρκετὸν τῇ ἡμέρᾳ ἡ <text:soft-page-break/>κακία αὐτῆς. </text:p>
      <text:p text:style-name="P2"/>
      <text:h text:style-name="P9" text:outline-level="2">7</text:h>
      <text:p text:style-name="P2"/>
      <text:p text:style-name="P2"><text:tab/><text:span text:style-name="T3">1</text:span> Μὴ κρίνετε, ἵνα μὴ κριθῆτε· <text:span text:style-name="T3">2</text:span> ἐν ᾧ γὰρ κρίματι κρίνετε κριθήσεσθε, καὶ ἐν ᾧ μέτρῳ μετρεῖτε μετρηθήσεται ὑμῖν. <text:span text:style-name="T3">3</text:span> τί δὲ βλέπεις τὸ κάρφος τὸ ἐν τῷ ὀφθαλμῷ τοῦ ἀδελφοῦ σου, τὴν δὲ ἐν τῷ σῷ ὀφθαλμῷ δοκὸν οὐ κατανοεῖς; <text:span text:style-name="T3">4</text:span> ἢ πῶς ἐρεῖς τῷ ἀδελφῷ σου· Ἄφες ἐκβάλω τὸ κάρφος ἐκ τοῦ ὀφθαλμοῦ σου, καὶ ἰδοὺ ἡ δοκὸς ἐν τῷ ὀφθαλμῷ σοῦ; <text:span text:style-name="T3">5</text:span> ὑποκριτά, ἔκβαλε πρῶτον ἐκ τοῦ ὀφθαλμοῦ σοῦ τὴν δοκόν, καὶ τότε διαβλέψεις ἐκβαλεῖν τὸ κάρφος ἐκ τοῦ ὀφθαλμοῦ τοῦ ἀδελφοῦ σου. <text:span text:style-name="T3">6</text:span> Μὴ δῶτε τὸ ἅγιον τοῖς κυσίν, μηδὲ βάλητε τοὺς μαργαρίτας ὑμῶν ἔμπροσθεν τῶν χοίρων, μή ποτε καταπατήσουσιν αὐτοὺς ἐν τοῖς ποσὶν αὐτῶν καὶ στραφέντες ῥήξωσιν ὑμᾶς. <text:span text:style-name="T3">7</text:span> Αἰτεῖτε, καὶ δοθήσεται ὑμῖν· ζητεῖτε, καὶ εὑρήσετε· κρούετε, καὶ ἀνοιγήσεται ὑμῖν. <text:span text:style-name="T3">8 </text:span>πᾶς γὰρ ὁ αἰτῶν λαμβάνει καὶ ὁ ζητῶν εὑρίσκει καὶ τῷ κρούοντι ἀνοιγήσεται. <text:span text:style-name="T3">9 </text:span>ἢ τίς ἐστιν ἐξ ὑμῶν ἄνθρωπος, ὃν αἰτήσει ὁ υἱὸς αὐτοῦ ἄρτον, μὴ λίθον ἐπιδώσει αὐτῷ; <text:span text:style-name="T3">10</text:span> ἢ καὶ ἰχθὺν αἰτήσει, μὴ ὄφιν ἐπιδώσει αὐτῷ; <text:span text:style-name="T3">11</text:span> εἰ οὖν ὑμεῖς πονηροὶ ὄντες οἴδατε δόματα ἀγαθὰ διδόναι τοῖς τέκνοις ὑμῶν, πόσῳ μᾶλλον ὁ Πατὴρ ὑμῶν ὁ ἐν τοῖς οὐρανοῖς δώσει ἀγαθὰ τοῖς αἰτοῦσιν αὐτόν. <text:span text:style-name="T3">12</text:span> Πάντα οὖν ὅσα ἐὰν θέλητε ἵνα ποιῶσιν ὑμῖν οἱ ἄνθρωποι, οὕτως καὶ ὑμεῖς ποιεῖτε αὐτοῖς· οὗτος γάρ ἐστιν ὁ νόμος καὶ οἱ προφῆται. </text:p>
      <text:p text:style-name="P2"><text:tab/><text:span text:style-name="T3">13</text:span> Εἰσέλθατε διὰ τῆς στενῆς πύλης· ὅτι πλατεῖα ἡ πύλη καὶ εὐρύχωρος ἡ ὁδὸς ἡ ἀπάγουσα εἰς τὴν ἀπώλειαν, καὶ πολλοί εἰσιν οἱ εἰσερχόμενοι δι’ αὐτῆς· <text:span text:style-name="T3">14</text:span> ὅτι στενὴ ἡ πύλη καὶ τεθλιμμένη ἡ ὁδὸς ἡ ἀπάγουσα εἰς τὴν ζωήν, καὶ ὀλίγοι εἰσὶν <text:soft-page-break/>οἱ εὑρίσκοντες αὐτήν. <text:span text:style-name="T3">15</text:span> Προσέχετε ἀπὸ τῶν ψευδοπροφητῶν, οἵτινες ἔρχονται πρὸς ὑμᾶς ἐν ἐνδύμασιν προβάτων ἔσωθεν δέ εἰσιν λύκοι ἅρπαγες. <text:span text:style-name="T3">16</text:span> ἀπὸ τῶν καρπῶν αὐτῶν ἐπιγνώσεσθε αὐτούς. μήτι συλλέγουσιν ἀπὸ ἀκανθῶν σταφυλὰς ἢ ἀπὸ τριβόλων σῦκα; <text:span text:style-name="T3">17</text:span> οὕτως πᾶν δένδρον ἀγαθὸν καρποὺς καλοὺς ποιεῖ, τὸ δὲ σαπρὸν δένδρον καρποὺς πονηροὺς ποιεῖ· <text:span text:style-name="T3">18</text:span> οὐ δύναται δένδρον ἀγαθὸν καρποὺς πονηροὺς ἐνεγκεῖν, οὐδὲ δένδρον σαπρὸν καρποὺς καλοὺς ἐνεγκεῖν. <text:span text:style-name="T3">19</text:span> πᾶν δένδρον μὴ ποιοῦν καρπὸν καλὸν ἐκκόπτεται καὶ εἰς πῦρ βάλλεται. <text:span text:style-name="T3">20</text:span> ἄραγε ἀπὸ τῶν καρπῶν αὐτῶν ἐπιγνώσεσθε αὐτούς. <text:span text:style-name="T3">21</text:span> Οὐ πᾶς ὁ λέγων μοι Κύριε Κύριε, εἰσελεύσεται εἰς τὴν βασιλείαν τῶν οὐρανῶν, ἀλλ’ ὁ ποιῶν τὸ θέλημα τοῦ Πατρός μου τοῦ ἐν τοῖς οὐρανοῖς. <text:span text:style-name="T3">22</text:span> πολλοὶ ἐροῦσίν μοι ἐν ἐκείνῃ τῇ ἡμέρᾳ Κύριε Κύριε, οὐ τῷ σῷ ὀνόματι ἐπροφητεύσαμεν, καὶ τῷ σῷ ὀνόματι δαιμόνια ἐξεβάλομεν, καὶ τῷ σῷ ὀνόματι δυνάμεις πολλὰς ἐποιήσαμεν; <text:span text:style-name="T3">23</text:span> καὶ τότε ὁμολογήσω αὐτοῖς ὅτι Οὐδέποτε ἔγνων ὑμᾶς· <text:span text:style-name="T7">ἀποχωρεῖτε ἀπ’ ἐμοῦ οἱ ἐργαζόμενοι τὴν ἀνομίαν</text:span>. </text:p>
      <text:p text:style-name="P2"><text:tab/><text:span text:style-name="T3">24</text:span> Πᾶς οὖν ὅστις ἀκούει μου τοὺς λόγους τούτους καὶ ποιεῖ αὐτούς, ὁμοιωθήσεται ἀνδρὶ φρονίμῳ, ὅστις ᾠκοδόμησεν αὐτοῦ τὴν οἰκίαν ἐπὶ τὴν πέτραν. <text:span text:style-name="T3">25</text:span> καὶ κατέβη ἡ βροχὴ καὶ ἦλθον οἱ ποταμοὶ καὶ ἔπνευσαν οἱ ἄνεμοι καὶ προσέπεσαν τῇ οἰκίᾳ ἐκείνῃ, καὶ οὐκ ἔπεσεν· τεθεμελίωτο γὰρ ἐπὶ τὴν πέτραν. <text:span text:style-name="T3">26</text:span> καὶ πᾶς ὁ ἀκούων μου τοὺς λόγους τούτους καὶ μὴ ποιῶν αὐτοὺς ὁμοιωθήσεται ἀνδρὶ μωρῷ, ὅστις ᾠκοδόμησεν αὐτοῦ τὴν οἰκίαν ἐπὶ τὴν ἄμμον. <text:span text:style-name="T3">27</text:span> καὶ κατέβη ἡ βροχὴ καὶ ἦλθον οἱ ποταμοὶ καὶ ἔπνευσαν οἱ ἄνεμοι καὶ προσέκοψαν τῇ οἰκίᾳ ἐκείνῃ, καὶ ἔπεσεν, καὶ ἦν ἡ πτῶσις αὐτῆς μεγάλη. </text:p>
      <text:p text:style-name="P2"><text:tab/><text:span text:style-name="T3">28</text:span> Καὶ ἐγένετο ὅτε ἐτέλεσεν ὁ Ἰησοῦς τοὺς λόγους τούτους, ἐξεπλήσσοντο οἱ ὄχλοι ἐπὶ τῇ διδαχῇ αὐτοῦ· <text:span text:style-name="T3">29</text:span> ἦν <text:soft-page-break/>γὰρ διδάσκων αὐτοὺς ὡς ἐξουσίαν ἔχων, καὶ οὐχ ὡς οἱ γραμματεῖς αὐτῶν. </text:p>
      <text:p text:style-name="P2"/>
      <text:h text:style-name="P9" text:outline-level="2">8</text:h>
      <text:p text:style-name="P2"/>
      <text:p text:style-name="P2"><text:tab/><text:span text:style-name="T3">1</text:span> Καταβάντος δὲ αὐτοῦ ἀπὸ τοῦ ὄρους ἠκολούθησαν αὐτῷ ὄχλοι πολλοί. <text:span text:style-name="T3">2</text:span> καὶ ἰδοὺ λεπρὸς προσελθὼν προσεκύνει αὐτῷ λέγων Κύριε, ἐὰν θέλῃς δύνασαί με καθαρίσαι. <text:span text:style-name="T3">3</text:span> καὶ ἐκτείνας τὴν χεῖρα ἥψατο αὐτοῦ λέγων Θέλω, καθαρίσθητι. καὶ εὐθέως ἐκαθερίσθη αὐτοῦ ἡ λέπρα. <text:span text:style-name="T3">4</text:span> καὶ λέγει αὐτῷ ὁ Ἰησοῦς Ὅρα μηδενὶ εἴπῃς, ἀλλὰ ὕπαγε σεαυτὸν <text:span text:style-name="T7">δεῖξον τῷ ἱερεῖ</text:span>, καὶ προσένεγκον τὸ δῶρον ὃ προσέταξεν Μωϋσῆς εἰς μαρτύριον αὐτοῖς. </text:p>
      <text:p text:style-name="P2"><text:tab/><text:span text:style-name="T3">5</text:span> Εἰσελθόντος δὲ αὐτοῦ εἰς Καφαρναοὺμ προσῆλθεν αὐτῷ ἑκατόνταρχος παρακαλῶν αὐτὸν <text:span text:style-name="T3">6</text:span> καὶ λέγων Κύριε, ὁ παῖς μου βέβληται ἐν τῇ οἰκίᾳ παραλυτικός, δεινῶς βασανιζόμενος. <text:span text:style-name="T3">7</text:span> λέγει αὐτῷ Ἐγὼ ἐλθὼν θεραπεύσω αὐτόν. <text:span text:style-name="T3">8</text:span> ἀποκριθεὶς δὲ ὁ ἑκατόνταρχος ἔφη Κύριε, οὐκ εἰμὶ ἱκανὸς ἵνα μου ὑπὸ τὴν στέγην εἰσέλθῃς· ἀλλὰ μόνον εἰπὲ λόγῳ, καὶ ἰαθήσεται ὁ παῖς μου. <text:span text:style-name="T3">9</text:span> καὶ γὰρ ἐγὼ ἄνθρωπός εἰμι ὑπὸ ἐξουσίαν, ἔχων ὑπ’ ἐμαυτὸν στρατιώτας, καὶ λέγω τούτῳ Πορεύθητι, καὶ πορεύεται, καὶ ἄλλῳ Ἔρχου, καὶ ἔρχεται, καὶ τῷ δούλῳ μου Ποίησον τοῦτο, καὶ ποιεῖ. <text:span text:style-name="T3">10</text:span> ἀκούσας δὲ ὁ Ἰησοῦς ἐθαύμασεν καὶ εἶπεν τοῖς ἀκολουθοῦσιν Ἀμὴν λέγω ὑμῖν, παρ’ οὐδενὶ τοσαύτην πίστιν ἐν τῷ Ἰσραὴλ εὗρον. <text:span text:style-name="T3">11</text:span> λέγω δὲ ὑμῖν ὅτι πολλοὶ ἀπὸ ἀνατολῶν καὶ δυσμῶν ἥξουσιν καὶ ἀνακλιθήσονται μετὰ Ἀβραὰμ καὶ Ἰσαὰκ καὶ Ἰακὼβ ἐν τῇ βασιλείᾳ τῶν οὐρανῶν· <text:span text:style-name="T3">12</text:span> οἱ δὲ υἱοὶ τῆς βασιλείας ἐκβληθήσονται εἰς τὸ σκότος τὸ ἐξώτερον· ἐκεῖ ἔσται ὁ <text:soft-page-break/>κλαυθμὸς καὶ ὁ βρυγμὸς τῶν ὀδόντων. <text:span text:style-name="T3">13</text:span> καὶ εἶπεν ὁ Ἰησοῦς τῷ ἑκατοντάρχῃ Ὕπαγε, ὡς ἐπίστευσας γενηθήτω σοι. καὶ ἰάθη ὁ παῖς ἐν τῇ ὥρᾳ ἐκείνῃ. </text:p>
      <text:p text:style-name="P2"><text:tab/><text:span text:style-name="T3">14</text:span> Καὶ ἐλθὼν ὁ Ἰησοῦς εἰς τὴν οἰκίαν Πέτρου εἶδεν τὴν πενθερὰν αὐτοῦ βεβλημένην καὶ πυρέσσουσαν· <text:span text:style-name="T3">15</text:span> καὶ ἥψατο τῆς χειρὸς αὐτῆς, καὶ ἀφῆκεν αὐτὴν ὁ πυρετός· καὶ ἠγέρθη, καὶ διηκόνει αὐτῷ. <text:span text:style-name="T3">16</text:span> Ὀψίας δὲ γενομένης προσήνεγκαν αὐτῷ δαιμονιζομένους πολλούς· καὶ ἐξέβαλεν τὰ πνεύματα λόγῳ, καὶ πάντας τοὺς κακῶς ἔχοντας ἐθεράπευσεν· <text:span text:style-name="T3">17</text:span> ὅπως πληρωθῇ τὸ ῥηθὲν διὰ Ἠσαΐου τοῦ προφήτου λέγοντος <text:span text:style-name="T7">Αὐτὸς τὰς ἀσθενείας ἡμῶν ἔλαβεν καὶ τὰς νόσους ἐβάστασεν</text:span>. </text:p>
      <text:p text:style-name="P2"><text:tab/><text:span text:style-name="T3">18</text:span> Ἰδὼν δὲ ὁ Ἰησοῦς ὄχλον περὶ αὐτὸν ἐκέλευσεν ἀπελθεῖν εἰς τὸ πέραν. <text:span text:style-name="T3">19</text:span> Καὶ προσελθὼν εἷς γραμματεὺς εἶπεν αὐτῷ Διδάσκαλε, ἀκολουθήσω σοι ὅπου ἐὰν ἀπέρχῃ. <text:span text:style-name="T3">20</text:span> καὶ λέγει αὐτῷ ὁ Ἰησοῦς Αἱ ἀλώπεκες φωλεοὺς ἔχουσιν καὶ τὰ πετεινὰ τοῦ οὐρανοῦ κατασκηνώσεις, ὁ δὲ Υἱὸς τοῦ ἀνθρώπου οὐκ ἔχει ποῦ τὴν κεφαλὴν κλίνῃ. <text:span text:style-name="T3">21</text:span> ἕτερος δὲ τῶν μαθητῶν εἶπεν αὐτῷ Κύριε, ἐπίτρεψόν μοι πρῶτον ἀπελθεῖν καὶ θάψαι τὸν πατέρα μου. <text:span text:style-name="T3">22</text:span> ὁ δὲ Ἰησοῦς λέγει αὐτῷ Ἀκολούθει μοι, καὶ ἄφες τοὺς νεκροὺς θάψαι τοὺς ἑαυτῶν νεκρούς. <text:span text:style-name="T3">23</text:span> Καὶ ἐμβάντι αὐτῷ εἰς τὸ πλοῖον ἠκολούθησαν αὐτῷ οἱ μαθηταὶ αὐτοῦ. <text:span text:style-name="T3">24</text:span> καὶ ἰδοὺ σεισμὸς μέγας ἐγένετο ἐν τῇ θαλάσσῃ, ὥστε τὸ πλοῖον καλύπτεσθαι ὑπὸ τῶν κυμάτων· αὐτὸς δὲ ἐκάθευδεν. <text:span text:style-name="T3">25</text:span> καὶ προσελθόντες ἤγειραν αὐτὸν λέγοντες Κύριε, σῶσον, ἀπολλύμεθα. <text:span text:style-name="T3">26</text:span> καὶ λέγει αὐτοῖς Τί δειλοί ἐστε, ὀλιγόπιστοι; τότε ἐγερθεὶς ἐπετίμησεν τοῖς ἀνέμοις καὶ τῇ θαλάσσῃ, καὶ ἐγένετο γαλήνη μεγάλη. <text:span text:style-name="T3">27</text:span> οἱ δὲ ἄνθρωποι ἐθαύμασαν λέγοντες Ποταπός ἐστιν οὗτος ὅτι καὶ οἱ ἄνεμοι καὶ ἡ θάλασσα αὐτῷ ὑπακούουσιν; <text:span text:style-name="T3">28</text:span> Καὶ ἐλθόντος αὐτοῦ εἰς τὸ πέραν εἰς τὴν χώραν τῶν Γαδαρηνῶν ὑπήντησαν αὐτῷ δύο δαιμονιζόμενοι ἐκ τῶν μνημείων ἐξερχόμενοι, χαλεποὶ λίαν <text:soft-page-break/>ὥστε μὴ ἰσχύειν τινὰ παρελθεῖν διὰ τῆς ὁδοῦ ἐκείνης. <text:span text:style-name="T3">29</text:span> καὶ ἰδοὺ ἔκραξαν λέγοντες Τί ἡμῖν καὶ σοί, Υἱὲ τοῦ Θεοῦ; ἦλθες ὧδε πρὸ καιροῦ βασανίσαι ἡμᾶς; <text:span text:style-name="T3">30</text:span> ἦν δὲ μακρὰν ἀπ’ αὐτῶν ἀγέλη χοίρων πολλῶν βοσκομένη. <text:span text:style-name="T3">31</text:span> οἱ δὲ δαίμονες παρεκάλουν αὐτὸν λέγοντες Εἰ ἐκβάλλεις ἡμᾶς, ἀπόστειλον ἡμᾶς εἰς τὴν ἀγέλην τῶν χοίρων. <text:span text:style-name="T3">32</text:span> καὶ εἶπεν αὐτοῖς Ὑπάγετε. οἱ δὲ ἐξελθόντες ἀπῆλθον εἰς τοὺς χοίρους· καὶ ἰδοὺ ὥρμησεν πᾶσα ἡ ἀγέλη κατὰ τοῦ κρημνοῦ εἰς τὴν θάλασσαν, καὶ ἀπέθανον ἐν τοῖς ὕδασιν. <text:span text:style-name="T3">33</text:span> οἱ δὲ βόσκοντες ἔφυγον, καὶ ἀπελθόντες εἰς τὴν πόλιν ἀπήγγειλαν πάντα καὶ τὰ τῶν δαιμονιζομένων. <text:span text:style-name="T3">34</text:span> καὶ ἰδοὺ πᾶσα ἡ πόλις ἐξῆλθεν εἰς ὑπάντησιν τῷ Ἰησοῦ, καὶ ἰδόντες αὐτὸν παρεκάλεσαν ὅπως μεταβῇ ἀπὸ τῶν ὁρίων αὐτῶν. </text:p>
      <text:p text:style-name="P2"/>
      <text:h text:style-name="P9" text:outline-level="2">9</text:h>
      <text:p text:style-name="P2"/>
      <text:p text:style-name="P2"><text:tab/><text:span text:style-name="T3">1</text:span> Καὶ ἐμβὰς εἰς πλοῖον διεπέρασεν, καὶ ἦλθεν εἰς τὴν ἰδίαν πόλιν. <text:span text:style-name="T3">2</text:span> Καὶ ἰδοὺ προσέφερον αὐτῷ παραλυτικὸν ἐπὶ κλίνης βεβλημένον. καὶ ἰδὼν ὁ Ἰησοῦς τὴν πίστιν αὐτῶν εἶπεν τῷ παραλυτικῷ Θάρσει, τέκνον, ἀφίενταί σου αἱ ἁμαρτίαι. <text:span text:style-name="T3">3</text:span> καὶ ἰδού τινες τῶν γραμματέων εἶπαν ἐν ἑαυτοῖς Οὗτος βλασφημεῖ. <text:span text:style-name="T3">4</text:span> καὶ εἰδὼς ὁ Ἰησοῦς τὰς ἐνθυμήσεις αὐτῶν εἶπεν <text:span text:style-name="T1">Ἵ</text:span>να τί ἐνθυμεῖσθε πονηρὰ ἐν ταῖς καρδίαις ὑμῶν; <text:span text:style-name="T3">5</text:span> τί γάρ ἐστιν εὐκοπώτερον, εἰπεῖν Ἀφίενταί σου αἱ ἁμαρτίαι, ἢ εἰπεῖν Ἔγειρε καὶ περιπάτει; <text:span text:style-name="T3">6</text:span> ἵνα δὲ εἰδῆτε ὅτι ἐξουσίαν ἔχει ὁ Υἱὸς τοῦ ἀνθρώπου ἐπὶ τῆς γῆς ἀφιέναι ἁμαρτίας— τότε λέγει τῷ παραλυτικῷ <text:span text:style-name="T1">Ἔγειρε</text:span> ἆρόν σου τὴν κλίνην καὶ ὕπαγε εἰς τὸν οἶκόν σου. <text:span text:style-name="T3">7</text:span> καὶ ἐγερθεὶς ἀπῆλθεν εἰς τὸν οἶκον αὐτοῦ. <text:span text:style-name="T3">8</text:span> ἰδόντες δὲ οἱ ὄχλοι ἐφοβήθησαν καὶ ἐδόξασαν τὸν Θεὸν τὸν <text:soft-page-break/>δόντα ἐξουσίαν τοιαύτην τοῖς ἀνθρώποις. <text:span text:style-name="T3">9</text:span> Καὶ παράγων ὁ Ἰησοῦς ἐκεῖθεν εἶδεν ἄνθρωπον καθήμενον ἐπὶ τὸ τελώνιον, Μαθθαῖον λεγόμενον, καὶ λέγει αὐτῷ Ἀκολούθει μοι. καὶ ἀναστὰς ἠκολούθησεν αὐτῷ. <text:span text:style-name="T3">10</text:span> Καὶ ἐγένετο αὐτοῦ ἀνακειμένου ἐν τῇ οἰκίᾳ, καὶ ἰδοὺ πολλοὶ τελῶναι καὶ ἁμαρτωλοὶ ἐλθόντες συνανέκειντο τῷ Ἰησοῦ καὶ τοῖς μαθηταῖς αὐτοῦ. <text:span text:style-name="T3">11</text:span> καὶ ἰδόντες οἱ Φαρισαῖοι ἔλεγον τοῖς μαθηταῖς αὐτοῦ Διὰ τί μετὰ τῶν τελωνῶν καὶ ἁμαρτωλῶν ἐσθίει ὁ διδάσκαλος ὑμῶν; <text:span text:style-name="T3">12</text:span> ὁ δὲ ἀκούσας εἶπεν Οὐ χρείαν ἔχουσιν οἱ ἰσχύοντες ἰατροῦ ἀλλ’ οἱ κακῶς ἔχοντες. <text:span text:style-name="T3">13</text:span> πορευθέντες δὲ μάθετε τί ἐστιν <text:span text:style-name="T7">Ἔλεος θέλω καὶ οὐ θυσίαν</text:span>· οὐ γὰρ ἦλθον καλέσαι δικαίους ἀλλὰ ἁμαρτωλούς. <text:span text:style-name="T3">14</text:span> Τότε προσέρχονται αὐτῷ οἱ μαθηταὶ Ἰωάνου λέγοντες Διὰ τί ἡμεῖς καὶ οἱ Φαρισαῖοι νηστεύομεν, οἱ δὲ μαθηταί σου οὐ νηστεύουσιν; <text:span text:style-name="T3">15</text:span> καὶ εἶπεν αὐτοῖς ὁ Ἰησοῦς Μὴ δύνανται οἱ υἱοὶ τοῦ νυμφῶνος πενθεῖν ἐφ’ ὅσον μετ’ αὐτῶν ἐστιν ὁ νυμφίος; ἐλεύσονται δὲ ἡμέραι ὅταν ἀπαρθῇ ἀπ’ αὐτῶν ὁ νυμφίος, καὶ τότε νηστεύσουσιν. <text:span text:style-name="T3">16</text:span> οὐδεὶς δὲ ἐπιβάλλει ἐπίβλημα ῥάκους ἀγνάφου ἐπὶ ἱματίῳ παλαιῷ· αἴρει γὰρ τὸ πλήρωμα αὐτοῦ ἀπὸ τοῦ ἱματίου, καὶ χεῖρον σχίσμα γίνεται. <text:span text:style-name="T3">17</text:span> οὐδὲ βάλλουσιν οἶνον νέον εἰς ἀσκοὺς παλαιούς· εἰ δὲ μήγε, ῥήγνυνται οἱ ἀσκοί, καὶ ὁ οἶνος ἐκχεῖται καὶ οἱ ἀσκοὶ ἀπόλλυνται· ἀλλὰ βάλλουσιν οἶνον νέον εἰς ἀσκοὺς καινούς, καὶ ἀμφότεροι συντηροῦνται. </text:p>
      <text:p text:style-name="P2"><text:tab/><text:span text:style-name="T3">18</text:span> Ταῦτα αὐτοῦ λαλοῦντος αὐτοῖς ἰδοὺ ἄρχων εἷς προσελθὼν προσεκύνει αὐτῷ λέγων ὅτι Ἡ θυγάτηρ μου ἄρτι ἐτελεύτησεν· ἀλλὰ ἐλθὼν ἐπίθες τὴν χεῖρά σου ἐπ’ αὐτήν, καὶ ζήσεται. <text:span text:style-name="T3">19</text:span> καὶ ἐγερθεὶς ὁ Ἰησοῦς ἠκολούθει αὐτῷ καὶ οἱ μαθηταὶ αὐτοῦ. <text:span text:style-name="T3">20</text:span> Καὶ ἰδοὺ γυνὴ αἱμορροοῦσα δώδεκα ἔτη προσελθοῦσα ὄπισθεν ἥψατο τοῦ κρασπέδου τοῦ ἱματίου αὐτοῦ· <text:span text:style-name="T3">21</text:span> ἔλεγεν γὰρ ἐν ἑαυτῇ Ἐὰν μόνον ἅψωμαι τοῦ ἱματίου <text:soft-page-break/>αὐτοῦ σωθήσομαι. <text:span text:style-name="T3">22</text:span> ὁ δὲ Ἰησοῦς στραφεὶς καὶ ἰδὼν αὐτὴν εἶπεν Θάρσει, θύγατερ· ἡ πίστις σου σέσωκέν σε. καὶ ἐσώθη ἡ γυνὴ ἀπὸ τῆς ὥρας ἐκείνης. <text:span text:style-name="T3">23</text:span> καὶ ἐλθὼν ὁ Ἰησοῦς εἰς τὴν οἰκίαν τοῦ ἄρχοντος καὶ ἰδὼν τοὺς αὐλητὰς καὶ τὸν ὄχλον θορυβούμενον <text:span text:style-name="T3">24</text:span> ἔλεγεν· Ἀναχωρεῖτε· οὐ γὰρ ἀπέθανεν τὸ κοράσιον ἀλλὰ καθεύδει. καὶ κατεγέλων αὐτοῦ. <text:span text:style-name="T3">25</text:span> ὅτε δὲ ἐξεβλήθη ὁ ὄχλος, εἰσελθὼν ἐκράτησεν τῆς χειρὸς αὐτῆς, καὶ ἠγέρθη τὸ κοράσιον. <text:span text:style-name="T3">26</text:span> καὶ ἐξῆλθεν ἡ φήμη αὕτη εἰς ὅλην τὴν γῆν ἐκείνην. <text:span text:style-name="T3">27</text:span> Καὶ παράγοντι ἐκεῖθεν τῷ Ἰησοῦ ἠκολούθησαν δύο τυφλοὶ κράζοντες καὶ λέγοντες Ἐλέησον ἡμᾶς, υἱὸς Δαυείδ. <text:span text:style-name="T3">28</text:span> ἐλθόντι δὲ εἰς τὴν οἰκίαν προσῆλθον αὐτῷ οἱ τυφλοί, καὶ λέγει αὐτοῖς ὁ Ἰησοῦς Πιστεύετε ὅτι δύναμαι τοῦτο ποιῆσαι; λέγουσιν αὐτῷ Ναί, Κύριε. <text:span text:style-name="T3">29</text:span> τότε ἥψατο τῶν ὀφθαλμῶν αὐτῶν λέγων Κατὰ τὴν πίστιν ὑμῶν γενηθήτω ὑμῖν. <text:span text:style-name="T3">30</text:span> καὶ ἠνεῴχθησαν αὐτῶν οἱ ὀφθαλμοί. καὶ ἐνεβριμήθη αὐτοῖς ὁ Ἰησοῦς λέγων Ὁρᾶτε, μηδεὶς γινωσκέτω. <text:span text:style-name="T3">31</text:span> οἱ δὲ ἐξελθόντες διεφήμισαν αὐτὸν ἐν ὅλῃ τῇ γῇ ἐκείνῃ. <text:span text:style-name="T3">32</text:span> Αὐτῶν δὲ ἐξερχομένων, ἰδοὺ προσήνεγκαν αὐτῷ κωφὸν δαιμονιζόμενον. <text:span text:style-name="T3">33</text:span> καὶ ἐκβληθέντος τοῦ δαιμονίου ἐλάλησεν ὁ κωφός. καὶ ἐθαύμασαν οἱ ὄχλοι λέγοντες Οὐδέποτε ἐφάνη οὕτως ἐν τῷ Ἰσραήλ. <text:span text:style-name="T3">34</text:span> οἱ δὲ Φαρισαῖοι ἔλεγον Ἐν τῷ ἄρχοντι τῶν δαιμονίων ἐκβάλλει τὰ δαιμόνια. </text:p>
      <text:p text:style-name="P2"/>
      <text:p text:style-name="P2"><text:span text:style-name="T3"><text:tab/>35</text:span> Καὶ περιῆγεν ὁ Ἰησοῦς τὰς πόλεις πάσας καὶ τὰς κώμας, διδάσκων ἐν ταῖς συναγωγαῖς αὐτῶν καὶ κηρύσσων τὸ εὐαγγέλιον τῆς βασιλείας καὶ θεραπεύων πᾶσαν νόσον καὶ πᾶσαν μαλακίαν. <text:span text:style-name="T3">36</text:span> Ἰδὼν δὲ τοὺς ὄχλους ἐσπλαγχνίσθη περὶ αὐτῶν, ὅτι ἦσαν ἐσκυλμένοι καὶ ἐρριμμένοι <text:span text:style-name="T7">ὡσεὶ πρόβατα μὴ ἔχοντα ποιμένα</text:span>. <text:span text:style-name="T3">37</text:span> τότε λέγει τοῖς μαθηταῖς αὐτοῦ Ὁ μὲν θερισμὸς πολύς, οἱ δὲ ἐργάται ὀλίγοι· <text:span text:style-name="T3">38</text:span> δεήθητε οὖν τοῦ Κυρίου τοῦ θερισμοῦ ὅπως ἐκβάλῃ ἐργάτας εἰς τὸν θερισμὸν <text:soft-page-break/>αὐτοῦ. </text:p>
      <text:p text:style-name="P2"/>
      <text:h text:style-name="P9" text:outline-level="2">10</text:h>
      <text:p text:style-name="P2"/>
      <text:p text:style-name="P2"><text:span text:style-name="T3">1</text:span> Καὶ προσκαλεσάμενος τοὺς δώδεκα μαθητὰς αὐτοῦ ἔδωκεν αὐτοῖς ἐξουσίαν πνευμάτων ἀκαθάρτων ὥστε ἐκβάλλειν αὐτὰ καὶ θεραπεύειν πᾶσαν νόσον καὶ πᾶσαν μαλακίαν. <text:span text:style-name="T3">2</text:span> Τῶν δὲ δώδεκα ἀποστόλων τὰ ὀνόματά ἐστιν ταῦτα· πρῶτος Σίμων ὁ λεγόμενος Πέτρος καὶ Ἀνδρέας ὁ ἀδελφὸς αὐτοῦ, καὶ Ἰάκωβος ὁ τοῦ Ζεβεδαίου καὶ Ἰωάνης ὁ ἀδελφὸς αὐτοῦ, <text:span text:style-name="T3">3</text:span> Φίλιππος καὶ Βαρθολομαῖος, Θωμᾶς καὶ Μαθθαῖος ὁ τελώνης, Ἰάκωβος ὁ τοῦ Ἁλφαίου καὶ Θαδδαῖος, <text:span text:style-name="T3">4</text:span> Σίμων ὁ Καναναῖος καὶ Ἰούδας ὁ Ἰσκαριώτης ὁ καὶ παραδοὺς αὐτόν. <text:s/><text:span text:style-name="T3">5</text:span> Τούτους τοὺς δώδεκα ἀπέστειλεν ὁ Ἰησοῦς παραγγείλας αὐτοῖς λέγων </text:p>
      <text:p text:style-name="P2"><text:tab/>Εἰς ὁδὸν ἐθνῶν μὴ ἀπέλθητε καὶ εἰς πόλιν Σαμαρειτῶν μὴ εἰσέλθητε· <text:span text:style-name="T3">6</text:span> πορεύεσθε δὲ μᾶλλον πρὸς τὰ πρόβατα τὰ ἀπολωλότα οἴκου Ἰσραήλ. <text:span text:style-name="T3">7</text:span> πορευόμενοι δὲ κηρύσσετε λέγοντες ὅτι Ἤγγικεν ἡ βασιλεία τῶν οὐρανῶν. <text:span text:style-name="T3">8</text:span> ἀσθενοῦντας θεραπεύετε, νεκροὺς ἐγείρετε, λεπροὺς καθαρίζετε, δαιμόνια ἐκβάλλετε· δωρεὰν ἐλάβετε, δωρεὰν δότε. <text:span text:style-name="T3">9</text:span> Μὴ κτήσησθε χρυσὸν μηδὲ ἄργυρον μηδὲ χαλκὸν εἰς τὰς ζώνας ὑμῶν, <text:span text:style-name="T3">10</text:span> μὴ πήραν εἰς ὁδὸν μηδὲ δύο χιτῶνας μηδὲ ὑποδήματα μηδὲ ῥάβδον· ἄξιος γὰρ ὁ ἐργάτης τῆς τροφῆς αὐτοῦ. <text:span text:style-name="T3">11</text:span> εἰς ἣν δ’ ἂν πόλιν ἢ κώμην εἰσέλθητε, ἐξετάσατε τίς ἐν αὐτῇ ἄξιός ἐστιν· κἀκεῖ μείνατε ἕως ἂν ἐξέλθητε. <text:span text:style-name="T3">12</text:span> εἰσερχόμενοι δὲ εἰς τὴν οἰκίαν ἀσπάσασθε αὐτήν· <text:span text:style-name="T3">13</text:span> καὶ ἐὰν μὲν ᾖ ἡ οἰκία ἀξία, ἐλθάτω ἡ εἰρήνη ὑμῶν ἐπ’ αὐτήν· ἐὰν δὲ μὴ ᾖ ἀξία, ἡ εἰρήνη ὑμῶν πρὸς ὑμᾶς ἐπιστραφήτω. <text:span text:style-name="T3">14</text:span> καὶ ὃς ἂν μὴ δέξηται ὑμᾶς μηδὲ ἀκούσῃ τοὺς λόγους ὑμῶν, ἐξερχόμενοι <text:soft-page-break/>ἔξω τῆς οἰκίας ἢ τῆς πόλεως ἐκείνης ἐκτινάξατε τὸν κονιορτὸν τῶν ποδῶν ὑμῶν. <text:span text:style-name="T3">15</text:span> ἀμὴν λέγω ὑμῖν, ἀνεκτότερον ἔσται γῇ Σοδόμων καὶ Γομόρρων ἐν ἡμέρᾳ κρίσεως ἢ τῇ πόλει ἐκείνῃ. <text:span text:style-name="T3">16</text:span> Ἰδοὺ ἐγὼ ἀποστέλλω ὑμᾶς ὡς πρόβατα ἐν μέσῳ λύκων· γίνεσθε οὖν φρόνιμοι ὡς οἱ ὄφεις καὶ ἀκέραιοι ὡς αἱ περιστεραί. <text:span text:style-name="T3">17</text:span> Προσέχετε δὲ ἀπὸ τῶν ἀνθρώπων· παραδώσουσιν γὰρ ὑμᾶς εἰς συνέδρια, καὶ ἐν ταῖς συναγωγαῖς αὐτῶν μαστιγώσουσιν ὑμᾶς· <text:span text:style-name="T3">18</text:span> καὶ ἐπὶ ἡγεμόνας δὲ καὶ βασιλεῖς ἀχθήσεσθε ἕνεκεν ἐμοῦ, εἰς μαρτύριον αὐτοῖς καὶ τοῖς ἔθνεσιν. <text:span text:style-name="T3">19</text:span> ὅταν δὲ παραδῶσιν ὑμᾶς, μὴ μεριμνήσητε πῶς ἢ τί λαλήσητε· δοθήσεται γὰρ ὑμῖν ἐν ἐκείνῃ τῇ ὥρᾳ τί λαλήσητε· <text:span text:style-name="T3">20</text:span> οὐ γὰρ ὑμεῖς ἐστε οἱ λαλοῦντες ἀλλὰ τὸ Πνεῦμα τοῦ Πατρὸς ὑμῶν τὸ λαλοῦν ἐν ὑμῖν. <text:span text:style-name="T3">21</text:span> παραδώσει δὲ ἀδελφὸς ἀδελφὸν εἰς θάνατον καὶ πατὴρ τέκνον, καὶ <text:span text:style-name="T7">ἐπαναστήσονται τέκνα ἐπὶ γονεῖς</text:span> καὶ θανατώσουσιν αὐτούς. <text:span text:style-name="T3">22</text:span> καὶ ἔσεσθε μισούμενοι ὑπὸ πάντων διὰ τὸ ὄνομά μου· ὁ δὲ ὑπομείνας εἰς τέλος, οὗτος σωθήσεται. <text:span text:style-name="T3">23</text:span> ὅταν δὲ διώκωσιν ὑμᾶς ἐν τῇ πόλει ταύτῃ, φεύγετε εἰς τὴν ἑτέραν· ἀμὴν γὰρ λέγω ὑμῖν, οὐ μὴ τελέσητε τὰς πόλεις τοῦ Ἰσραὴλ ἕως ἔλθῃ ὁ Υἱὸς τοῦ ἀνθρώπου. <text:span text:style-name="T3">24</text:span> Οὐκ ἔστιν μαθητὴς ὑπὲρ τὸν διδάσκαλον οὐδὲ δοῦλος ὑπὲρ τὸν κύριον αὐτοῦ. <text:span text:style-name="T3">25</text:span> ἀρκετὸν τῷ μαθητῇ ἵνα γένηται ὡς ὁ διδάσκαλος αὐτοῦ, καὶ ὁ δοῦλος ὡς ὁ κύριος αὐτοῦ. εἰ τὸν οἰκοδεσπότην Βεεζεβοὺλ ἐπεκάλεσαν, πόσῳ μᾶλλον τοὺς οἰκιακοὺς αὐτοῦ. <text:span text:style-name="T3">26</text:span> μὴ οὖν φοβηθῆτε αὐτούς· οὐδὲν γάρ ἐστιν κεκαλυμμένον ὃ οὐκ ἀποκαλυφθήσεται, καὶ κρυπτὸν ὃ οὐ γνωσθήσεται. <text:span text:style-name="T3">27</text:span> ὃ λέγω ὑμῖν ἐν τῇ σκοτίᾳ, εἴπατε ἐν τῷ φωτί· καὶ ὃ εἰς τὸ οὖς ἀκούετε, κηρύξατε ἐπὶ τῶν δωμάτων. <text:span text:style-name="T3">28</text:span> καὶ μὴ φοβεῖσθε ἀπὸ τῶν ἀποκτεννόντων τὸ σῶμα, τὴν δὲ ψυχὴν μὴ δυναμένων ἀποκτεῖναι· φοβεῖσθε δὲ μᾶλλον τὸν δυνάμενον καὶ ψυχὴν καὶ σῶμα ἀπολέσαι ἐν γεέννῃ. <text:span text:style-name="T3">29</text:span> οὐχὶ δύο στρουθία ἀσσαρίου <text:soft-page-break/>πωλεῖται; καὶ ἓν ἐξ αὐτῶν οὐ πεσεῖται ἐπὶ τὴν γῆν ἄνευ τοῦ Πατρὸς ὑμῶν. <text:span text:style-name="T3">30</text:span> ὑμῶν δὲ καὶ αἱ τρίχες τῆς κεφαλῆς πᾶσαι ἠριθμημέναι εἰσίν. <text:span text:style-name="T3">31</text:span> μὴ οὖν φοβεῖσθε· πολλῶν στρουθίων διαφέρετε ὑμεῖς. <text:span text:style-name="T3">32</text:span> Πᾶς οὖν ὅστις ὁμολογήσει ἐν ἐμοὶ ἔμπροσθεν τῶν ἀνθρώπων, ὁμολογήσω κἀγὼ ἐν αὐτῷ ἔμπροσθεν τοῦ Πατρός μου τοῦ ἐν τοῖς οὐρανοῖς· <text:span text:style-name="T3">33</text:span> ὅστις δ’ ἂν ἀρνήσηταί με ἔμπροσθεν τῶν ἀνθρώπων, ἀρνήσομαι κἀγὼ αὐτὸν ἔμπροσθεν τοῦ Πατρός μου τοῦ ἐν τοῖς οὐρανοῖς. <text:span text:style-name="T3">34</text:span> Μὴ νομίσητε ὅτι ἦλθον βαλεῖν εἰρήνην ἐπὶ τὴν γῆν· οὐκ ἦλθον βαλεῖν εἰρήνην ἀλλὰ μάχαιραν. <text:span text:style-name="T3">35</text:span> ἦλθον γὰρ διχάσαι ἄνθρωπον <text:span text:style-name="T7">κατὰ τοῦ πατρὸς αὐτοῦ καὶ θυγατέρα κατὰ τῆς μητρὸς αὐτῆς καὶ νύμφην κατὰ τῆς πενθερᾶς αὐτῆς</text:span>, <text:span text:style-name="T3">36</text:span> καὶ <text:span text:style-name="T7">ἐχθροὶ τοῦ ἀνθρώπου οἱ οἰκιακοὶ αὐτοῦ</text:span>. <text:span text:style-name="T3">37</text:span> Ὁ φιλῶν πατέρα ἢ μητέρα ὑπὲρ ἐμὲ οὐκ ἔστιν μου ἄξιος· καὶ ὁ φιλῶν υἱὸν ἢ θυγατέρα ὑπὲρ ἐμὲ οὐκ ἔστιν μου ἄξιος· <text:span text:style-name="T3">38</text:span> καὶ ὃς οὐ λαμβάνει τὸν σταυρὸν αὐτοῦ καὶ ἀκολουθεῖ ὀπίσω μου, οὐκ ἔστιν μου ἄξιος. <text:span text:style-name="T3">39</text:span> ὁ εὑρὼν τὴν ψυχὴν αὐτοῦ ἀπολέσει αὐτήν, καὶ ὁ ἀπολέσας τὴν ψυχὴν αὐτοῦ ἕνεκεν ἐμοῦ εὑρήσει αὐτήν. <text:span text:style-name="T3">40</text:span> Ὁ δεχόμενος ὑμᾶς ἐμὲ δέχεται, καὶ ὁ ἐμὲ δεχόμενος δέχεται τὸν ἀποστείλαντά με. <text:span text:style-name="T3">41</text:span> ὁ δεχόμενος προφήτην εἰς ὄνομα προφήτου μισθὸν προφήτου λήμψεται, καὶ ὁ δεχόμενος δίκαιον εἰς ὄνομα δικαίου μισθὸν δικαίου λήμψεται. <text:span text:style-name="T3">42</text:span> καὶ ὃς ἐὰν ποτίσῃ ἕνα τῶν μικρῶν τούτων ποτήριον ψυχροῦ μόνον εἰς ὄνομα μαθητοῦ, ἀμὴν λέγω ὑμῖν, οὐ μὴ ἀπολέσῃ τὸν μισθὸν αὐτοῦ. </text:p>
      <text:p text:style-name="P2"/>
      <text:h text:style-name="P9" text:outline-level="2">11</text:h>
      <text:p text:style-name="P2"/>
      <text:p text:style-name="P2"><text:tab/><text:span text:style-name="T3">1</text:span> Καὶ ἐγένετο ὅτε ἐτέλεσεν ὁ Ἰησοῦς διατάσσων τοῖς <text:soft-page-break/>δώδεκα μαθηταῖς αὐτοῦ, μετέβη ἐκεῖθεν τοῦ διδάσκειν καὶ κηρύσσειν ἐν ταῖς πόλεσιν αὐτῶν. </text:p>
      <text:p text:style-name="P2"><text:tab/><text:span text:style-name="T3">2</text:span> Ὁ δὲ Ἰωάνης ἀκούσας ἐν τῷ δεσμωτηρίῳ τὰ ἔργα τοῦ Χριστοῦ, πέμψας διὰ τῶν μαθητῶν αὐτοῦ <text:span text:style-name="T3">3</text:span> εἶπεν αὐτῷ Σὺ εἶ ὁ ἐρχόμενος, ἢ ἕτερον προσδοκῶμεν; <text:span text:style-name="T3">4</text:span> καὶ ἀποκριθεὶς ὁ Ἰησοῦς εἶπεν αὐτοῖς Πορευθέντες ἀπαγγείλατε Ἰωάνει ἃ ἀκούετε καὶ βλέπετε· <text:span text:style-name="T3">5</text:span> <text:span text:style-name="T7">τυφλοὶ ἀναβλέπουσιν</text:span> καὶ χωλοὶ περιπατοῦσιν, λεπροὶ καθαρίζονται καὶ κωφοὶ ἀκούουσιν, καὶ νεκροὶ ἐγείρονται καὶ <text:span text:style-name="T7">πτωχοὶ εὐαγγελίζονται</text:span>· <text:span text:style-name="T3">6</text:span> καὶ μακάριός ἐστιν ὃς ἐὰν μὴ σκανδαλισθῇ ἐν ἐμοί. <text:span text:style-name="T3">7</text:span> Τούτων δὲ πορευομένων ἤρξατο ὁ Ἰησοῦς λέγειν τοῖς ὄχλοις περὶ Ἰωάνου Τί ἐξήλθατε εἰς τὴν ἔρημον θεάσασθαι; κάλαμον ὑπὸ ἀνέμου σαλευόμενον; <text:span text:style-name="T3">8</text:span> ἀλλὰ τί ἐξήλθατε ἰδεῖν; ἄνθρωπον ἐν μαλακοῖς ἠμφιεσμένον; ἰδοὺ οἱ τὰ μαλακὰ φοροῦντες ἐν τοῖς οἴκοις τῶν βασιλέων. <text:span text:style-name="T3">9</text:span> ἀλλὰ τί ἐξήλθατε; προφήτην ἰδεῖν; ναί, λέγω ὑμῖν, καὶ περισσότερον προφήτου. <text:span text:style-name="T3">10</text:span> οὗτός ἐστιν περὶ οὗ γέγραπται </text:p>
      <text:p text:style-name="P2"><text:tab/><text:span text:style-name="T7">Ἰδοὺ ἐγὼ ἀποστέλλω τὸν ἄγγελόν μου πρὸ </text:span></text:p>
      <text:p text:style-name="P6"><text:tab/><text:tab/>προσώπου σου, </text:p>
      <text:p text:style-name="P2"><text:span text:style-name="T7"><text:tab/>ὃς κατασκευάσει τὴν ὁδόν σου ἔμπροσθέν σου</text:span>. </text:p>
      <text:p text:style-name="P2"><text:span text:style-name="T3">11</text:span> ἀμὴν λέγω ὑμῖν, οὐκ ἐγήγερται ἐν γεννητοῖς γυναικῶν μείζων Ἰωάνου τοῦ Βαπτιστοῦ· ὁ δὲ μικρότερος ἐν τῇ βασιλείᾳ τῶν οὐρανῶν μείζων αὐτοῦ ἐστιν. <text:span text:style-name="T3">12</text:span> ἀπὸ δὲ τῶν ἡμερῶν Ἰωάνου τοῦ Βαπτιστοῦ ἕως ἄρτι ἡ βασιλεία τῶν οὐρανῶν βιάζεται, καὶ βιασταὶ ἁρπάζουσιν αὐτήν. <text:span text:style-name="T3">13</text:span> πάντες γὰρ οἱ προφῆται καὶ ὁ νόμος ἕως Ἰωάνου ἐπροφήτευσαν· <text:span text:style-name="T3">14</text:span> καὶ εἰ θέλετε δέξασθαι, αὐτός ἐστιν Ἡλείας ὁ μέλλων ἔρχεσθαι. <text:span text:style-name="T3">15</text:span> ὁ ἔχων ὦτα ἀκουέτω. <text:span text:style-name="T3">16</text:span> Τίνι δὲ ὁμοιώσω τὴν γενεὰν ταύτην; ὁμοία ἐστὶν παιδίοις καθημένοις ἐν ταῖς ἀγοραῖς ἃ προσφωνοῦντα τοῖς ἑτέροις <text:span text:style-name="T3">17</text:span> λέγουσιν <text:tab/>Ηὐλήσαμεν ὑμῖν καὶ οὐκ ὠρχήσασθε· </text:p>
      <text:p text:style-name="P2"><text:soft-page-break/><text:tab/>ἐθρηνήσαμεν καὶ οὐκ ἐκόψασθε· </text:p>
      <text:p text:style-name="P2"><text:span text:style-name="T3">18</text:span> ἦλθεν γὰρ Ἰωάνης μήτε ἐσθίων μήτε πίνων, καὶ λέγουσιν Δαιμόνιον ἔχει. <text:span text:style-name="T3">19</text:span> ἦλθεν ὁ Υἱὸς τοῦ ἀνθρώπου ἐσθίων καὶ πίνων, καὶ λέγουσιν Ἰδοὺ ἄνθρωπος φάγος καὶ οἰνοπότης, τελωνῶν φίλος καὶ ἁμαρτωλῶν. καὶ ἐδικαιώθη ἡ σοφία ἀπὸ τῶν ἔργων αὐτῆς. <text:span text:style-name="T3">20</text:span> Τότε ἤρξατο ὀνειδίζειν τὰς πόλεις ἐν αἷς ἐγένοντο αἱ πλεῖσται δυνάμεις αὐτοῦ, ὅτι οὐ μετενόησαν· <text:span text:style-name="T3">21</text:span> Οὐαί σοι, Χοραζείν· οὐαί σοι, Βηθσαϊδάν· ὅτι εἰ ἐν Τύρῳ καὶ Σιδῶνι ἐγένοντο αἱ δυνάμεις αἱ γενόμεναι ἐν ὑμῖν, πάλαι ἂν ἐν σάκκῳ καὶ σποδῷ μετενόησαν. <text:span text:style-name="T3">22</text:span> πλὴν λέγω ὑμῖν, Τύρῳ καὶ Σιδῶνι ἀνεκτότερον ἔσται ἐν ἡμέρᾳ κρίσεως ἢ ὑμῖν. <text:span text:style-name="T3">23</text:span> καὶ σύ, Καφαρναούμ, μὴ <text:span text:style-name="T7">ἕως οὐρανοῦ ὑψωθήσῃ; ἕως </text:span><text:span text:style-name="T2">Ἅ</text:span><text:span text:style-name="T7">ιδου καταβήσῃ</text:span>· ὅτι εἰ ἐν Σοδόμοις ἐγενήθησαν αἱ δυνάμεις αἱ γενόμεναι ἐν σοί, ἔμεινεν ἂν μέχρι τῆς σήμερον. <text:span text:style-name="T3">24</text:span> πλὴν λέγω ὑμῖν ὅτι γῇ Σοδόμων ἀνεκτότερον ἔσται ἐν ἡμέρᾳ κρίσεως ἢ σοί. </text:p>
      <text:p text:style-name="P2"><text:tab/><text:span text:style-name="T3">25</text:span> Ἐν ἐκείνῳ τῷ καιρῷ ἀποκριθεὶς ὁ Ἰησοῦς εἶπεν Ἐξομολογοῦμαί σοι, Πάτερ, Κύριε τοῦ οὐρανοῦ καὶ τῆς γῆς, ὅτι ἔκρυψας ταῦτα ἀπὸ σοφῶν καὶ συνετῶν, καὶ ἀπεκάλυψας αὐτὰ νηπίοις· <text:span text:style-name="T3">26</text:span> ναί, ὁ Πατήρ, ὅτι οὕτως εὐδοκία ἐγένετο ἔμπροσθέν σου. <text:span text:style-name="T3">27</text:span> Πάντα μοι παρεδόθη ὑπὸ τοῦ Πατρός μου, καὶ οὐδεὶς ἐπιγινώσκει τὸν Υἱὸν εἰ μὴ ὁ Πατήρ, οὐδὲ τὸν Πατέρα τις ἐπιγινώσκει εἰ μὴ ὁ Υἱὸς καὶ ᾧ ἐὰν βούληται ὁ Υἱὸς ἀποκαλύψαι. <text:span text:style-name="T3">28</text:span> Δεῦτε πρός με πάντες οἱ κοπιῶντες καὶ πεφορτισμένοι, κἀγὼ ἀναπαύσω ὑμᾶς. <text:span text:style-name="T3">29</text:span> ἄρατε τὸν ζυγόν μου ἐφ’ ὑμᾶς καὶ μάθετε ἀπ’ ἐμοῦ, ὅτι πραΰς εἰμι καὶ ταπεινὸς τῇ καρδίᾳ, καὶ <text:span text:style-name="T7">εὑρήσετε ἀνάπαυσιν ταῖς ψυχαῖς ὑμῶν</text:span>· <text:span text:style-name="T3">30</text:span> ὁ γὰρ ζυγός μου χρηστὸς καὶ τὸ φορτίον μου ἐλαφρόν ἐστιν. </text:p>
      <text:p text:style-name="P2"/>
      <text:h text:style-name="P8" text:outline-level="2"><text:soft-page-break/>12</text:h>
      <text:p text:style-name="P2"/>
      <text:p text:style-name="P2"><text:tab/><text:span text:style-name="T3">1</text:span> Ἐν ἐκείνῳ τῷ καιρῷ ἐπορεύθη ὁ Ἰησοῦς τοῖς σάββασιν διὰ τῶν σπορίμων· οἱ δὲ μαθηταὶ αὐτοῦ ἐπείνασαν καὶ ἤρξαντο τίλλειν στάχυας καὶ ἐσθίειν. <text:span text:style-name="T3">2</text:span> οἱ δὲ Φαρισαῖοι ἰδόντες εἶπαν αὐτῷ Ἰδοὺ οἱ μαθηταί σου ποιοῦσιν ὃ οὐκ ἔξεστιν ποιεῖν ἐν σαββάτῳ. <text:span text:style-name="T3">3</text:span> ὁ δὲ εἶπεν αὐτοῖς Οὐκ ἀνέγνωτε τί ἐποίησεν Δαυεὶδ ὅτε ἐπείνασεν καὶ οἱ μετ’ αὐτοῦ; <text:span text:style-name="T3">4</text:span> πῶς εἰσῆλθεν εἰς τὸν οἶκον τοῦ Θεοῦ καὶ <text:span text:style-name="T7">τοὺς ἄρτους τῆς προθέσεως</text:span> ἔφαγον, ὃ οὐκ ἐξὸν ἦν αὐτῷ φαγεῖν οὐδὲ τοῖς μετ’ αὐτοῦ, εἰ μὴ τοῖς ἱερεῦσιν μόνοις; <text:span text:style-name="T3">5</text:span> ἢ οὐκ ἀνέγνωτε ἐν τῷ νόμῳ ὅτι τοῖς σάββασιν οἱ ἱερεῖς ἐν τῷ ἱερῷ τὸ σάββατον βεβηλοῦσιν καὶ ἀναίτιοί εἰσιν; <text:span text:style-name="T3">6</text:span> λέγω δὲ ὑμῖν ὅτι τοῦ ἱεροῦ μεῖζόν ἐστιν ὧδε. <text:span text:style-name="T3">7</text:span> εἰ δὲ ἐγνώκειτε τί ἐστιν <text:span text:style-name="T7">Ἔλεος θέλω καὶ οὐ θυσίαν</text:span>, οὐκ ἂν κατεδικάσατε τοὺς ἀναιτίους. <text:span text:style-name="T3">8</text:span> κύριος γάρ ἐστιν τοῦ σαββάτου ὁ Υἱὸς τοῦ ἀνθρώπου. <text:span text:style-name="T3">9</text:span> Καὶ μεταβὰς ἐκεῖθεν ἦλθεν εἰς τὴν συναγωγὴν αὐτῶν. <text:span text:style-name="T3">10</text:span> καὶ ἰδοὺ ἄνθρωπος χεῖρα ἔχων ξηράν· καὶ ἐπηρώτησαν αὐτὸν λέγοντες Εἰ ἔξεστιν τοῖς σάββασιν θεραπεῦσαι; ἵνα κατηγορήσωσιν αὐτοῦ. <text:span text:style-name="T3">11</text:span> ὁ δὲ εἶπεν αὐτοῖς Τίς ἔσται ἐξ ὑμῶν ἄνθρωπος ὃς ἕξει πρόβατον ἕν, καὶ ἐὰν ἐμπέσῃ τοῦτο τοῖς σάββασιν εἰς βόθυνον, οὐχὶ κρατήσει αὐτὸ καὶ ἐγερεῖ; <text:span text:style-name="T3">12</text:span> πόσῳ οὖν διαφέρει ἄνθρωπος προβάτου. ὥστε ἔξεστιν τοῖς σάββασιν καλῶς ποιεῖν. <text:span text:style-name="T3">13</text:span> τότε λέγει τῷ ἀνθρώπῳ Ἔκτεινόν σου τὴν χεῖρα. καὶ ἐξέτεινεν, καὶ ἀπεκατεστάθη ὑγιὴς ὡς ἡ ἄλλη. <text:span text:style-name="T3">14</text:span> ἐξελθόντες δὲ οἱ Φαρισαῖοι συμβούλιον ἔλαβον κατ’ αὐτοῦ ὅπως αὐτὸν ἀπολέσωσιν. <text:span text:style-name="T3">15</text:span> Ὁ δὲ Ἰησοῦς γνοὺς ἀνεχώρησεν ἐκεῖθεν. καὶ ἠκολούθησαν αὐτῷ πολλοί, καὶ ἐθεράπευσεν αὐτοὺς πάντας, <text:span text:style-name="T3">16</text:span> καὶ ἐπετίμησεν αὐτοῖς ἵνα μὴ φανερὸν αὐτὸν ποιήσωσιν· <text:span text:style-name="T3">17</text:span> ἵνα πληρωθῇ τὸ ῥηθὲν διὰ <text:span text:style-name="T1">Ἡ</text:span>σαΐου τοῦ <text:soft-page-break/>προφήτου λέγοντος </text:p>
      <text:p text:style-name="P2"><text:tab/><text:span text:style-name="T3">18</text:span> <text:span text:style-name="T7">Ἰδοὺ ὁ παῖς μου ὃν ᾑρέτισα, </text:span></text:p>
      <text:p text:style-name="P6"><text:tab/><text:tab/>ὁ ἀγαπητός μου ὃν εὐδόκησεν ἡ ψυχή μου· </text:p>
      <text:p text:style-name="P6"><text:tab/>θήσω τὸ Πνεῦμά μου ἐπ’ αὐτόν, </text:p>
      <text:p text:style-name="P6"><text:tab/><text:tab/>καὶ κρίσιν τοῖς ἔθνεσιν ἀπαγγελεῖ. </text:p>
      <text:p text:style-name="P2"><text:tab/><text:span text:style-name="T3">19</text:span> <text:span text:style-name="T7">οὐκ ἐρίσει οὐδὲ κραυγάσει, </text:span></text:p>
      <text:p text:style-name="P6"><text:tab/><text:tab/>οὐδὲ ἀκούσει τις ἐν ταῖς πλατείαις τὴν φωνὴν </text:p>
      <text:p text:style-name="P6"><text:tab/><text:tab/><text:tab/>αὐτοῦ. </text:p>
      <text:p text:style-name="P2"><text:tab/><text:span text:style-name="T3">20</text:span> <text:span text:style-name="T7">κάλαμον συντετριμμένον οὐ κατεάξει </text:span></text:p>
      <text:p text:style-name="P6"><text:tab/>καὶ λίνον τυφόμενον οὐ σβέσει, </text:p>
      <text:p text:style-name="P6"><text:tab/><text:tab/>ἕως ἂν ἐκβάλῃ εἰς νῖκος τὴν κρίσιν. </text:p>
      <text:p text:style-name="P2"><text:span text:style-name="T3"><text:tab/><text:tab/><text:tab/>21</text:span> <text:span text:style-name="T7">καὶ τῷ ὀνόματι αὐτοῦ ἔθνη ἐλπιοῦσιν.</text:span> </text:p>
      <text:p text:style-name="P2"><text:tab/><text:span text:style-name="T3">22</text:span> Τότε προσηνέχθη αὐτῷ δαιμονιζόμενος τυφλὸς καὶ κωφός· καὶ ἐθεράπευσεν αὐτόν, ὥστε τὸν κωφὸν λαλεῖν καὶ βλέπειν. <text:span text:style-name="T3">23</text:span> καὶ ἐξίσταντο πάντες οἱ ὄχλοι καὶ ἔλεγον Μήτι οὗτός ἐστιν ὁ υἱὸς Δαυείδ; <text:span text:style-name="T3">24</text:span> οἱ δὲ Φαρισαῖοι ἀκούσαντες εἶπον Οὗτος οὐκ ἐκβάλλει τὰ δαιμόνια εἰ μὴ ἐν τῷ Βεεζεβοὺλ ἄρχοντι τῶν δαιμονίων. <text:span text:style-name="T3">25</text:span> εἰδὼς δὲ τὰς ἐνθυμήσεις αὐτῶν εἶπεν αὐτοῖς Πᾶσα βασιλεία μερισθεῖσα καθ’ ἑαυτῆς ἐρημοῦται, καὶ πᾶσα πόλις ἢ οἰκία μερισθεῖσα καθ’ ἑαυτῆς οὐ σταθήσεται. <text:span text:style-name="T3">26</text:span> καὶ εἰ ὁ Σατανᾶς τὸν Σατανᾶν ἐκβάλλει, ἐφ’ ἑαυτὸν ἐμερίσθη· πῶς οὖν σταθήσεται ἡ βασιλεία αὐτοῦ; <text:span text:style-name="T3">27</text:span> καὶ εἰ ἐγὼ ἐν Βεεζεβοὺλ ἐκβάλλω τὰ δαιμόνια, οἱ υἱοὶ ὑμῶν ἐν τίνι ἐκβάλλουσιν; διὰ τοῦτο αὐτοὶ κριταὶ ἔσονται ὑμῶν. <text:span text:style-name="T3">28</text:span> εἰ δὲ ἐν Πνεύματι Θεοῦ ἐγὼ ἐκβάλλω τὰ δαιμόνια, ἄρα ἔφθασεν ἐφ’ ὑμᾶς ἡ βασιλεία τοῦ Θεοῦ. <text:span text:style-name="T3">29</text:span> ἢ πῶς δύναταί τις εἰσελθεῖν εἰς τὴν οἰκίαν τοῦ ἰσχυροῦ καὶ τὰ σκεύη αὐτοῦ ἁρπάσαι, ἐὰν μὴ πρῶτον δήσῃ τὸν ἰσχυρόν, καὶ τότε τὴν οἰκίαν αὐτοῦ διαρπάσει; <text:span text:style-name="T3">30</text:span> ὁ μὴ ὢν μετ’ ἐμοῦ κατ’ ἐμοῦ ἐστιν, καὶ ὁ μὴ συνάγων μετ’ ἐμοῦ σκορπίζει. <text:span text:style-name="T3">31</text:span> Διὰ τοῦτο λέγω ὑμῖν, πᾶσα <text:soft-page-break/>ἁμαρτία καὶ βλασφημία ἀφεθήσεται τοῖς ἀνθρώποις, ἡ δὲ τοῦ Πνεύματος βλασφημία οὐκ ἀφεθήσεται. <text:span text:style-name="T3">32</text:span> καὶ ὃς ἐὰν εἴπῃ λόγον κατὰ τοῦ Υἱοῦ τοῦ ἀνθρώπου, ἀφεθήσεται αὐτῷ· ὃς δ’ ἂν εἴπῃ κατὰ τοῦ Πνεύματος τοῦ Ἁγίου, οὐκ ἀφεθήσεται αὐτῷ οὔτε ἐν τούτῳ τῷ αἰῶνι οὔτε ἐν τῷ μέλλοντι. <text:span text:style-name="T3">33</text:span> Ἢ ποιήσατε τὸ δένδρον καλὸν καὶ τὸν καρπὸν αὐτοῦ καλόν, ἢ ποιήσατε τὸ δένδρον σαπρὸν καὶ τὸν καρπὸν αὐτοῦ σαπρόν· ἐκ γὰρ τοῦ καρποῦ τὸ δένδρον γινώσκεται. <text:span text:style-name="T3">34</text:span> γεννήματα ἐχιδνῶν, πῶς δύνασθε ἀγαθὰ λαλεῖν πονηροὶ ὄντες; ἐκ γὰρ τοῦ περισσεύματος τῆς καρδίας τὸ στόμα λαλεῖ. <text:span text:style-name="T3">35</text:span> ὁ ἀγαθὸς ἄνθρωπος ἐκ τοῦ ἀγαθοῦ θησαυροῦ ἐκβάλλει ἀγαθά, καὶ ὁ πονηρὸς ἄνθρωπος ἐκ τοῦ πονηροῦ θησαυροῦ ἐκβάλλει πονηρά. <text:span text:style-name="T3">36</text:span> λέγω δὲ ὑμῖν ὅτι πᾶν ῥῆμα ἀργὸν ὃ λαλήσουσιν οἱ ἄνθρωποι, ἀποδώσουσιν περὶ αὐτοῦ λόγον ἐν ἡμέρᾳ κρίσεως· <text:span text:style-name="T3">37</text:span> ἐκ γὰρ τῶν λόγων σου δικαιωθήσῃ, καὶ ἐκ τῶν λόγων σου καταδικασθήσῃ. </text:p>
      <text:p text:style-name="P2"><text:tab/><text:span text:style-name="T3">38</text:span> Τότε ἀπεκρίθησαν αὐτῷ τινες τῶν γραμματέων καὶ Φαρισαίων λέγοντες Διδάσκαλε, θέλομεν ἀπὸ σοῦ σημεῖον ἰδεῖν. <text:span text:style-name="T3">39</text:span> ὁ δὲ ἀποκριθεὶς εἶπεν αὐτοῖς Γενεὰ πονηρὰ καὶ μοιχαλὶς σημεῖον ἐπιζητεῖ, καὶ σημεῖον οὐ δοθήσεται αὐτῇ εἰ μὴ τὸ σημεῖον Ἰωνᾶ τοῦ προφήτου. <text:span text:style-name="T3">40</text:span> ὥσπερ γὰρ ἦν <text:span text:style-name="T7">Ἰωνᾶς ἐν τῇ κοιλίᾳ τοῦ κήτους τρεῖς ἡμέρας καὶ τρεῖς νύκτας</text:span>, οὕτως ἔσται ὁ Υἱὸς τοῦ ἀνθρώπου ἐν τῇ καρδίᾳ τῆς γῆς τρεῖς ἡμέρας καὶ τρεῖς νύκτας. <text:span text:style-name="T3">41</text:span> ἄνδρες Νινευεῖται ἀναστήσονται ἐν τῇ κρίσει μετὰ τῆς γενεᾶς ταύτης καὶ κατακρινοῦσιν αὐτήν· ὅτι μετενόησαν εἰς τὸ κήρυγμα Ἰωνᾶ, καὶ ἰδοὺ πλεῖον Ἰωνᾶ ὧδε. <text:span text:style-name="T3">42</text:span> βασίλισσα νότου ἐγερθήσεται ἐν τῇ κρίσει μετὰ τῆς γενεᾶς ταύτης καὶ κατακρινεῖ αὐτήν· ὅτι ἦλθεν ἐκ τῶν περάτων τῆς γῆς ἀκοῦσαι τὴν σοφίαν Σολομῶνος, καὶ ἰδοὺ πλεῖον Σολομῶνος ὧδε. <text:span text:style-name="T3">43</text:span> Ὅταν δὲ τὸ ἀκάθαρτον πνεῦμα ἐξέλθῃ ἀπὸ τοῦ ἀνθρώπου, διέρχεται δι’ ἀνύδρων τόπων ζητοῦν <text:soft-page-break/>ἀνάπαυσιν, καὶ οὐχ εὑρίσκει. <text:span text:style-name="T3">44</text:span> τότε λέγει Εἰς τὸν οἶκόν μου ἐπιστρέψω ὅθεν ἐξῆλθον· καὶ ἐλθὸν εὑρίσκει σχολάζοντα καὶ σεσαρωμένον καὶ κεκοσμημένον. <text:span text:style-name="T3">45</text:span> τότε πορεύεται καὶ παραλαμβάνει μεθ’ ἑαυτοῦ ἑπτὰ ἕτερα πνεύματα πονηρότερα ἑαυτοῦ, καὶ εἰσελθόντα κατοικεῖ ἐκεῖ· καὶ γίνεται τὰ ἔσχατα τοῦ ἀνθρώπου ἐκείνου χείρονα τῶν πρώτων. οὕτως ἔσται καὶ τῇ γενεᾷ ταύτῃ τῇ πονηρᾷ. </text:p>
      <text:p text:style-name="P2"><text:tab/><text:span text:style-name="T3">46</text:span> Ἔτι αὐτοῦ λαλοῦντος τοῖς ὄχλοις ἰδοὺ ἡ μήτηρ καὶ οἱ ἀδελφοὶ αὐτοῦ εἱστήκεισαν ἔξω ζητοῦντες αὐτῷ λαλῆσαι. <text:span text:style-name="T3">47</text:span> εἶπεν δέ τις αὐτῷ Ἰδοὺ ἡ μήτηρ σου καὶ οἱ ἀδελφοί σου ἔξω ἑστήκασιν ζητοῦντές σοι λαλῆσαι. <text:span text:style-name="T3">48</text:span> ὁ δὲ ἀποκριθεὶς εἶπεν τῷ λέγοντι αὐτῷ Τίς ἐστιν ἡ μήτηρ μου, καὶ τίνες εἰσὶν οἱ ἀδελφοί μου; <text:span text:style-name="T3">49</text:span> καὶ ἐκτείνας τὴν χεῖρα αὐτοῦ ἐπὶ τοὺς μαθητὰς αὐτοῦ εἶπεν Ἰδοὺ ἡ μήτηρ μου καὶ οἱ ἀδελφοί μου· <text:span text:style-name="T3">50</text:span> ὅστις γὰρ ἂν ποιήσῃ τὸ θέλημα τοῦ Πατρός μου τοῦ ἐν οὐρανοῖς, αὐτός μου ἀδελφὸς καὶ ἀδελφὴ καὶ μήτηρ ἐστίν. </text:p>
      <text:p text:style-name="P2"/>
      <text:h text:style-name="P8" text:outline-level="2">13</text:h>
      <text:p text:style-name="P2"/>
      <text:p text:style-name="P2"><text:tab/><text:span text:style-name="T3">1</text:span> Ἐν τῇ ἡμέρᾳ ἐκείνῃ ἐξελθὼν ὁ Ἰησοῦς τῆς οἰκίας ἐκάθητο παρὰ τὴν θάλασσαν· <text:span text:style-name="T3">2</text:span> καὶ συνήχθησαν πρὸς αὐτὸν ὄχλοι πολλοί, ὥστε αὐτὸν εἰς πλοῖον ἐμβάντα καθῆσθαι, καὶ πᾶς ὁ ὄχλος ἐπὶ τὸν αἰγιαλὸν εἱστήκει. <text:span text:style-name="T3">3</text:span> καὶ ἐλάλησεν αὐτοῖς πολλὰ ἐν παραβολαῖς λέγων Ἰδοὺ ἐξῆλθεν ὁ σπείρων τοῦ σπείρειν. <text:span text:style-name="T3">4</text:span> καὶ ἐν τῷ σπείρειν αὐτὸν ἃ μὲν ἔπεσεν παρὰ τὴν ὁδόν, καὶ ἐλθόντα τὰ πετεινὰ κατέφαγεν αὐτά. <text:span text:style-name="T3">5</text:span> ἄλλα δὲ ἔπεσεν ἐπὶ τὰ πετρώδη ὅπου οὐκ εἶχεν γῆν πολλήν, καὶ εὐθέως ἐξανέτειλεν διὰ τὸ μὴ ἔχειν βάθος γῆς, <text:span text:style-name="T3">6</text:span> ἡλίου δὲ ἀνατείλαντος ἐκαυματίσθη καὶ διὰ τὸ μὴ ἔχειν ῥίζαν <text:soft-page-break/>ἐξηράνθη. <text:span text:style-name="T3">7</text:span> ἄλλα δὲ ἔπεσεν ἐπὶ τὰς ἀκάνθας, καὶ ἀνέβησαν αἱ ἄκανθαι καὶ <text:span text:style-name="T1">ἀ</text:span>π<text:span text:style-name="T1">έ</text:span>πνιξαν αὐτά. <text:span text:style-name="T3">8</text:span> ἄλλα δὲ ἔπεσεν ἐπὶ τὴν γῆν τὴν καλὴν καὶ ἐδίδου καρπόν, ὃ μὲν ἑκατὸν ὃ δὲ ἑξήκοντα ὃ δὲ τριάκοντα. <text:span text:style-name="T3">9</text:span> ὁ ἔχων ὦτα ἀκουέτω. <text:span text:style-name="T3">10</text:span> Καὶ προσελθόντες οἱ μαθηταὶ εἶπαν αὐτῷ Διὰ τί ἐν παραβολαῖς λαλεῖς αὐτοῖς; <text:span text:style-name="T3">11</text:span> ὁ δὲ ἀποκριθεὶς εἶπεν ὅτι Ὑμῖν δέδοται γνῶναι τὰ μυστήρια τῆς βασιλείας τῶν οὐρανῶν, ἐκείνοις δὲ οὐ δέδοται. <text:span text:style-name="T3">12</text:span> ὅστις γὰρ ἔχει, δοθήσεται αὐτῷ καὶ περισσευθήσεται· ὅστις δὲ οὐκ ἔχει, καὶ ὃ ἔχει ἀρθήσεται ἀπ’ αὐτοῦ. <text:span text:style-name="T3">13</text:span> διὰ τοῦτο ἐν παραβολαῖς αὐτοῖς λαλῶ, ὅτι βλέποντες οὐ βλέπουσιν καὶ ἀκούοντες οὐκ ἀκούουσιν οὐδὲ συνίουσιν. <text:span text:style-name="T3">14</text:span> καὶ ἀναπληροῦται αὐτοῖς ἡ προφητεία <text:span text:style-name="T1">Ἡ</text:span>σαΐου ἡ λέγουσα </text:p>
      <text:p text:style-name="P2"><text:tab/><text:span text:style-name="T7">Ἀκοῇ ἀκούσετε καὶ οὐ μὴ συνῆτε, </text:span></text:p>
      <text:p text:style-name="P6"><text:tab/><text:tab/>καὶ βλέποντες βλέψετε καὶ οὐ μὴ ἴδητε. </text:p>
      <text:p text:style-name="P2"><text:tab/><text:span text:style-name="T3">15</text:span> <text:span text:style-name="T7">ἐπαχύνθη γὰρ ἡ καρδία τοῦ λαοῦ τούτου, </text:span></text:p>
      <text:p text:style-name="P6"><text:tab/><text:tab/>καὶ τοῖς ὠσὶν βαρέως ἤκουσαν, </text:p>
      <text:p text:style-name="P6"><text:tab/><text:tab/><text:tab/>καὶ τοὺς ὀφθαλμοὺς αὐτῶν ἐκάμμυσαν· </text:p>
      <text:p text:style-name="P6"><text:tab/><text:tab/><text:tab/>μή ποτε ἴδωσιν τοῖς ὀφθαλμοῖς </text:p>
      <text:p text:style-name="P6"><text:tab/><text:tab/>καὶ τοῖς ὠσὶν ἀκούσωσιν </text:p>
      <text:p text:style-name="P6"><text:tab/>καὶ τῇ καρδίᾳ συνῶσιν καὶ ἐπιστρέψωσιν, </text:p>
      <text:p text:style-name="P2"><text:span text:style-name="T7"><text:tab/><text:tab/><text:tab/>καὶ ἰάσομαι αὐτούς</text:span>. </text:p>
      <text:p text:style-name="P2"><text:span text:style-name="T3">16</text:span> ὑμῶν δὲ μακάριοι οἱ ὀφθαλμοὶ ὅτι βλέπουσιν, καὶ τὰ ὦτα ὑμῶν ὅτι ἀκούουσιν. <text:span text:style-name="T3">17</text:span> ἀμὴν γὰρ λέγω ὑμῖν ὅτι πολλοὶ προφῆται καὶ δίκαιοι ἐπεθύμησαν ἰδεῖν ἃ βλέπετε καὶ οὐκ εἶδαν, καὶ ἀκοῦσαι ἃ ἀκούετε καὶ οὐκ ἤκουσαν. <text:span text:style-name="T3">18</text:span> Ὑμεῖς οὖν ἀκούσατε τὴν παραβολὴν τοῦ σπείραντος. <text:span text:style-name="T3">19</text:span> Παντὸς ἀκούοντος τὸν λόγον τῆς βασιλείας καὶ μὴ συνιέντος, ἔρχεται ὁ πονηρὸς καὶ ἁρπάζει τὸ ἐσπαρμένον ἐν τῇ καρδίᾳ αὐτοῦ· οὗτός ἐστιν ὁ παρὰ τὴν ὁδὸν σπαρείς. <text:span text:style-name="T3">20</text:span> ὁ δὲ ἐπὶ τὰ πετρώδη σπαρείς, οὗτός ἐστιν ὁ τὸν λόγον ἀκούων καὶ εὐθὺς μετὰ χαρᾶς λαμβάνων αὐτόν· <text:span text:style-name="T3">21</text:span> οὐκ ἔχει δὲ ῥίζαν ἐν ἑαυτῷ ἀλλὰ <text:soft-page-break/>πρόσκαιρός ἐστιν, γενομένης δὲ θλίψεως ἢ διωγμοῦ διὰ τὸν λόγον εὐθὺς σκανδαλίζεται. <text:span text:style-name="T3">22</text:span> ὁ δὲ εἰς τὰς ἀκάνθας σπαρείς, οὗτός ἐστιν ὁ τὸν λόγον ἀκούων, καὶ ἡ μέριμνα τοῦ αἰῶνος καὶ ἡ ἀπάτη τοῦ πλούτου συμπνίγει τὸν λόγον, καὶ ἄκαρπος γίνεται. <text:span text:style-name="T3">23</text:span> ὁ δὲ ἐπὶ τὴν καλὴν γῆν σπαρείς, οὗτός ἐστιν ὁ τὸν λόγον ἀκούων καὶ συνιείς, ὃς δὴ καρποφορεῖ καὶ ποιεῖ ὃ μὲν ἑκατὸν ὃ δὲ ἑξήκοντα ὃ δὲ τριάκοντα. <text:span text:style-name="T3">24</text:span> Ἄλλην παραβολὴν παρέθηκεν αὐτοῖς λέγων Ὡμοιώθη ἡ βασιλεία τῶν οὐρανῶν ἀνθρώπῳ σπείραντι καλὸν σπέρμα ἐν τῷ ἀγρῷ αὐτοῦ. <text:span text:style-name="T3">25</text:span> ἐν δὲ τῷ καθεύδειν τοὺς ἀνθρώπους ἦλθεν αὐτοῦ ὁ ἐχθρὸς καὶ ἐπέσπειρεν ζιζάνια ἀνὰ μέσον τοῦ σίτου καὶ ἀπῆλθεν. <text:span text:style-name="T3">26</text:span> ὅτε δὲ ἐβλάστησεν ὁ χόρτος καὶ καρπὸν ἐποίησεν, τότε ἐφάνη καὶ τὰ ζιζάνια. <text:span text:style-name="T3">27</text:span> προσελθόντες δὲ οἱ δοῦλοι τοῦ οἰκοδεσπότου εἶπον αὐτῷ Κύριε, οὐχὶ καλὸν σπέρμα ἔσπειρας ἐν τῷ σῷ ἀγρῷ; πόθεν οὖν ἔχει ζιζάνια; <text:span text:style-name="T3">28</text:span> ὁ δὲ ἔφη αὐτοῖς Ἐχθρὸς ἄνθρωπος τοῦτο ἐποίησεν. οἱ δὲ δοῦλοι αὐτῷ λέγουσιν Θέλεις οὖν ἀπελθόντες συλλέξωμεν αὐτά; <text:span text:style-name="T3">29</text:span> ὁ δέ φησιν Οὔ, μή ποτε συλλέγοντες τὰ ζιζάνια ἐκριζώσητε ἅμα αὐτοῖς τὸν σῖτον· <text:span text:style-name="T3">30</text:span> ἄφετε συναυξάνεσθαι ἀμφότερα <text:span text:style-name="T1">ἕ</text:span>ως τοῦ θερισμοῦ· καὶ ἐν καιρῷ τοῦ θερισμοῦ ἐρῶ τοῖς θερισταῖς Συλλέξατε πρῶτον τὰ ζιζάνια καὶ δήσατε αὐτὰ εἰς δέσμας πρὸς τὸ κατακαῦσαι αὐτά, τὸν δὲ σῖτον συναγάγετε εἰς τὴν ἀποθήκην μου. <text:span text:style-name="T3">31</text:span> Ἄλλην παραβολὴν παρέθηκεν αὐτοῖς λέγων Ὁμοία ἐστὶν ἡ βασιλεία τῶν οὐρανῶν κόκκῳ σινάπεως, ὃν λαβὼν ἄνθρωπος ἔσπειρεν ἐν τῷ ἀγρῷ αὐτοῦ· <text:span text:style-name="T3">32</text:span> ὃ μικρότερον μέν ἐστιν πάντων τῶν σπερμάτων, ὅταν δὲ αὐξηθῇ, μεῖζον τῶν λαχάνων ἐστὶν καὶ γίνεται δένδρον, ὥστε ἐλθεῖν <text:span text:style-name="T7">τὰ πετεινὰ τοῦ οὐρανοῦ</text:span> καὶ <text:span text:style-name="T7">κατασκηνοῖν ἐν τοῖς κλάδοις αὐτοῦ</text:span>. <text:span text:style-name="T3">33</text:span> Ἄλλην παραβολὴν ἐλάλησεν αὐτοῖς Ὁμοία ἐστὶν ἡ βασιλεία τῶν οὐρανῶν ζύμῃ, ἣν λαβοῦσα γυνὴ ἐνέκρυψεν εἰς ἀλεύρου σάτα τρία, ἕως οὗ ἐζυμώθη ὅλον. <text:span text:style-name="T3">34</text:span> Ταῦτα πάντα ἐλάλησεν ὁ Ἰησοῦς ἐν <text:soft-page-break/>παραβολαῖς τοῖς ὄχλοις, καὶ χωρὶς παραβολῆς οὐδὲν ἐλάλει αὐτοῖς· <text:span text:style-name="T3">35</text:span> ὅπως πληρωθῇ τὸ ῥηθὲν διὰ τοῦ προφήτου λέγοντος <text:tab/><text:span text:style-name="T7">Ἀνοίξω ἐν παραβολαῖς τὸ στόμα μου, </text:span></text:p>
      <text:p text:style-name="P2"><text:span text:style-name="T7"><text:tab/>ἐρεύξομαι κεκρυμμένα ἀπὸ καταβολῆς</text:span>. </text:p>
      <text:p text:style-name="P2"><text:tab/><text:span text:style-name="T3">36</text:span> Τότε ἀφεὶς τοὺς ὄχλους ἦλθεν εἰς τὴν οἰκίαν. Καὶ προσῆλθον αὐτῷ οἱ μαθηταὶ αὐτοῦ λέγοντες Διασάφησον ἡμῖν τὴν παραβολὴν τῶν ζιζανίων τοῦ ἀγροῦ. <text:span text:style-name="T3">37</text:span> ὁ δὲ ἀποκριθεὶς εἶπεν Ὁ σπείρων τὸ καλὸν σπέρμα ἐστὶν ὁ Υἱὸς τοῦ ἀνθρώπου· <text:span text:style-name="T3">38</text:span> ὁ δὲ ἀγρός ἐστιν ὁ κόσμος· τὸ δὲ καλὸν σπέρμα, οὗτοί εἰσιν οἱ υἱοὶ τῆς βασιλείας· τὰ δὲ ζιζάνιά εἰσιν οἱ υἱοὶ τοῦ πονηροῦ, <text:span text:style-name="T3">39</text:span> ὁ δὲ ἐχθρὸς ὁ σπείρας αὐτά ἐστιν ὁ διάβολος· ὁ δὲ θερισμὸς συντέλεια αἰῶνός ἐστιν, οἱ δὲ θερισταὶ ἄγγελοί εἰσιν. <text:span text:style-name="T3">40</text:span> ὥσπερ οὖν συλλέγεται τὰ ζιζάνια καὶ πυρὶ κατακαίεται, οὕτως ἔσται ἐν τῇ συντελείᾳ τοῦ αἰῶνος. <text:span text:style-name="T3">41</text:span> ἀποστελεῖ ὁ Υἱὸς τοῦ ἀνθρώπου τοὺς ἀγγέλους αὐτοῦ, καὶ συλλέξουσιν ἐκ τῆς βασιλείας αὐτοῦ πάντα <text:span text:style-name="T7">τὰ σκάνδαλα καὶ τοὺς ποιοῦντας τὴν ἀνομίαν</text:span>, <text:span text:style-name="T3">42</text:span> καὶ βαλοῦσιν αὐτοὺς εἰς τὴν κάμινον τοῦ πυρός· ἐκεῖ ἔσται ὁ κλαυθμὸς καὶ ὁ βρυγμὸς τῶν ὀδόντων. <text:span text:style-name="T3">43</text:span> <text:span text:style-name="T7">τότε οἱ δίκαιοι ἐκλάμψουσιν</text:span> ὡς ὁ ἥλιος ἐν τῇ βασιλείᾳ τοῦ Πατρὸς αὐτῶν. ὁ ἔχων ὦτα ἀκουέτω. <text:span text:style-name="T3">44</text:span> Ὁμοία ἐστὶν ἡ βασιλεία τῶν οὐρανῶν θησαυρῷ κεκρυμμένῳ ἐν τῷ ἀγρῷ, ὃν εὑρὼν ἄνθρωπος ἔκρυψεν, καὶ ἀπὸ τῆς χαρᾶς αὐτοῦ ὑπάγει καὶ πωλεῖ ὅσα ἔχει καὶ ἀγοράζει τὸν ἀγρὸν ἐκεῖνον. <text:span text:style-name="T3">45</text:span> Πάλιν ὁμοία ἐστὶν ἡ βασιλεία τῶν οὐρανῶν ἐμπόρῳ ζητοῦντι καλοὺς μαργαρίτας· <text:span text:style-name="T3">46</text:span> εὑρὼν δὲ ἕνα πολύτιμον μαργαρίτην ἀπελθὼν πέπρακεν πάντα ὅσα εἶχεν καὶ ἠγόρασεν αὐτόν. <text:span text:style-name="T3">47</text:span> Πάλιν ὁμοία ἐστὶν ἡ βασιλεία τῶν οὐρανῶν σαγήνῃ βληθείσῃ εἰς τὴν θάλασσαν καὶ ἐκ παντὸς γένους συναγαγούσῃ· <text:span text:style-name="T3">48</text:span> ἣν ὅτε ἐπληρώθη ἀναβιβάσαντες ἐπὶ τὸν αἰγιαλὸν καὶ καθίσαντες συνέλεξαν τὰ καλὰ εἰς ἄγγη, τὰ δὲ σαπρὰ ἔξω ἔβαλον. <text:span text:style-name="T3">49</text:span> οὕτως ἔσται ἐν τῇ συντελείᾳ τοῦ αἰῶνος· ἐξελεύσονται οἱ <text:soft-page-break/>ἄγγελοι καὶ ἀφοριοῦσιν τοὺς πονηροὺς ἐκ μέσου τῶν δικαίων, <text:span text:style-name="T3">50</text:span> καὶ βαλοῦσιν αὐτοὺς εἰς τὴν κάμινον τοῦ πυρός· ἐκεῖ ἔσται ὁ κλαυθμὸς καὶ ὁ βρυγμὸς τῶν ὀδόντων. <text:span text:style-name="T3">51</text:span> Συνήκατε ταῦτα πάντα; λέγουσιν αὐτῷ Ναί. <text:span text:style-name="T3">52</text:span> ὁ δὲ εἶπεν αὐτοῖς Διὰ τοῦτο πᾶς γραμματεὺς μαθητευθεὶς τῇ βασιλείᾳ τῶν οὐρανῶν ὅμοιός ἐστιν ἀνθρώπῳ οἰκοδεσπότῃ ὅστις ἐκβάλλει ἐκ τοῦ θησαυροῦ αὐτοῦ καινὰ καὶ παλαιά. </text:p>
      <text:p text:style-name="P2"><text:span text:style-name="T3"><text:tab/>53</text:span> Καὶ ἐγένετο ὅτε ἐτέλεσεν ὁ Ἰησοῦς τὰς παραβολὰς ταύτας, μετῆρεν ἐκεῖθεν. <text:span text:style-name="T3">54</text:span> καὶ ἐλθὼν εἰς τὴν πατρίδα αὐτοῦ ἐδίδασκεν αὐτοὺς ἐν τῇ συναγωγῇ αὐτῶν, ὥστε ἐκπλήσσεσθαι αὐτοὺς καὶ λέγειν Πόθεν τούτῳ ἡ σοφία αὕτη καὶ αἱ δυνάμεις; <text:span text:style-name="T3">55</text:span> οὐχ οὗτός ἐστιν ὁ τοῦ τέκτονος υἱός; οὐχ ἡ μήτηρ αὐτοῦ λέγεται Μαριὰμ καὶ οἱ ἀδελφοὶ αὐτοῦ Ἰάκωβος καὶ Ἰωσὴφ καὶ Σίμων καὶ Ἰούδας; <text:span text:style-name="T3">56</text:span> καὶ αἱ ἀδελφαὶ αὐτοῦ οὐχὶ πᾶσαι πρὸς ἡμᾶς εἰσιν; πόθεν οὖν τούτῳ ταῦτα πάντα; <text:span text:style-name="T3">57</text:span> καὶ ἐσκανδαλίζοντο ἐν αὐτῷ. ὁ δὲ Ἰησοῦς εἶπεν αὐτοῖς Οὐκ ἔστιν προφήτης ἄτιμος εἰ μὴ ἐν τῇ πατρίδι καὶ ἐν τῇ οἰκίᾳ αὐτοῦ. <text:span text:style-name="T3">58</text:span> καὶ οὐκ ἐποίησεν ἐκεῖ δυνάμεις πολλὰς διὰ τὴν ἀπιστίαν αὐτῶν. </text:p>
      <text:p text:style-name="P2"/>
      <text:h text:style-name="P8" text:outline-level="2">14</text:h>
      <text:p text:style-name="P2"/>
      <text:p text:style-name="P2"><text:tab/><text:span text:style-name="T3">1</text:span> Ἐν ἐκείνῳ τῷ καιρῷ ἤκουσεν Ἡρῴδης ὁ τετραάρχης τὴν ἀκοὴν Ἰησοῦ, <text:span text:style-name="T3">2</text:span> καὶ εἶπεν τοῖς παισὶν αὐτοῦ Οὗτός ἐστιν Ἰωάνης ὁ Βαπτιστής· αὐτὸς ἠγέρθη ἀπὸ τῶν νεκρῶν, καὶ διὰ τοῦτο αἱ δυνάμεις ἐνεργοῦσιν ἐν αὐτῷ. <text:span text:style-name="T3">3</text:span> Ὁ γὰρ Ἡρῴδης κρατήσας τὸν Ἰωάνην ἔδησεν καὶ ἐν φυλακῇ ἀπέθετο διὰ Ἡρῳδιάδα τὴν γυναῖκα Φιλίππου τοῦ ἀδελφοῦ αὐτοῦ· <text:span text:style-name="T3">4</text:span> ἔλεγεν γὰρ ὁ Ἰωάνης αὐτῷ Οὐκ ἔξεστίν σοι ἔχειν αὐτήν. <text:span text:style-name="T3">5</text:span> καὶ <text:soft-page-break/>θέλων αὐτὸν ἀποκτεῖναι ἐφοβήθη τὸν ὄχλον, ὅτι ὡς προφήτην αὐτὸν εἶχον. <text:span text:style-name="T3">6</text:span> γενεσίοις δὲ γενομένοις τοῦ Ἡρῴδου ὠρχήσατο ἡ θυγάτηρ τῆς Ἡρῳδιάδος ἐν τῷ μέσῳ καὶ ἤρεσεν τῷ Ἡρῴδῃ, <text:span text:style-name="T3">7</text:span> ὅθεν μεθ’ ὅρκου ὡμολόγησεν αὐτῇ δοῦναι ὃ ἐὰν αἰτήσηται. <text:span text:style-name="T3">8</text:span> ἡ δὲ προβιβασθεῖσα ὑπὸ τῆς μητρὸς αὐτῆς Δός μοι, φησίν, ὧδε ἐπὶ πίνακι τὴν κεφαλὴν Ἰωάνου τοῦ Βαπτιστοῦ. <text:span text:style-name="T3">9</text:span> καὶ λυπηθεὶς ὁ βασιλεὺς διὰ τοὺς ὅρκους καὶ τοὺς συνανακειμένους ἐκέλευσεν δοθῆναι, <text:span text:style-name="T3">10</text:span> καὶ πέμψας ἀπεκεφάλισεν Ἰωάνην ἐν τῇ φυλακῇ. <text:span text:style-name="T3">11</text:span> καὶ ἠνέχθη ἡ κεφαλὴ αὐτοῦ ἐπὶ πίνακι καὶ ἐδόθη τῷ κορασίῳ, καὶ ἤνεγκεν τῇ μητρὶ αὐτῆς. <text:span text:style-name="T3">12</text:span> καὶ προσελθόντες οἱ μαθηταὶ αὐτοῦ ἦραν τὸ πτῶμα καὶ ἔθαψαν αὐτόν, καὶ ἐλθόντες ἀπήγγειλαν τῷ Ἰησοῦ. <text:span text:style-name="T3">13</text:span> Ἀκούσας δὲ ὁ Ἰησοῦς ἀνεχώρησεν ἐκεῖθεν ἐν πλοίῳ εἰς ἔρημον τόπον κατ’ ἰδίαν· καὶ ἀκούσαντες οἱ ὄχλοι ἠκολούθησαν αὐτῷ πεζῇ ἀπὸ τῶν πόλεων. <text:span text:style-name="T3">14</text:span> Καὶ ἐξελθὼν εἶδεν πολὺν ὄχλον, καὶ ἐσπλαγχνίσθη ἐπ’ αὐτοῖς καὶ ἐθεράπευσεν τοὺς ἀρρώστους αὐτῶν. <text:span text:style-name="T3">15</text:span> ὀψίας δὲ γενομένης προσῆλθον αὐτῷ οἱ μαθηταὶ λέγοντες Ἔρημός ἐστιν ὁ τόπος καὶ ἡ ὥρα ἤδη παρῆλθεν· ἀπόλυσον οὖν τοὺς ὄχλους, ἵνα ἀπελθόντες εἰς τὰς κώμας ἀγοράσωσιν ἑαυτοῖς βρώματα. <text:span text:style-name="T3">16</text:span> ὁ δὲ Ἰησοῦς εἶπεν αὐτοῖς Οὐ χρείαν ἔχουσιν ἀπελθεῖν· δότε αὐτοῖς ὑμεῖς φαγεῖν. <text:span text:style-name="T3">17</text:span> οἱ δὲ λέγουσιν αὐτῷ Οὐκ ἔχομεν ὧδε εἰ μὴ πέντε ἄρτους καὶ δύο ἰχθύας. <text:span text:style-name="T3">18</text:span> ὁ δὲ εἶπεν· Φέρετέ μοι ὧδε αὐτούς. <text:span text:style-name="T3">19</text:span> καὶ κελεύσας τοὺς ὄχλους ἀνακλιθῆναι ἐπὶ τοῦ χόρτου, λαβὼν τοὺς πέντε ἄρτους καὶ τοὺς δύο ἰχθύας, ἀναβλέψας εἰς τὸν οὐρανὸν εὐλόγησεν, καὶ κλάσας ἔδωκεν τοῖς μαθηταῖς τοὺς ἄρτους, οἱ δὲ μαθηταὶ τοῖς ὄχλοις. <text:span text:style-name="T3">20</text:span> καὶ ἔφαγον πάντες καὶ ἐχορτάσθησαν, καὶ ἦραν τὸ περισσεῦον τῶν κλασμάτων δώδεκα κοφίνους πλήρεις. <text:span text:style-name="T3">21</text:span> οἱ δὲ ἐσθίοντες ἦσαν ἄνδρες ὡσεὶ πεντακισχίλιοι χωρὶς γυναικῶν καὶ παιδίων. <text:span text:style-name="T3">22</text:span> Καὶ εὐθέως ἠνάγκασεν τοὺς μαθητὰς ἐμβῆναι εἰς <text:soft-page-break/>τὸ πλοῖον καὶ προάγειν αὐτὸν εἰς τὸ πέραν, ἕως οὗ ἀπολύσῃ τοὺς ὄχλους. <text:span text:style-name="T3">23</text:span> καὶ ἀπολύσας τοὺς ὄχλους ἀνέβη εἰς τὸ ὄρος κατ’ ἰδίαν προσεύξασθαι. ὀψίας δὲ γενομένης μόνος ἦν ἐκεῖ. <text:span text:style-name="T3">24</text:span> τὸ δὲ πλοῖον ἤδη σταδίους πολλοὺς ἀπὸ τῆς γῆς ἀπεῖχεν, βασανιζόμενον ὑπὸ τῶν κυμάτων, ἦν γὰρ ἐναντίος ὁ ἄνεμος. <text:span text:style-name="T3">25</text:span> τετάρτῃ δὲ φυλακῇ τῆς νυκτὸς ἦλθεν πρὸς αὐτοὺς περιπατῶν ἐπὶ τὴν θάλασσαν. <text:span text:style-name="T3">26</text:span> οἱ δὲ μαθηταὶ ἰδόντες αὐτὸν ἐπὶ τῆς θαλάσσης περιπατοῦντα ἐταράχθησαν λέγοντες ὅτι Φάντασμά ἐστιν, καὶ ἀπὸ τοῦ φόβου ἔκραξαν. <text:span text:style-name="T3">27</text:span> εὐθὺς δὲ ἐλάλησεν ὁ Ἰησοῦς αὐτοῖς λέγων Θαρσεῖτε, ἐγώ εἰμι· μὴ φοβεῖσθε. <text:span text:style-name="T3">28</text:span> ἀποκριθεὶς δὲ αὐτῷ ὁ Πέτρος εἶπεν Κύριε, εἰ σὺ εἶ, κέλευσόν με ἐλθεῖν πρὸς σὲ ἐπὶ τὰ ὕδατα. <text:span text:style-name="T3">29</text:span> ὁ δὲ εἶπεν Ἐλθέ. καὶ καταβὰς ἀπὸ τοῦ πλοίου Πέτρος περιεπάτησεν ἐπὶ τὰ ὕδατα καὶ ἦλθεν πρὸς τὸν Ἰησοῦν. <text:span text:style-name="T3">30</text:span> βλέπων δὲ τὸν ἄνεμον ἐφοβήθη, καὶ ἀρξάμενος καταποντίζεσθαι ἔκραξεν λέγων Κύριε, σῶσόν με. <text:span text:style-name="T3">31</text:span> εὐθέως δὲ ὁ Ἰησοῦς ἐκτείνας τὴν χεῖρα ἐπελάβετο αὐτοῦ καὶ λέγει αὐτῷ Ὀλιγόπιστε, εἰς τί ἐδίστασας; <text:span text:style-name="T3">32</text:span> καὶ ἀναβάντων αὐτῶν εἰς τὸ πλοῖον ἐκόπασεν ὁ ἄνεμος. <text:span text:style-name="T3">33</text:span> οἱ δὲ ἐν τῷ πλοίῳ προσεκύνησαν αὐτῷ λέγοντες Ἀληθῶς Θεοῦ Υἱὸς εἶ. <text:span text:style-name="T3">34</text:span> Καὶ διαπεράσαντες ἦλθον ἐπὶ τὴν γῆν εἰς Γεννησαρέτ. <text:span text:style-name="T3">35</text:span> καὶ ἐπιγνόντες αὐτὸν οἱ ἄνδρες τοῦ τόπου ἐκείνου ἀπέστειλαν εἰς ὅλην τὴν περίχωρον ἐκείνην, καὶ προσήνεγκαν αὐτῷ πάντας τοὺς κακῶς ἔχοντας, <text:span text:style-name="T3">36</text:span> καὶ παρεκάλουν αὐτὸν ἵνα μόνον ἅψωνται τοῦ κρασπέδου τοῦ ἱματίου αὐτοῦ· καὶ ὅσοι ἥψαντο διεσώθησαν. </text:p>
      <text:p text:style-name="P2"/>
      <text:h text:style-name="P8" text:outline-level="2">15</text:h>
      <text:p text:style-name="P2"/>
      <text:p text:style-name="P2"><text:tab/><text:span text:style-name="T3">1</text:span> Τότε προσέρχονται τῷ Ἰησοῦ ἀπὸ Ἱεροσολύμων <text:soft-page-break/>Φαρισαῖοι καὶ γραμματεῖς λέγοντες <text:span text:style-name="T3">2</text:span> Διὰ τί οἱ μαθηταί σου παραβαίνουσιν τὴν παράδοσιν τῶν πρεσβυτέρων; οὐ γὰρ νίπτονται τὰς χεῖρας ὅταν ἄρτον ἐσθίωσιν. <text:span text:style-name="T3">3</text:span> ὁ δὲ ἀποκριθεὶς εἶπεν αὐτοῖς Διὰ τί καὶ ὑμεῖς παραβαίνετε τὴν ἐντολὴν τοῦ Θεοῦ διὰ τὴν παράδοσιν ὑμῶν; <text:span text:style-name="T3">4</text:span> ὁ γὰρ Θεὸς εἶπεν <text:span text:style-name="T7">Τίμα τὸν πατέρα καὶ τὴν μητέρα</text:span>, καί <text:span text:style-name="T7">Ὁ κακολογῶν πατέρα ἢ μητέρα θανάτῳ τελευτάτω·</text:span> <text:span text:style-name="T3">5</text:span> ὑμεῖς δὲ λέγετε Ὃς ἂν εἴπῃ τῷ πατρὶ ἢ τῇ μητρί Δῶρον ὃ ἐὰν ἐξ ἐμοῦ ὠφεληθῇς, <text:span text:style-name="T3">6</text:span> οὐ μὴ τιμήσει τὸν πατέρα αὐτοῦ ἢ τὴν μητέρα αὐτοῦ· καὶ ἠκυρώσατε τὸν λόγον τοῦ Θεοῦ διὰ τὴν παράδοσιν ὑμῶν. <text:span text:style-name="T3">7</text:span> ὑποκριταί, καλῶς ἐπροφήτευσεν περὶ ὑμῶν <text:span text:style-name="T1">Ἡ</text:span>σαΐας λέγων </text:p>
      <text:p text:style-name="P2"><text:span text:style-name="T3">8</text:span> <text:span text:style-name="T7">Ὁ λαὸς οὗτος τοῖς χείλεσίν με τιμᾷ, </text:span></text:p>
      <text:p text:style-name="P6"><text:tab/>ἡ δὲ καρδία αὐτῶν πόρρω ἀπέχει ἀπ’ ἐμοῦ· </text:p>
      <text:p text:style-name="P2"><text:span text:style-name="T3">9</text:span> <text:span text:style-name="T7">μάτην δὲ σέβονταί με, </text:span></text:p>
      <text:p text:style-name="P2"><text:span text:style-name="T7"><text:tab/>διδάσκοντες διδασκαλίας ἐντάλματα ἀνθρώπων</text:span>. </text:p>
      <text:p text:style-name="P2"><text:span text:style-name="T3">10</text:span> Καὶ προσκαλεσάμενος τὸν ὄχλον εἶπεν αὐτοῖς Ἀκούετε καὶ συνίετε· <text:span text:style-name="T3">11</text:span> οὐ τὸ εἰσερχόμενον εἰς τὸ στόμα κοινοῖ τὸν ἄνθρωπον, ἀλλὰ τὸ ἐκπορευόμενον ἐκ τοῦ στόματος τοῦτο κοινοῖ τὸν ἄνθρωπον. <text:span text:style-name="T3">12</text:span> Τότε προσελθόντες οἱ μαθηταὶ λέγουσιν αὐτῷ Οἶδας ὅτι οἱ Φαρισαῖοι ἀκούσαντες τὸν λόγον ἐσκανδαλίσθησαν; <text:span text:style-name="T3">13</text:span> ὁ δὲ ἀποκριθεὶς εἶπεν Πᾶσα φυτεία ἣν οὐκ ἐφύτευσεν ὁ Πατήρ μου ὁ οὐράνιος ἐκριζωθήσεται. <text:span text:style-name="T3">14</text:span> ἄφετε αὐτούς· τυφλοί εἰσιν ὁδηγοί τυφλῶν· τυφλὸς δὲ τυφλὸν ἐὰν ὁδηγῇ, ἀμφότεροι εἰς βόθυνον πεσοῦνται. <text:span text:style-name="T3">15</text:span> Ἀποκριθεὶς δὲ ὁ Πέτρος εἶπεν αὐτῷ Φράσον ἡμῖν τὴν παραβολήν. <text:span text:style-name="T3">16</text:span> ὁ δὲ εἶπεν Ἀκμὴν καὶ ὑμεῖς ἀσύνετοί ἐστε; <text:span text:style-name="T3">17</text:span> οὐ νοεῖτε ὅτι πᾶν τὸ εἰσπορευόμενον εἰς τὸ στόμα εἰς τὴν κοιλίαν χωρεῖ καὶ εἰς ἀφεδρῶνα ἐκβάλλεται; <text:span text:style-name="T3">18</text:span> τὰ δὲ ἐκπορευόμενα ἐκ τοῦ στόματος ἐκ τῆς καρδίας ἐξέρχεται, κἀκεῖνα κοινοῖ τὸν ἄνθρωπον. <text:span text:style-name="T3">19</text:span> ἐκ γὰρ τῆς καρδίας ἐξέρχονται διαλογισμοὶ πονηροί, φόνοι, μοιχεῖαι, πορνεῖαι, κλοπαί, ψευδομαρτυρίαι, <text:soft-page-break/>βλασφημίαι. <text:span text:style-name="T3">20</text:span> ταῦτά ἐστιν τὰ κοινοῦντα τὸν ἄνθρωπον· τὸ δὲ ἀνίπτοις χερσὶν φαγεῖν οὐ κοινοῖ τὸν ἄνθρωπον. </text:p>
      <text:p text:style-name="P2"><text:span text:style-name="T3"><text:tab/>21</text:span> Καὶ ἐξελθὼν ἐκεῖθεν ὁ Ἰησοῦς ἀνεχώρησεν εἰς τὰ μέρη Τύρου καὶ Σιδῶνος. <text:span text:style-name="T3">22</text:span> καὶ ἰδοὺ γυνὴ Χαναναία ἀπὸ τῶν ὁρίων ἐκείνων ἐξελθοῦσα ἔκραζεν λέγουσα Ἐλέησόν με, Κύριε υἱὸς Δαυείδ· ἡ θυγάτηρ μου κακῶς δαιμονίζεται. <text:span text:style-name="T3">23</text:span> ὁ δὲ οὐκ ἀπεκρίθη αὐτῇ λόγον. καὶ προσελθόντες οἱ μαθηταὶ αὐτοῦ ἠρώτουν αὐτὸν λέγοντες Ἀπόλυσον αὐτήν, ὅτι κράζει ὄπισθεν ἡμῶν. <text:span text:style-name="T3">24</text:span> ὁ δὲ ἀποκριθεὶς εἶπεν Οὐκ ἀπεστάλην εἰ μὴ εἰς τὰ πρόβατα τὰ ἀπολωλότα οἴκου Ἰσραήλ. <text:span text:style-name="T3">25</text:span> ἡ δὲ ἐλθοῦσα προσεκύνει αὐτῷ λέγουσα Κύριε, βοήθει μοι. <text:span text:style-name="T3">26</text:span> ὁ δὲ ἀποκριθεὶς εἶπεν Οὐκ ἔστιν καλὸν λαβεῖν τὸν ἄρτον τῶν τέκνων καὶ βαλεῖν τοῖς κυναρίοις. <text:span text:style-name="T3">27</text:span> ἡ δὲ εἶπεν Ναί, κύριε· καὶ γὰρ τὰ κυνάρια ἐσθίει ἀπὸ τῶν ψιχίων τῶν πιπτόντων ἀπὸ τῆς τραπέζης τῶν κυρίων αὐτῶν. <text:span text:style-name="T3">28</text:span> τότε ἀποκριθεὶς ὁ Ἰησοῦς εἶπεν αὐτῇ Ὦ γύναι, μεγάλη σου ἡ πίστις· γενηθήτω σοι ὡς θέλεις. καὶ ἰάθη ἡ θυγάτηρ αὐτῆς ἀπὸ τῆς ὥρας ἐκείνης. </text:p>
      <text:p text:style-name="P2"><text:tab/><text:span text:style-name="T3">29</text:span> Καὶ μεταβὰς ἐκεῖθεν ὁ Ἰησοῦς ἦλθεν παρὰ τὴν θάλασσαν τῆς Γαλιλαίας, καὶ ἀναβὰς εἰς τὸ ὄρος ἐκάθητο ἐκεῖ. <text:span text:style-name="T3">30</text:span> καὶ προσῆλθον αὐτῷ ὄχλοι πολλοὶ ἔχοντες μεθ’ ἑαυτῶν χωλούς, κυλλούς, τυφλούς, κωφούς, καὶ ἑτέρους πολλούς, καὶ ἔριψαν αὐτοὺς παρὰ τοὺς πόδας αὐτοῦ· καὶ ἐθεράπευσεν αὐτούς· <text:span text:style-name="T3">31</text:span> ὥστε τὸν ὄχλον θαυμάσαι βλέποντας κωφοὺς λαλοῦντας κυλλοὺς ὑγιεῖς καὶ χωλοὺς περιπατοῦντας καὶ τυφλοὺς βλέποντας· καὶ ἐδόξασαν τὸν Θεὸν Ἰσραήλ. <text:span text:style-name="T3">32</text:span> Ὁ δὲ Ἰησοῦς προσκαλεσάμενος τοὺς μαθητὰς αὐτοῦ εἶπεν Σπλαγχνίζομαι ἐπὶ τὸν ὄχλον, ὅτι ἤδη ἡμέραι τρεῖς προσμένουσίν μοι καὶ οὐκ ἔχουσιν τί φάγωσιν· καὶ ἀπολῦσαι αὐτοὺς νήστεις οὐ θέλω, μή ποτε ἐκλυθῶσιν ἐν τῇ ὁδῷ. <text:span text:style-name="T3">33</text:span> καὶ λέγουσιν αὐτῷ οἱ μαθηταί Πόθεν ἡμῖν ἐν ἐρημίᾳ ἄρτοι τοσοῦτοι ὥστε χορτάσαι ὄχλον τοσοῦτον; <text:span text:style-name="T3">34</text:span> καὶ λέγει αὐτοῖς <text:soft-page-break/>ὁ Ἰησοῦς Πόσους ἄρτους ἔχετε; οἱ δὲ εἶπαν Ἑπτά, καὶ ὀλίγα ἰχθύδια. <text:span text:style-name="T3">35</text:span> καὶ παραγγείλας τῷ ὄχλῳ ἀναπεσεῖν ἐπὶ τὴν γῆν <text:span text:style-name="T3">36</text:span> ἔλαβεν τοὺς ἑπτὰ ἄρτους καὶ τοὺς ἰχθύας καὶ εὐχαριστήσας ἔκλασεν καὶ ἐδίδου τοῖς μαθηταῖς, οἱ δὲ μαθηταὶ τοῖς ὄχλοις. <text:span text:style-name="T3">37</text:span> καὶ ἔφαγον πάντες καὶ ἐχορτάσθησαν, καὶ τὸ περισσεῦον τῶν κλασμάτων ἦραν ἑπτὰ σφυρίδας πλήρεις. <text:span text:style-name="T3">38</text:span> οἱ δὲ ἐσθίοντες ἦσαν τετρακισχίλιοι ἄνδρες χωρὶς γυναικῶν καὶ παιδίων. <text:span text:style-name="T3">39</text:span> Καὶ ἀπολύσας τοὺς ὄχλους ἐνέβη εἰς τὸ πλοῖον, καὶ ἦλθεν εἰς τὰ ὅρια Μαγαδάν. </text:p>
      <text:p text:style-name="P2"/>
      <text:h text:style-name="P8" text:outline-level="2">16</text:h>
      <text:p text:style-name="P2"/>
      <text:p text:style-name="P5"><text:tab/><text:span text:style-name="T3">1</text:span> Καὶ προσελθόντες οἱ Φαρισαῖοι καὶ Σαδδουκαῖοι πειράζοντες ἐπηρώτησαν αὐτὸν σημεῖον ἐκ τοῦ οὐρανοῦ ἐπιδεῖξαι αὐτοῖς. <text:span text:style-name="T3">2</text:span> ὁ δὲ ἀποκριθεὶς εἶπεν αὐτοῖς Ὀψίας γενομένης λέγετε Εὐδία, πυρράζει γὰρ ὁ οὐρανός· <text:span text:style-name="T3">3</text:span> καὶ πρωΐ Σήμερον χειμών, πυρράζει γὰρ στυγνάζων ὁ οὐρανός. τὸ μὲν πρόσωπον τοῦ οὐρανοῦ γινώσκετε διακρίνειν, τὰ δὲ σημεῖα τῶν καιρῶν οὐ δύνασθε; <text:span text:style-name="T3">4</text:span> γενεὰ πονηρὰ καὶ μοιχαλὶς σημεῖον ἐπιζητεῖ, καὶ σημεῖον οὐ δοθήσεται αὐτῇ εἰ μὴ τὸ σημεῖον Ἰωνᾶ. καὶ καταλιπὼν αὐτοὺς ἀπῆλθεν. <text:span text:style-name="T3">5</text:span> Καὶ ἐλθόντες οἱ μαθηταὶ εἰς τὸ πέραν ἐπελάθοντο ἄρτους λαβεῖν. <text:span text:style-name="T3">6</text:span> ὁ δὲ Ἰησοῦς εἶπεν αὐτοῖς Ὁρᾶτε καὶ προσέχετε ἀπὸ τῆς ζύμης τῶν Φαρισαίων καὶ Σαδδουκαίων. <text:span text:style-name="T3">7</text:span> οἱ δὲ διελογίζοντο ἐν ἑαυτοῖς λέγοντες ὅτι Ἄρτους οὐκ ἐλάβομεν. <text:span text:style-name="T3">8</text:span> γνοὺς δὲ ὁ Ἰησοῦς εἶπεν Τί διαλογίζεσθε ἐν ἑαυτοῖς, ὀλιγόπιστοι, ὅτι ἄρτους οὐκ <text:span text:style-name="T1">ἔ</text:span>χετε; <text:span text:style-name="T3">9</text:span> οὔπω νοεῖτε, οὐδὲ μνημονεύετε τοὺς πέντε ἄρτους τῶν πεντακισχιλίων καὶ πόσους κοφίνους ἐλάβετε; <text:span text:style-name="T3">10</text:span> οὐδὲ τοὺς ἑπτὰ ἄρτους τῶν τετρακισχιλίων καὶ πόσας σφυρίδας ἐλάβετε; <text:soft-page-break/><text:span text:style-name="T3">11</text:span> πῶς οὐ νοεῖτε ὅτι οὐ περὶ ἄρτων εἶπον ὑμῖν; προσέχετε δὲ ἀπὸ τῆς ζύμης τῶν Φαρισαίων καὶ Σαδδουκαίων. <text:span text:style-name="T3">12</text:span> τότε συνῆκαν ὅτι οὐκ εἶπεν προσέχειν ἀπὸ τῆς ζύμης τῶν ἄρτων, ἀλλὰ ἀπὸ τῆς διδαχῆς τῶν Φαρισαίων καὶ Σαδδουκαίων. </text:p>
      <text:p text:style-name="P2"><text:tab/><text:span text:style-name="T3">13</text:span> Ἐλθὼν δὲ ὁ Ἰησοῦς εἰς τὰ μέρη Καισαρίας τῆς Φιλίππου ἠρώτα τοὺς μαθητὰς αὐτοῦ λέγων Τίνα λέγουσιν οἱ ἄνθρωποι εἶναι τὸν Υἱὸν τοῦ ἀνθρώπου; <text:span text:style-name="T3">14</text:span> οἱ δὲ εἶπαν Οἱ μὲν Ἰωάνην τὸν Βαπτιστήν, ἄλλοι δὲ Ἡλείαν, ἕτεροι δὲ <text:span text:style-name="T1">Ἱ</text:span>ερεμίαν ἢ ἕνα τῶν προφητῶν. <text:span text:style-name="T3">15</text:span> λέγει αὐτοῖς Ὑμεῖς δὲ τίνα με λέγετε εἶναι; <text:span text:style-name="T3">16</text:span> ἀποκριθεὶς δὲ Σίμων Πέτρος εἶπεν Σὺ εἶ ὁ Χριστὸς ὁ Υἱὸς τοῦ Θεοῦ τοῦ ζῶντος. <text:span text:style-name="T3">17</text:span> ἀποκριθεὶς δὲ ὁ Ἰησοῦς εἶπεν αὐτῷ Μακάριος εἶ, Σίμων Βαριωνᾶ, ὅτι σὰρξ καὶ αἷμα οὐκ ἀπεκάλυψέν σοι ἀλλ’ ὁ Πατήρ μου ὁ ἐν τοῖς οὐρανοῖς. <text:span text:style-name="T3">18</text:span> κἀγὼ δέ σοι λέγω ὅτι σὺ εἶ Πέτρος, καὶ ἐπὶ ταύτῃ τῇ πέτρᾳ οἰκοδομήσω μου τὴν ἐκκλησίαν, καὶ πύλαι <text:span text:style-name="T1">Ἅι</text:span>δου οὐ κατισχύσουσιν αὐτῆς. <text:span text:style-name="T3">19</text:span> δώσω σοι τὰς κλεῖδας τῆς βασιλείας τῶν οὐρανῶν, καὶ ὃ ἐὰν δήσῃς ἐπὶ τῆς γῆς ἔσται δεδεμένον ἐν τοῖς οὐρανοῖς, καὶ ὃ ἐὰν λύσῃς ἐπὶ τῆς γῆς ἔσται λελυμένον ἐν τοῖς οὐρανοῖς. <text:span text:style-name="T3">20</text:span> τότε ἐπετίμησεν τοῖς μαθηταῖς ἵνα μηδενὶ εἴπωσιν ὅτι αὐτός ἐστιν ὁ Χριστός. </text:p>
      <text:p text:style-name="P2"><text:tab/><text:span text:style-name="T3">21</text:span> Ἀπὸ τότε ἤρξατο Ἰησοῦς Χριστὸς δεικνύειν τοῖς μαθηταῖς αὐτοῦ ὅτι δεῖ αὐτὸν εἰς Ἱεροσόλυμα ἀπελθεῖν καὶ πολλὰ παθεῖν ἀπὸ τῶν πρεσβυτέρων καὶ ἀρχιερέων καὶ γραμματέων καὶ ἀποκτανθῆναι καὶ τῇ τρίτῃ ἡμέρᾳ ἐγερθῆναι. <text:span text:style-name="T3">22</text:span> καὶ προσλαβόμενος αὐτὸν ὁ Πέτρος ἤρξατο ἐπιτιμᾶν αὐτῷ λέγων Ἵλεώς σοι, Κύριε· οὐ μὴ ἔσται σοι τοῦτο. <text:span text:style-name="T3">23</text:span> ὁ δὲ στραφεὶς εἶπεν τῷ Πέτρῳ Ὕπαγε ὀπίσω μου, Σατανᾶ· σκάνδαλον εἶ ἐμοῦ, ὅτι οὐ φρονεῖς τὰ τοῦ Θεοῦ ἀλλὰ τὰ τῶν ἀνθρώπων. <text:span text:style-name="T3">24</text:span> Τότε ὁ Ἰησοῦς εἶπεν τοῖς μαθηταῖς αὐτοῦ Εἴ τις θέλει ὀπίσω μου ἐλθεῖν, ἀπαρνησάσθω ἑαυτὸν καὶ ἀράτω τὸν σταυρὸν αὐτοῦ, καὶ ἀκολουθείτω μοι. <text:span text:style-name="T3">25</text:span> ὃς γὰρ ἐὰν θέλῃ τὴν <text:soft-page-break/>ψυχὴν αὐτοῦ σῶσαι, ἀπολέσει αὐτήν· ὃς δ’ ἂν ἀπολέσῃ τὴν ψυχὴν αὐτοῦ ἕνεκεν ἐμοῦ, εὑρήσει αὐτήν. <text:span text:style-name="T3">26</text:span> τί γὰρ ὠφεληθήσεται ἄνθρωπος ἐὰν τὸν κόσμον ὅλον κερδήσῃ, τὴν δὲ ψυχὴν αὐτοῦ ζημιωθῇ; ἢ τί δώσει ἄνθρωπος ἀντάλλαγμα τῆς ψυχῆς αὐτοῦ; <text:span text:style-name="T3">27</text:span> μέλλει γὰρ ὁ Υἱὸς τοῦ ἀνθρώπου ἔρχεσθαι ἐν τῇ δόξῃ τοῦ Πατρὸς αὐτοῦ μετὰ τῶν ἀγγέλων αὐτοῦ, καὶ <text:span text:style-name="T7">τότε ἀποδώσει ἑκάστῳ κατὰ τὴν πρᾶξιν αὐτοῦ</text:span>. <text:span text:style-name="T3">28</text:span> ἀμὴν λέγω ὑμῖν ὅτι εἰσίν τινες τῶν ὧδε ἑστώτων οἵτινες οὐ μὴ γεύσωνται θανάτου ἕως ἂν ἴδωσιν τὸν Υἱὸν τοῦ ἀνθρώπου ἐρχόμενον ἐν τῇ βασιλείᾳ αὐτοῦ. </text:p>
      <text:p text:style-name="P2"/>
      <text:h text:style-name="P8" text:outline-level="2">17</text:h>
      <text:p text:style-name="P2"/>
      <text:p text:style-name="P2"><text:tab/><text:span text:style-name="T3">1</text:span> Καὶ μεθ’ ἡμέρας ἓξ παραλαμβάνει ὁ Ἰησοῦς τὸν Πέτρον καὶ Ἰάκωβον καὶ Ἰωάνην τὸν ἀδελφὸν αὐτοῦ, καὶ ἀναφέρει αὐτοὺς εἰς ὄρος ὑψηλὸν κατ’ ἰδίαν. <text:span text:style-name="T3">2</text:span> καὶ μετεμορφώθη ἔμπροσθεν αὐτῶν, καὶ ἔλαμψεν τὸ πρόσωπον αὐτοῦ ὡς ὁ ἥλιος, τὰ δὲ ἱμάτια αὐτοῦ ἐγένετο λευκὰ ὡς τὸ φῶς. <text:s/><text:span text:style-name="T3">3</text:span> καὶ ἰδοὺ ὤφθη αὐτοῖς Μωϋσῆς καὶ Ἡλείας συνλαλοῦντες μετ’ αὐτοῦ. <text:span text:style-name="T3">4</text:span> ἀποκριθεὶς δὲ ὁ Πέτρος εἶπεν τῷ Ἰησοῦ Κύριε, καλόν ἐστιν ἡμᾶς ὧδε εἶναι· εἰ θέλεις, ποιήσω ὧδε τρεῖς σκηνάς, σοὶ μίαν καὶ Μωϋσεῖ μίαν καὶ Ἡλείᾳ μίαν. <text:span text:style-name="T3">5</text:span> ἔτι αὐτοῦ λαλοῦντος, ἰδοὺ νεφέλη φωτεινὴ ἐπεσκίασεν αὐτούς, καὶ ἰδοὺ φωνὴ ἐκ τῆς νεφέλης λέγουσα Οὗτός ἐστιν ὁ Υἱός μου ὁ ἀγαπητός, ἐν ᾧ εὐδόκησα· ἀκούετε αὐτοῦ. <text:span text:style-name="T3">6</text:span> καὶ ἀκούσαντες οἱ μαθηταὶ ἔπεσαν ἐπὶ πρόσωπον αὐτῶν καὶ ἐφοβήθησαν σφόδρα. <text:span text:style-name="T3">7</text:span> καὶ προσῆλθεν ὁ Ἰησοῦς καὶ ἁψάμενος αὐτῶν εἶπεν Ἐγέρθητε καὶ μὴ φοβεῖσθε. <text:span text:style-name="T3">8</text:span> ἐπάραντες δὲ τοὺς ὀφθαλμοὺς αὐτῶν οὐδένα εἶδον εἰ μὴ αὐτὸν Ἰησοῦν μόνον. <text:span text:style-name="T3">9</text:span> <text:soft-page-break/>Καὶ καταβαινόντων αὐτῶν ἐκ τοῦ ὄρους ἐνετείλατο αὐτοῖς ὁ Ἰησοῦς λέγων Μηδενὶ εἴπητε τὸ ὅραμα ἕως οὗ ὁ Υἱὸς τοῦ ἀνθρώπου ἐκ νεκρῶν ἐγερθῇ. <text:span text:style-name="T3">10</text:span> Καὶ ἐπηρώτησαν αὐτὸν οἱ μαθηταὶ λέγοντες Τί οὖν οἱ γραμματεῖς λέγουσιν ὅτι Ἡλείαν δεῖ ἐλθεῖν πρῶτον; <text:span text:style-name="T3">11</text:span> ὁ δὲ ἀποκριθεὶς εἶπεν Ἡλείας μὲν ἔρχεται καὶ ἀποκαταστήσει πάντα· <text:span text:style-name="T3">12</text:span> λέγω δὲ ὑμῖν ὅτι Ἡλείας ἤδη ἦλθεν, καὶ οὐκ ἐπέγνωσαν αὐτὸν, ἀλλ’ ἐποίησαν ἐν αὐτῷ ὅσα ἠθέλησαν· οὕτως καὶ ὁ Υἱὸς τοῦ ἀνθρώπου μέλλει πάσχειν ὑπ’ αὐτῶν. <text:span text:style-name="T3">13</text:span> τότε συνῆκαν οἱ μαθηταὶ ὅτι περὶ Ἰωάνου τοῦ Βαπτιστοῦ εἶπεν αὐτοῖς. </text:p>
      <text:p text:style-name="P2"><text:tab/><text:span text:style-name="T3">14</text:span> Καὶ ἐλθόντων πρὸς τὸν ὄχλον προσῆλθεν αὐτῷ ἄνθρωπος γονυπετῶν αὐτὸν <text:span text:style-name="T3">15</text:span> καὶ λέγων Κύριε, ἐλέησόν μου τὸν υἱόν, ὅτι σεληνιάζεται καὶ κακῶς <text:span text:style-name="T1">ἔ</text:span>χει· πολλάκις γὰρ πίπτει εἰς τὸ πῦρ καὶ πολλάκις εἰς τὸ ὕδωρ. <text:span text:style-name="T3">16</text:span> καὶ προσήνεγκα αὐτὸν τοῖς μαθηταῖς σου, καὶ οὐκ ἠδυνήθησαν αὐτὸν θεραπεῦσαι. <text:span text:style-name="T3">17</text:span> ἀποκριθεὶς δὲ ὁ Ἰησοῦς εἶπεν Ὦ γενεὰ ἄπιστος καὶ διεστραμμένη, ἕως πότε μεθ’ ὑμῶν ἔσομαι; ἕως πότε ἀνέξομαι ὑμῶν; φέρετέ μοι αὐτὸν ὧδε. <text:span text:style-name="T3">18</text:span> καὶ ἐπετίμησεν αὐτῷ ὁ Ἰησοῦς, καὶ ἐξῆλθεν ἀπ’ αὐτοῦ τὸ δαιμόνιον, καὶ ἐθεραπεύθη ὁ παῖς ἀπὸ τῆς ὥρας ἐκείνης. <text:span text:style-name="T3">19</text:span> Τότε προσελθόντες οἱ μαθηταὶ τῷ Ἰησοῦ κατ’ ἰδίαν εἶπον Διὰ τί ἡμεῖς οὐκ ἠδυνήθημεν ἐκβαλεῖν αὐτό; <text:span text:style-name="T3">20</text:span> ὁ δὲ λέγει αὐτοῖς Διὰ τὴν ὀλιγοπιστίαν ὑμῶν· ἀμὴν γὰρ λέγω ὑμῖν, ἐὰν ἔχητε πίστιν ὡς κόκκον σινάπεως, ἐρεῖτε τῷ ὄρει τούτῳ Μετάβα ἔνθεν ἐκεῖ, καὶ μεταβήσεται, καὶ οὐδὲν ἀδυνατήσει ὑμῖν. </text:p>
      <text:p text:style-name="P2"/>
      <text:p text:style-name="P2"><text:tab/><text:span text:style-name="T3">22</text:span> Συστρεφομένων δὲ αὐτῶν ἐν τῇ Γαλιλαίᾳ εἶπεν αὐτοῖς ὁ Ἰησοῦς Μέλλει ὁ Υἱὸς τοῦ ἀνθρώπου παραδίδοσθαι εἰς χεῖρας ἀνθρώπων, <text:span text:style-name="T3">23</text:span> καὶ ἀποκτενοῦσιν αὐτόν, καὶ τῇ τρίτῃ ἡμέρᾳ ἐγερθήσεται. καὶ ἐλυπήθησαν σφόδρα. </text:p>
      <text:p text:style-name="P2"><text:tab/><text:span text:style-name="T3">24</text:span> Ἐλθόντων δὲ αὐτῶν εἰς Καφαρναοὺμ προσῆλθον οἱ <text:soft-page-break/>τὰ δίδραχμα λαμβάνοντες τῷ Πέτρῳ καὶ εἶπαν Ὁ διδάσκαλος ὑμῶν οὐ τελεῖ δίδραχμα; <text:span text:style-name="T3">25</text:span> λέγει Ναί. καὶ ἐλθόντα εἰς τὴν οἰκίαν προέφθασεν αὐτὸν ὁ Ἰησοῦς λέγων Τί σοι δοκεῖ, Σίμων; οἱ βασιλεῖς τῆς γῆς ἀπὸ τίνων λαμβάνουσιν τέλη ἢ κῆνσον; ἀπὸ τῶν υἱῶν αὐτῶν ἢ ἀπὸ τῶν ἀλλοτρίων; <text:span text:style-name="T3">26</text:span> εἰπόντος δέ Ἀπὸ τῶν ἀλλοτρίων, ἔφη αὐτῷ ὁ Ἰησοῦς Ἄραγε ἐλεύθεροί εἰσιν οἱ υἱοί. <text:span text:style-name="T3">27</text:span> ἵνα δὲ μὴ σκανδαλίσωμεν αὐτούς, πορευθεὶς εἰς θάλασσαν βάλε ἄγκιστρον καὶ τὸν ἀναβάντα πρῶτον ἰχθὺν ἆρον, καὶ ἀνοίξας τὸ στόμα αὐτοῦ εὑρήσεις στατῆρα· ἐκεῖνον λαβὼν δὸς αὐτοῖς ἀντὶ ἐμοῦ καὶ σοῦ. </text:p>
      <text:p text:style-name="P2"/>
      <text:h text:style-name="P8" text:outline-level="2">18</text:h>
      <text:p text:style-name="P2"/>
      <text:p text:style-name="P2"><text:tab/><text:span text:style-name="T3">1</text:span> Ἐν ἐκείνῃ τῇ ὥρᾳ προσῆλθον οἱ μαθηταὶ τῷ Ἰησοῦ λέγοντες Τίς ἄρα μείζων ἐστὶν ἐν τῇ βασιλείᾳ τῶν οὐρανῶν; <text:span text:style-name="T3">2</text:span> καὶ προσκαλεσάμενος παιδίον ἔστησεν αὐτὸ ἐν μέσῳ αὐτῶν <text:span text:style-name="T3">3</text:span> καὶ εἶπεν Ἀμὴν λέγω ὑμῖν, ἐὰν μὴ στραφῆτε καὶ γένησθε ὡς τὰ παιδία, οὐ μὴ εἰσέλθητε εἰς τὴν βασιλείαν τῶν οὐρανῶν. <text:span text:style-name="T3">4</text:span> ὅστις οὖν ταπεινώσει ἑαυτὸν ὡς τὸ παιδίον τοῦτο, οὗτός ἐστιν ὁ μείζων ἐν τῇ βασιλείᾳ τῶν οὐρανῶν. <text:span text:style-name="T3">5</text:span> καὶ ὃς ἐὰν δέξηται ἓν παιδίον τοιοῦτο ἐπὶ τῷ ὀνόματί μου, ἐμὲ δέχεται· <text:span text:style-name="T3">6</text:span> ὃς δ’ ἂν σκανδαλίσῃ ἕνα τῶν μικρῶν τούτων τῶν πιστευόντων εἰς ἐμέ, συμφέρει αὐτῷ ἵνα κρεμασθῇ μύλος ὀνικὸς περὶ τὸν τράχηλον αὐτοῦ καὶ καταποντισθῇ ἐν τῷ πελάγει τῆς θαλάσσης. <text:span text:style-name="T3">7</text:span> Οὐαὶ τῷ κόσμῳ ἀπὸ τῶν σκανδάλων· ἀνάγκη γὰρ ἐλθεῖν τὰ σκάνδαλα, πλὴν οὐαὶ τῷ ἀνθρώπῳ δι’ οὗ τὸ σκάνδαλον ἔρχεται. <text:span text:style-name="T3">8</text:span> Εἰ δὲ ἡ χείρ σου ἢ ὁ πούς σου σκανδαλίζει σε, ἔκκοψον αὐτὸν καὶ βάλε ἀπὸ σοῦ· καλόν σοί ἐστιν εἰσελθεῖν εἰς τὴν ζωὴν κυλλὸν ἢ χωλόν, ἢ δύο χεῖρας ἢ δύο πόδας <text:soft-page-break/>ἔχοντα βληθῆναι εἰς τὸ πῦρ τὸ αἰώνιον. <text:span text:style-name="T3">9</text:span> καὶ εἰ ὁ ὀφθαλμός σου σκανδαλίζει σε, ἔξελε αὐτὸν καὶ βάλε ἀπὸ σοῦ· καλόν σοί ἐστιν μονόφθαλμον εἰς τὴν ζωὴν εἰσελθεῖν, ἢ δύο ὀφθαλμοὺς ἔχοντα βληθῆναι εἰς τὴν γέενναν τοῦ πυρός. <text:span text:style-name="T3">10</text:span> Ὁρᾶτε μὴ καταφρονήσητε ἑνὸς τῶν μικρῶν τούτων· λέγω γὰρ ὑμῖν ὅτι οἱ ἄγγελοι αὐτῶν ἐν οὐρανοῖς διὰ παντὸς βλέπουσι τὸ πρόσωπον τοῦ Πατρός μου τοῦ ἐν οὐρανοῖς. <text:span text:style-name="T3">12</text:span> Τί ὑμῖν δοκεῖ; ἐὰν γένηταί τινι ἀνθρώπῳ ἑκατὸν πρόβατα καὶ πλανηθῇ ἓν ἐξ αὐτῶν, οὐχὶ ἀφήσει τὰ ἐνενήκοντα ἐννέα ἐπὶ τὰ ὄρη καὶ πορευθεὶς ζητεῖ τὸ πλανώμενον; <text:span text:style-name="T3">13</text:span> καὶ ἐὰν γένηται εὑρεῖν αὐτό, ἀμὴν λέγω ὑμῖν ὅτι χαίρει ἐπ’ αὐτῷ μᾶλλον ἢ ἐπὶ τοῖς ἐνενήκοντα ἐννέα τοῖς μὴ πεπλανημένοις. <text:span text:style-name="T3">14</text:span> οὕτως οὐκ ἔστιν θέλημα ἔμπροσθεν τοῦ Πατρὸς ὑμῶν τοῦ ἐν οὐρανοῖς ἵνα ἀπόληται ἓν τῶν μικρῶν τούτων. <text:span text:style-name="T3">15</text:span> Ἐὰν δὲ ἁμαρτήσῃ ὁ ἀδελφός σου, ὕπαγε ἔλεγξον αὐτὸν μεταξὺ σοῦ καὶ αὐτοῦ μόνου. ἐάν σου ἀκούσῃ, ἐκέρδησας τὸν ἀδελφόν σου· <text:span text:style-name="T3">16</text:span> ἐὰν δὲ μὴ ἀκούσῃ, παράλαβε μετὰ σοῦ ἔτι ἕνα ἢ δύο, ἵνα <text:span text:style-name="T7">ἐπὶ στόματος δύο μαρτύρων ἢ τριῶν σταθῇ πᾶν ῥῆμα</text:span>· <text:span text:style-name="T3">17</text:span> ἐὰν δὲ παρακούσῃ αὐτῶν, εἰπὸν τῇ ἐκκλησίᾳ· ἐὰν δὲ καὶ τῆς ἐκκλησίας παρακούσῃ, ἔστω σοι ὥσπερ ὁ ἐθνικὸς καὶ ὁ τελώνης. <text:span text:style-name="T3">18</text:span> Ἀμὴν λέγω ὑμῖν, ὅσα ἐὰν δήσητε ἐπὶ τῆς γῆς ἔσται δεδεμένα ἐν οὐρανῷ, καὶ ὅσα ἐὰν λύσητε ἐπὶ τῆς γῆς ἔσται λελυμένα ἐν οὐρανῷ. <text:span text:style-name="T3">19</text:span> Πάλιν ἀμὴν λέγω ὑμῖν ὅτι ἐὰν δύο συμφωνήσωσιν ἐξ ὑμῶν ἐπὶ τῆς γῆς περὶ παντὸς πράγματος οὗ ἐὰν αἰτήσωνται, γενήσεται αὐτοῖς παρὰ τοῦ Πατρός μου τοῦ ἐν οὐρανοῖς. <text:span text:style-name="T3">20</text:span> οὗ γάρ εἰσιν δύο ἢ τρεῖς συνηγμένοι εἰς τὸ ἐμὸν ὄνομα, ἐκεῖ εἰμι ἐν μέσῳ αὐτῶν. </text:p>
      <text:p text:style-name="P2"><text:span text:style-name="T3"><text:tab/>21</text:span> Τότε προσελθὼν ὁ Πέτρος εἶπεν αὐτῷ Κύριε, ποσάκις ἁμαρτήσει εἰς ἐμὲ ὁ ἀδελφός μου καὶ ἀφήσω αὐτῷ; ἕως ἑπτάκις; <text:span text:style-name="T3">22</text:span> λέγει αὐτῷ ὁ Ἰησοῦς Οὐ λέγω σοι ἕως ἑπτάκις, ἀλλὰ ἕως ἑβδομηκοντάκις ἑπτά. <text:span text:style-name="T3">23</text:span> Διὰ τοῦτο ὡμοιώθη ἡ <text:soft-page-break/>βασιλεία τῶν οὐρανῶν ἀνθρώπῳ βασιλεῖ ὃς ἠθέλησεν συνᾶραι λόγον μετὰ τῶν δούλων αὐτοῦ. <text:span text:style-name="T3">24</text:span> ἀρξαμένου δὲ αὐτοῦ συναίρειν προσ<text:span text:style-name="T1">ή</text:span>χθη εἷς αὐτῷ ὀφειλέτης μυρίων ταλάντων. <text:span text:style-name="T3">25</text:span> μὴ ἔχοντος δὲ αὐτοῦ ἀποδοῦναι ἐκέλευσεν αὐτὸν ὁ κύριος πραθῆναι καὶ τὴν γυναῖκα καὶ τὰ τέκνα καὶ πάντα ὅσα ἔχει, καὶ ἀποδοθῆναι. <text:span text:style-name="T3">26</text:span> πεσὼν οὖν ὁ δοῦλος προσεκύνει αὐτῷ λέγων Μακροθύμησον ἐπ’ ἐμοί, καὶ πάντα ἀποδώσω σοι. <text:span text:style-name="T3">27</text:span> σπλαγχνισθεὶς δὲ ὁ κύριος τοῦ δούλου ἐκείνου ἀπέλυσεν αὐτόν, καὶ τὸ δάνειον ἀφῆκεν αὐτῷ. <text:span text:style-name="T3">28</text:span> ἐξελθὼν δὲ ὁ δοῦλος ἐκεῖνος εὗρεν ἕνα τῶν συνδούλων αὐτοῦ, ὃς ὤφειλεν αὐτῷ ἑκατὸν δηνάρια, καὶ κρατήσας αὐτὸν ἔπνιγεν λέγων Ἀπόδος εἴ τι ὀφείλεις. <text:span text:style-name="T3">29</text:span> πεσὼν οὖν ὁ σύνδουλος αὐτοῦ παρεκάλει αὐτὸν λέγων Μακροθύμησον ἐπ’ ἐμοί, καὶ ἀποδώσω σοι. <text:span text:style-name="T3">30</text:span> ὁ δὲ οὐκ ἤθελεν, ἀλλὰ ἀπελθὼν ἔβαλεν αὐτὸν εἰς φυλακὴν ἕως ἀποδῷ τὸ ὀφειλόμενον. <text:span text:style-name="T3">31</text:span> ἰδόντες οὖν οἱ σύνδουλοι αὐτοῦ τὰ γενόμενα ἐλυπήθησαν σφόδρα, καὶ ἐλθόντες διεσάφησαν τῷ κυρίῳ ἑαυτῶν πάντα τὰ γενόμενα. <text:span text:style-name="T3">32</text:span> τότε προσκαλεσάμενος αὐτὸν ὁ κύριος αὐτοῦ λέγει αὐτῷ Δοῦλε πονηρέ, πᾶσαν τὴν ὀφειλὴν ἐκείνην ἀφῆκά σοι, ἐπεὶ παρεκάλεσάς με· <text:span text:style-name="T3">33</text:span> οὐκ ἔδει καὶ σὲ ἐλεῆσαι τὸν σύνδουλόν σου, ὡς κἀγὼ σὲ ἠλέησα; <text:span text:style-name="T3">34</text:span> καὶ ὀργισθεὶς ὁ κύριος αὐτοῦ παρέδωκεν αὐτὸν τοῖς βασανισταῖς ἕως οὗ ἀποδῷ πᾶν τὸ ὀφειλόμενον αὐτῷ. <text:span text:style-name="T3">35</text:span> Οὕτως καὶ ὁ Πατήρ μου ὁ οὐράνιος ποιήσει ὑμῖν, ἐὰν μὴ ἀφῆτε ἕκαστος τῷ ἀδελφῷ αὐτοῦ ἀπὸ τῶν καρδιῶν ὑμῶν. </text:p>
      <text:p text:style-name="P2"/>
      <text:h text:style-name="P8" text:outline-level="2">19</text:h>
      <text:p text:style-name="P2"/>
      <text:p text:style-name="P2"><text:tab/><text:span text:style-name="T3">1</text:span> Καὶ ἐγένετο ὅτε ἐτέλεσεν ὁ Ἰησοῦς τοὺς λόγους <text:soft-page-break/>τούτους, μετῆρεν ἀπὸ τῆς Γαλιλαίας καὶ ἦλθεν εἰς τὰ ὅρια τῆς Ἰουδαίας πέραν τοῦ Ἰορδάνου. <text:span text:style-name="T3">2</text:span> καὶ ἠκολούθησαν αὐτῷ ὄχλοι πολλοί, καὶ ἐθεράπευσεν αὐτοὺς ἐκεῖ. </text:p>
      <text:p text:style-name="P2"><text:tab/><text:span text:style-name="T3">3</text:span> Καὶ προσῆλθον αὐτῷ Φαρισαῖοι πειράζοντες αὐτὸν καὶ λέγοντες Εἰ ἔξεστιν ἀπολῦσαι τὴν γυναῖκα αὐτοῦ κατὰ πᾶσαν αἰτίαν; <text:span text:style-name="T3">4</text:span> ὁ δὲ ἀποκριθεὶς εἶπεν Οὐκ ἀνέγνωτε ὅτι ὁ κτίσας ἀπ’ ἀρχῆς <text:span text:style-name="T7">ἄρσεν καὶ θῆλυ ἐποίησεν αὐτοὺς</text:span> <text:span text:style-name="T3">5</text:span> καὶ εἶπεν <text:span text:style-name="T7">Ἕνεκα τούτου καταλείψει ἄνθρωπος τὸν πατέρα καὶ τὴν μητέρα καὶ κολληθήσεται τῇ γυναικὶ αὐτοῦ, καὶ ἔσονται οἱ δύο εἰς σάρκα μίαν;</text:span> <text:span text:style-name="T3">6</text:span> ὥστε οὐκέτι εἰσὶν δύο ἀλλὰ σὰρξ μία. ὃ οὖν ὁ Θεὸς συνέζευξεν, ἄνθρωπος μὴ χωριζέτω. <text:span text:style-name="T3">7</text:span> λέγουσιν αὐτῷ Τί οὖν Μωϋσῆς ἐνετείλατο <text:span text:style-name="T7">δοῦναι βιβλίον ἀποστασίου καὶ ἀπολῦσαι;</text:span> <text:span text:style-name="T3">8</text:span> λέγει αὐτοῖς Ὅτι Μωϋσῆς πρὸς τὴν σκληροκαρδίαν ὑμῶν ἐπέτρεψεν ὑμῖν ἀπολῦσαι τὰς γυναῖκας ὑμῶν· ἀπ’ ἀρχῆς δὲ οὐ γέγονεν οὕτως. <text:span text:style-name="T3">9</text:span> λέγω δὲ ὑμῖν ὅτι ὃς ἂν ἀπολύσῃ τὴν γυναῖκα αὐτοῦ μὴ ἐπὶ πορνείᾳ καὶ γαμήσῃ ἄλλην, μοιχᾶται. <text:span text:style-name="T3">10</text:span> λέγουσιν αὐτῷ οἱ μαθηταί Εἰ οὕτως ἐστὶν ἡ αἰτία τοῦ ἀνθρώπου μετὰ τῆς γυναικός, οὐ συμφέρει γαμῆσαι. <text:span text:style-name="T3">11</text:span> ὁ δὲ εἶπεν αὐτοῖς Οὐ πάντες χωροῦσιν τὸν λόγον τοῦτον ἀλλ’ οἷς δέδοται. <text:span text:style-name="T3">12</text:span> εἰσὶν γὰρ εὐνοῦχοι οἵτινες ἐκ κοιλίας μητρὸς ἐγεννήθησαν οὕτως, καὶ εἰσὶν εὐνοῦχοι οἵτινες εὐνουχίσθησαν ὑπὸ τῶν ἀνθρώπων, καὶ εἰσὶν εὐνοῦχοι οἵτινες εὐνούχισαν ἑαυτοὺς διὰ τὴν βασιλείαν τῶν οὐρανῶν. ὁ δυνάμενος χωρεῖν χωρείτω. </text:p>
      <text:p text:style-name="P2"><text:tab/><text:span text:style-name="T3">13</text:span> Τότε προσηνέχθησαν αὐτῷ παιδία, ἵνα τὰς χεῖρας ἐπιθῇ αὐτοῖς καὶ προσεύξηται· οἱ δὲ μαθηταὶ ἐπετίμησαν αὐτοῖς. <text:span text:style-name="T3">14</text:span> ὁ δὲ Ἰησοῦς εἶπεν Ἄφετε τὰ παιδία καὶ μὴ κωλύετε αὐτὰ ἐλθεῖν πρός με· τῶν γὰρ τοιούτων ἐστὶν ἡ βασιλεία τῶν οὐρανῶν. <text:span text:style-name="T3">15</text:span> καὶ ἐπιθεὶς τὰς χεῖρας αὐτοῖς ἐπορεύθη ἐκεῖθεν. </text:p>
      <text:p text:style-name="P2"><text:tab/><text:span text:style-name="T3">16</text:span> Καὶ ἰδοὺ εἷς προσελθὼν αὐτῷ εἶπεν Διδάσκαλε, τί ἀγαθὸν ποιήσω ἵνα σχῶ ζωὴν αἰώνιον; <text:span text:style-name="T3">17</text:span> ὁ δὲ εἶπεν αὐτῷ Τί <text:soft-page-break/>με ἐρωτᾷς περὶ τοῦ ἀγαθοῦ; εἷς ἐστιν ὁ ἀγαθός· εἰ δὲ θέλεις εἰς τὴν ζωὴν εἰσελθεῖν, τήρει τὰς ἐντολάς. <text:span text:style-name="T3">18</text:span> λέγει αὐτῷ Ποίας; ὁ δὲ Ἰησοῦς ἔφη Τὸ <text:span text:style-name="T7">Οὐ φονεύσεις, Οὐ μοιχεύσεις, Οὐ κλέψεις, Οὐ ψευδομαρτυρήσεις,</text:span> <text:span text:style-name="T3">19</text:span> <text:span text:style-name="T7">Τίμα τὸν πατέρα καὶ τὴν μητέρα, καὶ Ἀγαπήσεις τὸν πλησίον σου ὡς σεαυτόν</text:span>. <text:span text:style-name="T3">20</text:span> λέγει αὐτῷ ὁ νεανίσκος Ταῦτα πάντα ἐφύλαξα· τί ἔτι ὑστερῶ; <text:span text:style-name="T3">21</text:span> ἔφη αὐτῷ ὁ Ἰησοῦς Εἰ θέλεις τέλειος εἶναι, ὕπαγε πώλησόν σου τὰ ὑπάρχοντα καὶ δὸς πτωχοῖς, καὶ ἕξεις θησαυρὸν ἐν οὐρανοῖς, καὶ δεῦρο ἀκολούθει μοι. <text:span text:style-name="T3">22</text:span> ἀκούσας δὲ ὁ νεανίσκος τὸν λόγον ἀπῆλθεν λυπούμενος· ἦν γὰρ ἔχων κτήματα πολλά. <text:span text:style-name="T3">23</text:span> Ὁ δὲ Ἰησοῦς εἶπεν τοῖς μαθηταῖς αὐτοῦ Ἀμὴν λέγω ὑμῖν ὅτι πλούσιος δυσκόλως εἰσελεύσεται εἰς τὴν βασιλείαν τῶν οὐρανῶν. <text:span text:style-name="T3">24</text:span> πάλιν δὲ λέγω ὑμῖν, εὐκοπώτερόν ἐστιν κάμηλον διὰ τρήματος ῥαφίδος εἰσελθεῖν ἢ πλούσιον εἰς τὴν βασιλείαν τοῦ Θεοῦ. <text:span text:style-name="T3">25</text:span> ἀκούσαντες δὲ οἱ μαθηταὶ ἐξεπλήσσοντο σφόδρα λέγοντες Τίς ἄρα δύναται σωθῆναι; <text:span text:style-name="T3">26</text:span> ἐμβλέψας δὲ ὁ Ἰησοῦς εἶπεν αὐτοῖς Παρὰ ἀνθρώποις τοῦτο ἀδύνατόν ἐστιν, <text:span text:style-name="T7">παρὰ δὲ Θεῷ πάντα δυνατά</text:span>. <text:span text:style-name="T3">27</text:span> Τότε ἀποκριθεὶς ὁ Πέτρος εἶπεν αὐτῷ Ἰδοὺ ἡμεῖς ἀφήκαμεν πάντα καὶ ἠκολουθήσαμέν σοι· τί ἄρα ἔσται ἡμῖν; <text:span text:style-name="T3">28</text:span> ὁ δὲ Ἰησοῦς εἶπεν αὐτοῖς Ἀμὴν λέγω ὑμῖν ὅτι ὑμεῖς οἱ ἀκολουθήσαντές μοι, ἐν τῇ παλινγενεσίᾳ, ὅταν καθίσῃ ὁ Υἱὸς τοῦ ἀνθρώπου ἐπὶ θρόνου δόξης αὐτοῦ, καθήσεσθε καὶ αὐτοὶ ἐπὶ δώδεκα θρόνους κρίνοντες τὰς δώδεκα φυλὰς τοῦ Ἰσραήλ. <text:span text:style-name="T3">29</text:span> καὶ πᾶς ὅστις ἀφῆκεν οἰκίας ἢ ἀδελφοὺς ἢ ἀδελφὰς ἢ πατέρα ἢ μητέρα ἢ τέκνα ἢ ἀγροὺς ἕνεκεν τοῦ <text:span text:style-name="T1">ἐ</text:span>μοῦ ὀνόματός, πολλαπλασίονα λήμψεται καὶ ζωὴν αἰώνιον κληρονομήσει. <text:span text:style-name="T3">30</text:span> Πολλοὶ δὲ ἔσονται πρῶτοι ἔσχατοι καὶ ἔσχατοι πρῶτοι. </text:p>
      <text:p text:style-name="P2"/>
      <text:h text:style-name="P8" text:outline-level="2"><text:soft-page-break/>20</text:h>
      <text:p text:style-name="P2"/>
      <text:p text:style-name="P2"><text:span text:style-name="T3">1</text:span> Ὁμοία γάρ ἐστιν ἡ βασιλεία τῶν οὐρανῶν ἀνθρώπῳ οἰκοδεσπότῃ, ὅστις ἐξῆλθεν ἅμα πρωῒ μισθώσασθαι ἐργάτας εἰς τὸν ἀμπελῶνα αὐτοῦ. <text:span text:style-name="T3">2</text:span> συμφωνήσας δὲ μετὰ τῶν ἐργατῶν ἐκ δηναρίου τὴν ἡμέραν ἀπέστειλεν αὐτοὺς εἰς τὸν ἀμπελῶνα αὐτοῦ. <text:span text:style-name="T3">3</text:span> καὶ ἐξελθὼν περὶ τρίτην ὥραν εἶδεν ἄλλους ἑστῶτας ἐν τῇ ἀγορᾷ ἀργούς, <text:span text:style-name="T3">4</text:span> καὶ ἐκείνοις εἶπεν Ὑπάγετε καὶ ὑμεῖς εἰς τὸν ἀμπελῶνα, καὶ ὃ ἐὰν ᾖ δίκαιον δώσω ὑμῖν. <text:span text:style-name="T3">5</text:span> οἱ δὲ ἀπῆλθον. πάλιν δὲ ἐξελθὼν περὶ ἕκτην καὶ ἐνάτην ὥραν ἐποίησεν ὡσαύτως. <text:span text:style-name="T3">6</text:span> περὶ δὲ τὴν ἑνδεκάτην ἐξελθὼν εὗρεν ἄλλους ἑστῶτας, καὶ λέγει αὐτοῖς Τί ὧδε ἑστήκατε ὅλην τὴν ἡμέραν ἀργοί; <text:span text:style-name="T3">7</text:span> λέγουσιν αὐτῷ Ὅτι οὐδεὶς ἡμᾶς ἐμισθώσατο. λέγει αὐτοῖς Ὑπάγετε καὶ ὑμεῖς εἰς τὸν ἀμπελῶνα. <text:span text:style-name="T3">8</text:span> ὀψίας δὲ γενομένης λέγει ὁ κύριος τοῦ ἀμπελῶνος τῷ ἐπιτρόπῳ αὐτοῦ Κάλεσον τοὺς ἐργάτας καὶ ἀπόδος τὸν μισθόν, ἀρξάμενος ἀπὸ τῶν ἐσχάτων ἕως τῶν πρώτων. <text:span text:style-name="T3">9</text:span> ἐλθόντες δὲ οἱ περὶ τὴν ἑνδεκάτην ὥραν ἔλαβον ἀνὰ δηνάριον. <text:span text:style-name="T3">10</text:span> καὶ ἐλθόντες οἱ πρῶτοι ἐνόμισαν ὅτι πλεῖον λήμψονται· καὶ ἔλαβον τὸ ἀνὰ δηνάριον καὶ αὐτοί. <text:span text:style-name="T3">11</text:span> λαβόντες δὲ ἐγόγγυζον κατὰ τοῦ οἰκοδεσπότου <text:span text:style-name="T3">12</text:span> λέγοντες Οὗτοι οἱ ἔσχατοι μίαν ὥραν ἐποίησαν, καὶ ἴσους αὐτοὺς ἡμῖν ἐποίησας τοῖς βαστάσασι τὸ βάρος τῆς ἡμέρας καὶ τὸν καύσωνα. <text:span text:style-name="T3">13</text:span> ὁ δὲ ἀποκριθεὶς ἑνὶ αὐτῶν εἶπεν Ἑταῖρε, οὐκ ἀδικῶ σε· οὐχὶ δηναρίου συνεφώνησάς μοι; <text:span text:style-name="T3">14</text:span> ἆρον τὸ σὸν καὶ ὕπαγε· θέλω δὲ τούτῳ τῷ ἐσχάτῳ δοῦναι ὡς καὶ σοί· <text:span text:style-name="T3">15</text:span> οὐκ ἔξεστίν μοι ὃ θέλω ποιῆσαι ἐν τοῖς ἐμοῖς; ἢ ὁ ὀφθαλμός σου πονηρός ἐστιν ὅτι ἐγὼ ἀγαθός εἰμι; <text:span text:style-name="T3">16</text:span> Οὕτως ἔσονται οἱ ἔσχατοι πρῶτοι καὶ οἱ πρῶτοι ἔσχατοι. </text:p>
      <text:p text:style-name="P2"/>
      <text:p text:style-name="P2"><text:soft-page-break/><text:span text:style-name="T3"><text:tab/>17</text:span> Μέλλων δὲ ἀναβαίνειν Ἰησοῦς εἰς Ἱεροσόλυμα παρέλαβεν τοὺς δώδεκα κατ’ ἰδίαν, καὶ ἐν τῇ ὁδῷ εἶπεν αὐτοῖς <text:span text:style-name="T3">18</text:span> Ἰδοὺ ἀναβαίνομεν εἰς Ἱεροσόλυμα, καὶ ὁ Υἱὸς τοῦ ἀνθρώπου παραδοθήσεται τοῖς ἀρχιερεῦσιν καὶ γραμματεῦσιν, καὶ κατακρινοῦσιν αὐτὸν εἰς θάνατον, <text:span text:style-name="T3">19</text:span> καὶ παραδώσουσιν αὐτὸν τοῖς ἔθνεσιν εἰς τὸ ἐμπαῖξαι καὶ μαστιγῶσαι καὶ σταυρῶσαι, καὶ τῇ τρίτῃ ἡμέρᾳ ἐγερθήσεται. </text:p>
      <text:p text:style-name="P2"><text:tab/><text:span text:style-name="T3">20</text:span> Τότε προσῆλθεν αὐτῷ ἡ μήτηρ τῶν υἱῶν Ζεβεδαίου μετὰ τῶν υἱῶν αὐτῆς προσκυνοῦσα καὶ αἰτοῦσά τι <text:span text:style-name="T1">ἀ</text:span>π’ αὐτοῦ. <text:span text:style-name="T3">21</text:span> ὁ δὲ εἶπεν αὐτῇ Τί θέλεις; λέγει αὐτῷ Εἰπὲ ἵνα καθίσωσιν οὗτοι οἱ δύο υἱοί μου εἷς ἐκ δεξιῶν καὶ εἷς ἐξ εὐωνύμων σου ἐν τῇ βασιλείᾳ σου. <text:span text:style-name="T3">22</text:span> ἀποκριθεὶς δὲ ὁ Ἰησοῦς εἶπεν Οὐκ οἴδατε τί αἰτεῖσθε. δύνασθε πιεῖν τὸ ποτήριον ὃ ἐγὼ μέλλω πίνειν; λέγουσιν αὐτῷ Δυνάμεθα. <text:span text:style-name="T3">23</text:span> λέγει αὐτοῖς Τὸ μὲν ποτήριόν μου πίεσθε, τὸ δὲ καθίσαι ἐκ δεξιῶν μου καὶ ἐξ εὐωνύμων οὐκ ἔστιν ἐμὸν τοῦτο δοῦναι, ἀλλ’ οἷς ἡτοίμασται ὑπὸ τοῦ Πατρός μου. <text:span text:style-name="T3">24</text:span> καὶ ἀκούσαντες οἱ δέκα ἠγανάκτησαν περὶ τῶν δύο ἀδελφῶν. <text:span text:style-name="T3">25</text:span> ὁ δὲ Ἰησοῦς προσκαλεσάμενος αὐτοὺς εἶπεν Οἴδατε ὅτι οἱ ἄρχοντες τῶν ἐθνῶν κατακυριεύουσιν αὐτῶν καὶ οἱ μεγάλοι κατεξουσιάζουσιν αὐτῶν. <text:span text:style-name="T3">26</text:span> οὐχ οὕτως ἐστὶν ἐν ὑμῖν· ἀλλ’ ὃς ἐὰν θέλῃ ἐν ὑμῖν μέγας γενέσθαι, ἔσται ὑμῶν διάκονος, <text:span text:style-name="T3">27</text:span> καὶ ὃς ἂν θέλῃ ἐν ὑμῖν εἶναι πρῶτος, ἔσται ὑμῶν δοῦλος· <text:span text:style-name="T3">28</text:span> ὥσπερ ὁ Υἱὸς τοῦ ἀνθρώπου οὐκ ἦλθεν διακονηθῆναι, ἀλλὰ διακονῆσαι καὶ δοῦναι τὴν ψυχὴν αὐτοῦ λύτρον ἀντὶ πολλῶν. </text:p>
      <text:p text:style-name="P2"><text:tab/><text:span text:style-name="T3">29</text:span> Καὶ ἐκπορευομένων αὐτῶν ἀπὸ Ἱερειχὼ ἠκολούθησεν αὐτῷ ὄχλος πολύς. <text:span text:style-name="T3">30</text:span> καὶ ἰδοὺ δύο τυφλοὶ καθήμενοι παρὰ τὴν ὁδόν, ἀκούσαντες ὅτι Ἰησοῦς παράγει, ἔκραξαν λέγοντες Κύριε, ἐλέησον ἡμᾶς, υἱὸς Δαυείδ. <text:span text:style-name="T3">31</text:span> ὁ δὲ ὄχλος ἐπετίμησεν αὐτοῖς ἵνα σιωπήσωσιν· οἱ δὲ μεῖζον ἔκραξαν λέγοντες Κύριε, ἐλέησον ἡμᾶς, υἱὸς Δαυείδ. <text:span text:style-name="T3">32</text:span> καὶ <text:soft-page-break/>στὰς ὁ Ἰησοῦς ἐφώνησεν αὐτοὺς καὶ εἶπεν Τί θέλετε ποιήσω ὑμῖν; <text:span text:style-name="T3">33</text:span> λέγουσιν αὐτῷ Κύριε, ἵνα ἀνοιγῶσιν οἱ ὀφθαλμοὶ ἡμῶν. <text:span text:style-name="T3">34</text:span> σπλαγχνισθεὶς δὲ ὁ Ἰησοῦς ἥψατο τῶν ὀμμάτων αὐτῶν, καὶ εὐθέως ἀνέβλεψαν καὶ ἠκολούθησαν αὐτῷ. </text:p>
      <text:p text:style-name="P2"/>
      <text:h text:style-name="P8" text:outline-level="2">21</text:h>
      <text:p text:style-name="P2"/>
      <text:p text:style-name="P2"><text:tab/><text:span text:style-name="T3">1</text:span> Καὶ ὅτε ἤγγισαν εἰς Ἱεροσόλυμα καὶ ἦλθον εἰς Βηθφαγὴ εἰς τὸ ὄρος τῶν Ἐλαιῶν, τότε Ἰησοῦς ἀπέστειλεν δύο μαθητὰς <text:span text:style-name="T3">2</text:span> λέγων αὐτοῖς Πορεύεσθε εἰς τὴν κώμην τὴν κατέναντι ὑμῶν, καὶ εὐθὺς εὑρήσετε ὄνον δεδεμένην καὶ πῶλον μετ’ αὐτῆς· λύσαντες ἀγάγετέ μοι. <text:span text:style-name="T3">3</text:span> καὶ ἐάν τις ὑμῖν εἴπῃ τι, ἐρεῖτε ὅτι Ὁ Κύριος αὐτῶν χρείαν ἔχει· εὐθὺς δὲ ἀποστελεῖ αὐτούς. <text:span text:style-name="T3">4</text:span> Τοῦτο δὲ γέγονεν ἵνα πληρωθῇ τὸ ῥηθὲν διὰ τοῦ προφήτου λέγοντος </text:p>
      <text:p text:style-name="P2"><text:tab/><text:tab/><text:span text:style-name="T3">5</text:span> <text:span text:style-name="T7">Εἴπατε τῇ θυγατρὶ Σιών </text:span></text:p>
      <text:p text:style-name="P6"><text:tab/>Ἰδοὺ ὁ Βασιλεύς σου ἔρχεταί σοι </text:p>
      <text:p text:style-name="P6"><text:tab/>πραῢς καὶ ἐπιβεβηκὼς ἐπὶ ὄνον </text:p>
      <text:p text:style-name="P6"><text:tab/>καὶ ἐπὶ πῶλον υἱὸν ὑποζυγίου. </text:p>
      <text:p text:style-name="P2"><text:span text:style-name="T3">6</text:span> πορευθέντες δὲ οἱ μαθηταὶ καὶ ποιήσαντες καθὼς συνέταξεν αὐτοῖς ὁ Ἰησοῦς <text:span text:style-name="T3">7</text:span> ἤγαγον τὴν ὄνον καὶ τὸν πῶλον, καὶ ἐπέθηκαν ἐπ’ αὐτῶν τὰ ἱμάτια, καὶ ἐπεκάθισεν ἐπάνω αὐτῶν. <text:span text:style-name="T3">8</text:span> ὁ δὲ πλεῖστος ὄχλος ἔστρωσαν ἑαυτῶν τὰ ἱμάτια ἐν τῇ ὁδῷ, ἄλλοι δὲ ἔκοπτον κλάδους ἀπὸ τῶν δένδρων καὶ ἐστρώννυον ἐν τῇ ὁδῷ. <text:span text:style-name="T3">9</text:span> οἱ δὲ ὄχλοι οἱ προάγοντες αὐτὸν καὶ οἱ ἀκολουθοῦντες ἔκραζον λέγοντες <text:tab/><text:tab/><text:span text:style-name="T7">Ὡσαννὰ</text:span> τῷ υἱῷ Δαυείδ· </text:p>
      <text:p text:style-name="P2"><text:tab/><text:span text:style-name="T7">Εὐλογημένος ὁ ἐρχόμενος ἐν ὀνόματι Κυρίου· </text:span></text:p>
      <text:p text:style-name="P2"><text:tab/><text:tab/><text:span text:style-name="T7">Ὡσαννὰ</text:span> ἐν τοῖς ὑψίστοις. </text:p>
      <text:p text:style-name="P2"><text:soft-page-break/><text:span text:style-name="T3">10</text:span> καὶ εἰσελθόντος αὐτοῦ εἰς Ἱεροσόλυμα ἐσείσθη πᾶσα ἡ πόλις λέγουσα Τίς ἐστιν οὗτος; <text:span text:style-name="T3">11</text:span> οἱ δὲ ὄχλοι ἔλεγον Οὗτός ἐστιν ὁ προφήτης Ἰησοῦς ὁ ἀπὸ Ναζαρὲθ τῆς Γαλιλαίας. </text:p>
      <text:p text:style-name="P2"><text:tab/><text:span text:style-name="T3">12</text:span> Καὶ εἰσῆλθεν Ἰησοῦς εἰς τὸ ἱερόν καὶ ἐξέβαλεν πάντας τοὺς πωλοῦντας καὶ ἀγοράζοντας ἐν τῷ ἱερῷ καὶ τὰς τραπέζας τῶν κολλυβιστῶν κατέστρεψεν καὶ τὰς καθέδρας τῶν πωλούντων τὰς περιστεράς, <text:span text:style-name="T3">13</text:span> καὶ λέγει αὐτοῖς Γέγραπται <text:span text:style-name="T7">Ὁ οἶκός μου οἶκος προσευχῆς κληθήσεται</text:span>, ὑμεῖς δὲ αὐτὸν ποιεῖτε <text:span text:style-name="T7">σπήλαιον λῃστῶν</text:span>. <text:span text:style-name="T3">14</text:span> Καὶ προσῆλθον αὐτῷ τυφλοὶ καὶ χωλοὶ ἐν τῷ ἱερῷ, καὶ ἐθεράπευσεν αὐτούς. <text:span text:style-name="T3">15</text:span> ἰδόντες δὲ οἱ ἀρχιερεῖς καὶ οἱ γραμματεῖς τὰ θαυμάσια ἃ ἐποίησεν καὶ τοὺς παῖδας τοὺς κράζοντας ἐν τῷ ἱερῷ καὶ λέγοντας <text:span text:style-name="T7">Ὡσαννὰ</text:span> τῷ υἱῷ Δαυείδ, ἠγανάκτησαν, <text:span text:style-name="T3">16</text:span> καὶ εἶπαν αὐτῷ Ἀκούεις τί οὗτοι λέγουσιν; ὁ δὲ Ἰησοῦς λέγει αὐτοῖς Ναί· οὐδέποτε ἀνέγνωτε ὅτι <text:span text:style-name="T7">Ἐκ στόματος νηπίων καὶ θηλαζόντων κατηρτίσω αἶνον</text:span><text:span text:style-name="T8">;</text:span> <text:span text:style-name="T3">17</text:span> Καὶ καταλιπὼν αὐτοὺς ἐξῆλθεν ἔξω τῆς πόλεως εἰς Βηθανίαν, καὶ ηὐλίσθη ἐκεῖ. </text:p>
      <text:p text:style-name="P2"><text:span text:style-name="T3"><text:tab/>18</text:span> Πρωῒ δὲ ἐπαναγαγὼν εἰς τὴν πόλιν ἐπείνασεν. <text:span text:style-name="T3">19</text:span> καὶ ἰδὼν συκῆν μίαν ἐπὶ τῆς ὁδοῦ ἦλθεν ἐπ’ αὐτήν, καὶ οὐδὲν εὗρεν ἐν αὐτῇ εἰ μὴ φύλλα μόνον, καὶ λέγει αὐτῇ Ο<text:span text:style-name="T1">ὐ</text:span> μηκέτι ἐκ σοῦ καρπὸς γένηται εἰς τὸν αἰῶνα. καὶ ἐξηράνθη παραχρῆμα ἡ συκῆ. <text:span text:style-name="T3">20</text:span> καὶ ἰδόντες οἱ μαθηταὶ ἐθαύμασαν λέγοντες Πῶς παραχρῆμα ἐξηράνθη ἡ συκῆ; <text:span text:style-name="T3">21</text:span> ἀποκριθεὶς δὲ ὁ Ἰησοῦς εἶπεν αὐτοῖς Ἀμὴν λέγω ὑμῖν, ἐὰν ἔχητε πίστιν καὶ μὴ διακριθῆτε, οὐ μόνον τὸ τῆς συκῆς ποιήσετε, ἀλλὰ κἂν τῷ ὄρει τούτῳ εἴπητε Ἄρθητι καὶ βλήθητι εἰς τὴν θάλασσαν, γενήσεται· <text:span text:style-name="T3">22</text:span> καὶ πάντα ὅσα ἂν αἰτήσητε ἐν τῇ προσευχῇ πιστεύοντες λήμψεσθε. </text:p>
      <text:p text:style-name="P2"><text:tab/><text:span text:style-name="T3">23</text:span> Καὶ ἐλθόντος αὐτοῦ εἰς τὸ ἱερὸν προσῆλθον αὐτῷ διδάσκοντι οἱ ἀρχιερεῖς καὶ οἱ πρεσβύτεροι τοῦ λαοῦ λέγοντες Ἐν ποίᾳ ἐξουσίᾳ ταῦτα ποιεῖς; καὶ τίς σοι ἔδωκεν τὴν ἐξουσίαν <text:soft-page-break/>ταύτην; <text:span text:style-name="T3">24</text:span> ἀποκριθεὶς δὲ ὁ Ἰησοῦς εἶπεν αὐτοῖς Ἐρωτήσω ὑμᾶς κἀγὼ λόγον ἕνα, ὃν ἐὰν εἴπητέ μοι, κἀγὼ ὑμῖν ἐρῶ ἐν ποίᾳ ἐξουσίᾳ ταῦτα ποιῶ· <text:span text:style-name="T3">25</text:span> τὸ βάπτισμα τὸ Ἰωάνου πόθεν ἦν; ἐξ οὐρανοῦ ἢ ἐξ ἀνθρώπων; οἱ δὲ διελογίζοντο ἐν ἑαυτοῖς λέγοντες· Ἐὰν εἴπωμεν Ἐξ οὐρανοῦ, ἐρεῖ ἡμῖν Διὰ τί οὖν οὐκ ἐπιστεύσατε αὐτῷ; <text:span text:style-name="T3">26</text:span> ἐὰν δὲ εἴπωμεν Ἐξ ἀνθρώπων, φοβούμεθα τὸν ὄχλον· πάντες γὰρ ὡς προφήτην ἔχουσιν τὸν Ἰωάνην. <text:span text:style-name="T3">27</text:span> καὶ ἀποκριθέντες τῷ Ἰησοῦ εἶπαν Οὐκ οἴδαμεν. ἔφη αὐτοῖς καὶ αὐτός Οὐδὲ ἐγὼ λέγω ὑμῖν ἐν ποίᾳ ἐξουσίᾳ ταῦτα ποιῶ. <text:span text:style-name="T3">28</text:span> Τί δὲ ὑμῖν δοκεῖ; ἄνθρωπος εἶχεν τέκνα δύο· προσελθὼν τῷ πρώτῳ εἶπεν Τέκνον, ὕπαγε σήμερον ἐργάζου ἐν τῷ ἀμπελῶνι. <text:span text:style-name="T3">29</text:span> ὁ δὲ ἀποκριθεὶς εἶπεν <text:span text:style-name="T1">Ἐγὼ</text:span> κ<text:span text:style-name="T1">ύριε, καὶ οὐκ </text:span>ἀπῆλθεν. <text:span text:style-name="T3">30</text:span> προσελθὼν δὲ τῷ δευτέρῳ εἶπεν ὡσαύτως. ὁ δὲ ἀποκριθεὶς εἶπεν Οὐ θέλω, ὕστερον μεταμεληθεὶς ἀπῆλθεν. <text:span text:style-name="T3">31</text:span> τίς ἐκ τῶν δύο ἐποίησεν τὸ θέλημα τοῦ πατρός; λέγουσιν Ὁ ὕστερος. λέγει αὐτοῖς ὁ Ἰησοῦς Ἀμὴν λέγω ὑμῖν ὅτι οἱ τελῶναι καὶ αἱ πόρναι προάγουσιν ὑμᾶς εἰς τὴν βασιλείαν τοῦ Θεοῦ. <text:span text:style-name="T3">32</text:span> ἦλθεν γὰρ Ἰωάνης πρὸς ὑμᾶς ἐν ὁδῷ δικαιοσύνης, καὶ οὐκ ἐπιστεύσατε αὐτῷ· οἱ δὲ τελῶναι καὶ αἱ πόρναι ἐπίστευσαν αὐτῷ· ὑμεῖς δὲ ἰδόντες οὐδὲ μετεμελήθητε ὕστερον τοῦ πιστεῦσαι αὐτῷ. <text:span text:style-name="T3">33</text:span> Ἄλλην παραβολὴν ἀκούσατε. Ἄνθρωπος ἦν οἰκοδεσπότης ὅστις <text:span text:style-name="T7">ἐφύτευσεν ἀμπελῶνα, καὶ φραγμὸν αὐτῷ περιέθηκεν καὶ ὤρυξεν ἐν αὐτῷ ληνὸν καὶ ᾠκοδόμησεν πύργον</text:span>, καὶ ἐξέδετο αὐτὸν γεωργοῖς, καὶ ἀπεδήμησεν. <text:span text:style-name="T3">34</text:span> ὅτε δὲ ἤγγισεν ὁ καιρὸς τῶν καρπῶν, ἀπέστειλεν τοὺς δούλους αὐτοῦ πρὸς τοὺς γεωργοὺς λαβεῖν τοὺς καρποὺς αὐτοῦ. <text:span text:style-name="T3">35</text:span> καὶ λαβόντες οἱ γεωργοὶ τοὺς δούλους αὐτοῦ ὃν μὲν ἔδειραν, ὃν δὲ ἀπέκτειναν, ὃν δὲ ἐλιθοβόλησαν. <text:span text:style-name="T3">36</text:span> πάλιν ἀπέστειλεν ἄλλους δούλους πλείονας τῶν πρώτων, καὶ ἐποίησαν αὐτοῖς ὡσαύτως. <text:span text:style-name="T3">37</text:span> ὕστερον δὲ ἀπέστειλεν πρὸς αὐτοὺς τὸν υἱὸν αὐτοῦ λέγων Ἐντραπήσονται τὸν υἱόν μου. <text:soft-page-break/><text:span text:style-name="T3">38</text:span> οἱ δὲ γεωργοὶ ἰδόντες τὸν υἱὸν εἶπον ἐν ἑαυτοῖς Οὗτός ἐστιν ὁ κληρονόμος· δεῦτε ἀποκτείνωμεν αὐτὸν καὶ σχῶμεν τὴν κληρονομίαν αὐτοῦ· <text:span text:style-name="T3">39</text:span> καὶ λαβόντες αὐτὸν ἐξέβαλον ἔξω τοῦ ἀμπελῶνος καὶ ἀπέκτειναν. <text:span text:style-name="T3">40</text:span> ὅταν οὖν ἔλθῃ ὁ κύριος τοῦ ἀμπελῶνος, τί ποιήσει τοῖς γεωργοῖς ἐκείνοις; <text:span text:style-name="T3">41</text:span> λέγουσιν αὐτῷ Κακοὺς κακῶς ἀπολέσει αὐτούς, καὶ τὸν ἀμπελῶνα ἐκδώσεται ἄλλοις γεωργοῖς, οἵτινες ἀποδώσουσιν αὐτῷ τοὺς καρποὺς ἐν τοῖς καιροῖς αὐτῶν. <text:span text:style-name="T3">42</text:span> Λέγει αὐτοῖς ὁ Ἰησοῦς Οὐδέποτε ἀνέγνωτε ἐν ταῖς γραφαῖς </text:p>
      <text:p text:style-name="P2"><text:tab/><text:span text:style-name="T7">Λίθον ὃν ἀπεδοκίμασαν οἱ οἰκοδομοῦντες, </text:span></text:p>
      <text:p text:style-name="P6"><text:tab/><text:tab/>οὗτος ἐγενήθη εἰς κεφαλὴν γωνίας· </text:p>
      <text:p text:style-name="P6"><text:tab/>παρὰ Κυρίου ἐγένετο αὕτη, </text:p>
      <text:p text:style-name="P6"><text:tab/><text:tab/>καὶ ἔστιν θαυμαστὴ ἐν ὀφθαλμοῖς ἡμῶν; </text:p>
      <text:p text:style-name="P2"><text:span text:style-name="T3">43</text:span> διὰ τοῦτο λέγω ὑμῖν ὅτι ἀρθήσεται ἀφ’ ὑμῶν ἡ βασιλεία τοῦ Θεοῦ καὶ δοθήσεται ἔθνει ποιοῦντι τοὺς καρποὺς αὐτῆς. <text:span text:style-name="T3">44</text:span> καὶ ὁ πεσὼν ἐπὶ τὸν λίθον τοῦτον συνθλασθήσεται· ἐφ’ ὃν δ’ ἂν πέσῃ, λικμήσει αὐτόν. <text:span text:style-name="T3">45</text:span> Καὶ ἀκούσαντες οἱ ἀρχιερεῖς καὶ οἱ Φαρισαῖοι τὰς παραβολὰς αὐτοῦ ἔγνωσαν ὅτι περὶ αὐτῶν λέγει· <text:span text:style-name="T3">46</text:span> καὶ ζητοῦντες αὐτὸν κρατῆσαι ἐφοβήθησαν τοὺς ὄχλους, ἐπεὶ εἰς προφήτην αὐτὸν εἶχον. </text:p>
      <text:p text:style-name="P2"/>
      <text:h text:style-name="P8" text:outline-level="2">22</text:h>
      <text:p text:style-name="P2"/>
      <text:p text:style-name="P2"><text:span text:style-name="T3">1</text:span> Καὶ ἀποκριθεὶς ὁ Ἰησοῦς πάλιν εἶπεν ἐν παραβολαῖς αὐτοῖς λέγων <text:span text:style-name="T3">2</text:span> Ὡμοιώθη ἡ βασιλεία τῶν οὐρανῶν ἀνθρώπῳ βασιλεῖ, ὅστις ἐποίησεν γάμους τῷ υἱῷ αὐτοῦ. <text:span text:style-name="T3">3</text:span> καὶ ἀπέστειλεν τοὺς δούλους αὐτοῦ καλέσαι τοὺς κεκλημένους εἰς τοὺς γάμους, καὶ οὐκ ἤθελον ἐλθεῖν. <text:span text:style-name="T3">4</text:span> πάλιν ἀπέστειλεν ἄλλους δούλους λέγων Εἴπατε τοῖς κεκλημένοις Ἰδοὺ τὸ ἄριστόν μου <text:soft-page-break/>ἡτοίμακα, οἱ ταῦροί μου καὶ τὰ σιτιστὰ τεθυμένα, καὶ πάντα ἕτοιμα· δεῦτε εἰς τοὺς γάμους. <text:span text:style-name="T3">5</text:span> οἱ δὲ ἀμελήσαντες ἀπῆλθον, ὃς μὲν εἰς τὸν ἴδιον ἀγρόν, ὃς δὲ ἐπὶ τὴν ἐμπορίαν αὐτοῦ· <text:span text:style-name="T3">6</text:span> οἱ δὲ λοιποὶ κρατήσαντες τοὺς δούλους αὐτοῦ ὕβρισαν καὶ ἀπέκτειναν. <text:span text:style-name="T3">7</text:span> ὁ δὲ βασιλεὺς ὠργίσθη, καὶ πέμψας τὰ στρατεύματα αὐτοῦ ἀπώλεσεν τοὺς φονεῖς ἐκείνους καὶ τὴν πόλιν αὐτῶν ἐνέπρησεν. <text:span text:style-name="T3">8</text:span> τότε λέγει τοῖς δούλοις αὐτοῦ Ὁ μὲν γάμος ἕτοιμός ἐστιν, οἱ δὲ κεκλημένοι οὐκ ἦσαν ἄξιοι· <text:span text:style-name="T3">9</text:span> πορεύεσθε οὖν ἐπὶ τὰς διεξόδους τῶν ὁδῶν, καὶ ὅσους ἐὰν εὕρητε καλέσατε εἰς τοὺς γάμους. <text:span text:style-name="T3">10</text:span> καὶ ἐξελθόντες οἱ δοῦλοι ἐκεῖνοι εἰς τὰς ὁδοὺς συνήγαγον πάντας οὓς εὗρον, πονηρούς τε καὶ ἀγαθούς· καὶ ἐπλήσθη ὁ νυμφὼν ἀνακειμένων. <text:span text:style-name="T3">11</text:span> εἰσελθὼν δὲ ὁ βασιλεὺς θεάσασθαι τοὺς ἀνακειμένους εἶδεν ἐκεῖ ἄνθρωπον οὐκ ἐνδεδυμένον ἔνδυμα γάμου· <text:span text:style-name="T3">12</text:span> καὶ λέγει αὐτῷ Ἑταῖρε, πῶς εἰσῆλθες ὧδε μὴ ἔχων ἔνδυμα γάμου; ὁ δὲ ἐφιμώθη. <text:span text:style-name="T3">13</text:span> τότε ὁ βασιλεὺς εἶπεν τοῖς διακόνοις Δήσαντες αὐτοῦ πόδας καὶ χεῖρας ἐκβάλετε αὐτὸν εἰς τὸ σκότος τὸ ἐξώτερον· ἐκεῖ ἔσται ὁ κλαυθμὸς καὶ ὁ βρυγμὸς τῶν ὀδόντων. <text:span text:style-name="T3">14</text:span> Πολλοὶ γάρ εἰσιν κλητοὶ, ὀλίγοι δὲ ἐκλεκτοί. </text:p>
      <text:p text:style-name="P2"><text:tab/><text:span text:style-name="T3">15</text:span> Τότε πορευθέντες οἱ Φαρισαῖοι συμβούλιον ἔλαβον ὅπως αὐτὸν παγιδεύσωσιν ἐν λόγῳ. <text:span text:style-name="T3">16</text:span> καὶ ἀποστέλλουσιν αὐτῷ τοὺς μαθητὰς αὐτῶν μετὰ τῶν Ἡρῳδιανῶν λέγοντας Διδάσκαλε, οἴδαμεν ὅτι ἀληθὴς εἶ καὶ τὴν ὁδὸν τοῦ Θεοῦ ἐν ἀληθείᾳ διδάσκεις, καὶ οὐ μέλει σοι περὶ οὐδενός, οὐ γὰρ βλέπεις εἰς πρόσωπον ἀνθρώπων· <text:span text:style-name="T3">17</text:span> εἰπὸν οὖν ἡμῖν, τί σοι δοκεῖ; ἔξεστιν δοῦναι κῆνσον Καίσαρι ἢ οὔ; <text:span text:style-name="T3">18</text:span> γνοὺς δὲ ὁ Ἰησοῦς τὴν πονηρίαν αὐτῶν εἶπεν Τί με πειράζετε, ὑποκριταί; <text:span text:style-name="T3">19</text:span> ἐπιδείξατέ μοι τὸ νόμισμα τοῦ κήνσου. οἱ δὲ προσήνεγκαν αὐτῷ δηνάριον. <text:span text:style-name="T3">20</text:span> καὶ λέγει αὐτοῖς Τίνος ἡ εἰκὼν αὕτη καὶ ἡ ἐπιγραφή; <text:span text:style-name="T3">21</text:span> λέγουσιν· Καίσαρος. τότε λέγει αὐτοῖς Ἀπόδοτε οὖν τὰ Καίσαρος Καίσαρι καὶ τὰ τοῦ Θεοῦ τῷ Θεῷ. <text:span text:style-name="T3">22</text:span> καὶ <text:soft-page-break/>ἀκούσαντες ἐθαύμασαν, καὶ ἀφέντες αὐτὸν ἀπῆλθαν. </text:p>
      <text:p text:style-name="P2"><text:tab/><text:span text:style-name="T3">23</text:span> Ἐν ἐκείνῃ τῇ ἡμέρᾳ προσῆλθον αὐτῷ Σαδδουκαῖοι, λέγοντες μὴ εἶναι ἀνάστασιν, καὶ ἐπηρώτησαν αὐτὸν <text:span text:style-name="T3">24</text:span> λέγοντες Διδάσκαλε, Μωϋσῆς εἶπεν <text:span text:style-name="T7">Ἐάν τις ἀποθάνῃ μὴ ἔχων τέκνα, ἐπιγαμβρεύσει ὁ ἀδελφὸς αὐτοῦ τὴν γυναῖκα αὐτοῦ καὶ ἀναστήσει σπέρμα τῷ ἀδελφῷ αὐτοῦ</text:span>. <text:span text:style-name="T3">25</text:span> ἦσαν δὲ παρ’ ἡμῖν ἑπτὰ ἀδελφοί· καὶ ὁ πρῶτος γήμας ἐτελεύτησεν, καὶ μὴ ἔχων σπέρμα ἀφῆκεν τὴν γυναῖκα αὐτοῦ τῷ ἀδελφῷ αὐτοῦ· <text:span text:style-name="T3">26</text:span> ὁμοίως καὶ ὁ δεύτερος καὶ ὁ τρίτος, ἕως τῶν ἑπτά· <text:span text:style-name="T3">27</text:span> ὕστερον δὲ πάντων ἀπέθανεν ἡ γυνή. <text:span text:style-name="T3">28</text:span> ἐν τῇ ἀναστάσει οὖν τίνος τῶν ἑπτὰ ἔσται γυνή; πάντες γὰρ ἔσχον αὐτήν. <text:span text:style-name="T3">29</text:span> ἀποκριθεὶς δὲ ὁ Ἰησοῦς εἶπεν αὐτοῖς Πλανᾶσθε μὴ εἰδότες τὰς γραφὰς μηδὲ τὴν δύναμιν τοῦ Θεοῦ. <text:span text:style-name="T3">30</text:span> ἐν γὰρ τῇ ἀναστάσει οὔτε γαμοῦσιν οὔτε γαμίζονται, ἀλλ’ ὡς ἄγγελοι ἐν τῷ οὐρανῷ εἰσιν. <text:span text:style-name="T3">31</text:span> περὶ δὲ τῆς ἀναστάσεως τῶν νεκρῶν οὐκ ἀνέγνωτε τὸ ῥηθὲν ὑμῖν ὑπὸ τοῦ Θεοῦ λέγοντος <text:span text:style-name="T3">32</text:span> <text:span text:style-name="T7">Ἐγώ εἰμι ὁ Θεὸς Ἀβραὰμ καὶ ὁ Θεὸς Ἰσαὰκ καὶ ὁ Θεὸς Ἰακώβ;</text:span> οὐκ ἔστιν ὁ Θεὸς νεκρῶν ἀλλὰ ζώντων. <text:span text:style-name="T3">33</text:span> καὶ ἀκούσαντες οἱ ὄχλοι ἐξεπλήσσοντο ἐπὶ τῇ διδαχῇ αὐτοῦ. </text:p>
      <text:p text:style-name="P2"><text:tab/><text:span text:style-name="T3">34</text:span> Οἱ δὲ Φαρισαῖοι ἀκούσαντες ὅτι ἐφίμωσεν τοὺς Σαδδουκαίους, συνήχθησαν ἐπὶ τὸ αὐτό, <text:span text:style-name="T3">35</text:span> καὶ ἐπηρώτησεν εἷς ἐξ αὐτῶν νομικὸς πειράζων αὐτόν <text:span text:style-name="T3">36</text:span> Διδάσκαλε, ποία ἐντολὴ μεγάλη ἐν τῷ νόμῳ; <text:span text:style-name="T3">37</text:span> ὁ δὲ ἔφη αὐτῷ <text:span text:style-name="T7">Ἀγαπήσεις κύριον τὸν Θεόν σου ἐν ὅλῃ τῇ καρδίᾳ σου καὶ ἐν ὅλῃ τῇ ψυχῇ σου καὶ ἐν ὅλῃ τῇ διανοίᾳ σου</text:span>. <text:span text:style-name="T3">38</text:span> αὕτη ἐστὶν ἡ μεγάλη καὶ πρώτη ἐντολή. <text:span text:style-name="T3">39</text:span> δευτέρα ὁμοία αὐτῇ <text:span text:style-name="T7">Ἀγαπήσεις τὸν πλησίον σου ὡς σεαυτόν</text:span>. <text:span text:style-name="T3">40</text:span> ἐν ταύταις ταῖς δυσὶν ἐντολαῖς ὅλος ὁ νόμος κρέμαται καὶ οἱ προφῆται. <text:span text:style-name="T3">41</text:span> Συνηγμένων δὲ τῶν Φαρισαίων ἐπηρώτησεν αὐτοὺς ὁ Ἰησοῦς <text:span text:style-name="T3">42</text:span> λέγων Τί ὑμῖν δοκεῖ περὶ τοῦ Χριστοῦ; τίνος υἱός ἐστιν; λέγουσιν αὐτῷ Τοῦ Δαυείδ. <text:span text:style-name="T3">43</text:span> λέγει αὐτοῖς Πῶς οὖν Δαυεὶδ ἐν Πνεύματι καλεῖ <text:soft-page-break/>αὐτὸν Κύριον λέγων </text:p>
      <text:p text:style-name="P2"><text:tab/><text:span text:style-name="T3">44</text:span> <text:span text:style-name="T7">Εἶπεν Κύριος τῷ Κυρίῳ μου Κάθου ἐκ δεξιῶν μου </text:span></text:p>
      <text:p text:style-name="P6"><text:tab/>ἕως ἂν θῶ τοὺς ἐχθρούς σου ὑποκάτω τῶν ποδῶν </text:p>
      <text:p text:style-name="P6"><text:tab/><text:tab/>σου; </text:p>
      <text:p text:style-name="P2"><text:span text:style-name="T3">45</text:span> εἰ οὖν Δαυεὶδ καλεῖ αὐτὸν Κύριον, πῶς υἱὸς αὐτοῦ ἐστιν; <text:span text:style-name="T3">46</text:span> καὶ οὐδεὶς ἐδύνατο ἀποκριθῆναι αὐτῷ λόγον, οὐδὲ ἐτόλμησέν τις ἀπ’ ἐκείνης τῆς ἡμέρας ἐπερωτῆσαι αὐτὸν οὐκέτι. </text:p>
      <text:p text:style-name="P2"/>
      <text:h text:style-name="P8" text:outline-level="2">23</text:h>
      <text:p text:style-name="P2"/>
      <text:p text:style-name="P2"><text:tab/><text:span text:style-name="T3">1</text:span> Τότε ὁ Ἰησοῦς ἐλάλησεν τοῖς ὄχλοις καὶ τοῖς μαθηταῖς αὐτοῦ <text:span text:style-name="T3">2</text:span> λέγων Ἐπὶ τῆς Μωϋσέως καθέδρας ἐκάθισαν οἱ γραμματεῖς καὶ οἱ Φαρισαῖοι. <text:span text:style-name="T3">3</text:span> πάντα οὖν ὅσα ἐὰν εἴπωσιν ὑμῖν ποιήσατε καὶ τηρεῖτε, κατὰ δὲ τὰ ἔργα αὐτῶν μὴ ποιεῖτε· λέγουσιν γὰρ καὶ οὐ ποιοῦσιν. <text:span text:style-name="T3">4</text:span> δεσμεύουσιν δὲ φορτία βαρέα καὶ ἐπιτιθέασιν ἐπὶ τοὺς ὤμους τῶν ἀνθρώπων, αὐτοὶ δὲ τῷ δακτύλῳ αὐτῶν οὐ θέλουσιν κινῆσαι αὐτά. <text:span text:style-name="T3">5</text:span> πάντα δὲ τὰ ἔργα αὐτῶν ποιοῦσιν πρὸς τὸ θεαθῆναι τοῖς ἀνθρώποις· πλατύνουσιν γὰρ τὰ φυλακτήρια αὐτῶν καὶ μεγαλύνουσιν τὰ κράσπεδα, <text:span text:style-name="T3">6</text:span> φιλοῦσιν δὲ τὴν πρωτοκλισίαν ἐν τοῖς δείπνοις καὶ τὰς πρωτοκαθεδρίας ἐν ταῖς συναγωγαῖς <text:span text:style-name="T3">7</text:span> καὶ τοὺς ἀσπασμοὺς ἐν ταῖς ἀγοραῖς καὶ καλεῖσθαι ὑπὸ τῶν ἀνθρώπων Ῥαββεί. <text:span text:style-name="T3">8</text:span> ὑμεῖς δὲ μὴ κληθῆτε Ῥαββεί· εἷς γάρ ἐστιν ὑμῶν ὁ διδάσκαλος, πάντες δὲ ὑμεῖς ἀδελφοί ἐστε. <text:span text:style-name="T3">9</text:span> καὶ πατέρα μὴ καλέσητε ὑμῶν ἐπὶ τῆς γῆς· εἷς γάρ ἐστιν ὑμῶν ὁ Πατὴρ ὁ οὐράνιος. <text:span text:style-name="T3">10</text:span> μηδὲ κληθῆτε καθηγηταί, ὅτι καθηγητὴς ὑμῶν ἐστιν εἷς ὁ Χριστός. <text:span text:style-name="T3">11</text:span> ὁ δὲ μείζων ὑμῶν ἔσται ὑμῶν διάκονος. <text:span text:style-name="T3">12</text:span> Ὅστις δὲ ὑψώσει ἑαυτὸν ταπεινωθήσεται, καὶ ὅστις ταπεινώσει ἑαυτὸν ὑψωθήσεται. <text:span text:style-name="T3">13</text:span> Οὐαὶ δὲ ὑμῖν, <text:soft-page-break/>γραμματεῖς καὶ Φαρισαῖοι ὑποκριταί, ὅτι κλείετε τὴν βασιλείαν τῶν οὐρανῶν ἔμπροσθεν τῶν ἀνθρώπων· ὑμεῖς γὰρ οὐκ εἰσέρχεσθε, οὐδὲ τοὺς εἰσερχομένους ἀφίετε εἰσελθεῖν. <text:span text:style-name="T3">15</text:span> Οὐαὶ ὑμῖν, γραμματεῖς καὶ Φαρισαῖοι ὑποκριταί, ὅτι περιάγετε τὴν θάλασσαν καὶ τὴν ξηρὰν ποιῆσαι ἕνα προσήλυτον, καὶ ὅταν γένηται, ποιεῖτε αὐτὸν υἱὸν γεέννης διπλότερον ὑμῶν. <text:span text:style-name="T3">16</text:span> Οὐαὶ ὑμῖν, ὁδηγοὶ τυφλοὶ οἱ λέγοντες Ὃς ἂν ὀμόσῃ ἐν τῷ ναῷ, οὐδέν ἐστιν· ὃς δ’ ἂν ὀμόσῃ ἐν τῷ χρυσῷ τοῦ ναοῦ, ὀφείλει. <text:span text:style-name="T3">17</text:span> μωροὶ καὶ τυφλοί, τίς γὰρ μείζων ἐστίν, ὁ χρυσὸς ἢ ὁ ναὸς ὁ ἁγιάσας τὸν χρυσόν; <text:span text:style-name="T3">18</text:span> καί Ὃς ἂν ὀμόσῃ ἐν τῷ θυσιαστηρίῳ, οὐδέν ἐστιν· ὃς δ’ ἂν ὀμόσῃ ἐν τῷ δώρῳ τῷ ἐπάνω αὐτοῦ, ὀφείλει. <text:span text:style-name="T3">19</text:span> τυφλοί, τί γὰρ μεῖζον, τὸ δῶρον ἢ τὸ θυσιαστήριον τὸ ἁγιάζον τὸ δῶρον; <text:span text:style-name="T3">20</text:span> ὁ οὖν ὀμόσας ἐν τῷ θυσιαστηρίῳ ὀμνύει ἐν αὐτῷ καὶ ἐν πᾶσι τοῖς ἐπάνω αὐτοῦ· <text:span text:style-name="T3">21</text:span> καὶ ὁ ὀμόσας ἐν τῷ ναῷ ὀμνύει ἐν αὐτῷ καὶ ἐν τῷ κατοικοῦντι αὐτόν· <text:span text:style-name="T3">22</text:span> καὶ ὁ ὀμόσας ἐν τῷ οὐρανῷ ὀμνύει ἐν τῷ θρόνῳ τοῦ Θεοῦ καὶ ἐν τῷ καθημένῳ ἐπάνω αὐτοῦ. <text:span text:style-name="T3">23</text:span> Οὐαὶ ὑμῖν, γραμματεῖς καὶ Φαρισαῖοι ὑποκριταί, ὅτι ἀποδεκατοῦτε τὸ ἡδύοσμον καὶ τὸ ἄνηθον καὶ τὸ κύμινον, καὶ ἀφήκατε τὰ βαρύτερα τοῦ νόμου, τὴν κρίσιν καὶ τὸ ἔλεος καὶ τὴν πίστιν· ταῦτα δὲ ἔδει ποιῆσαι κἀκεῖνα μὴ ἀφεῖναι. <text:span text:style-name="T3">24</text:span> ὁδηγοὶ τυφλοί, οἱ διϋλίζοντες τὸν κώνωπα, τὴν δὲ κάμηλον καταπίνοντες. <text:span text:style-name="T3">25</text:span> Οὐαὶ ὑμῖν, γραμματεῖς καὶ Φαρισαῖοι ὑποκριταί, ὅτι καθαρίζετε τὸ ἔξωθεν τοῦ ποτηρίου καὶ τῆς παροψίδος, ἔσωθεν δὲ γέμουσιν ἐξ ἁρπαγῆς καὶ ἀκρασίας. <text:span text:style-name="T3">26</text:span> Φαρισαῖε τυφλέ, καθάρισον πρῶτον τὸ ἐντὸς τοῦ ποτηρίου ἵνα γένηται καὶ τὸ ἐκτὸς αὐτοῦ καθαρόν. <text:span text:style-name="T3">27</text:span> Οὐαὶ ὑμῖν, γραμματεῖς καὶ Φαρισαῖοι ὑποκριταί, ὅτι παρομοιάζετε τάφοις κεκονιαμένοις, οἵτινες ἔξωθεν μὲν φαίνονται ὡραῖοι, ἔσωθεν δὲ γέμουσιν ὀστέων νεκρῶν καὶ πάσης ἀκαθαρσίας. <text:span text:style-name="T3">28</text:span> οὕτως καὶ ὑμεῖς ἔξωθεν μὲν φαίνεσθε τοῖς ἀνθρώποις δίκαιοι, ἔσωθεν δέ ἐστε <text:soft-page-break/>μεστοὶ ὑποκρίσεως καὶ ἀνομίας. <text:span text:style-name="T3">29</text:span> Οὐαὶ ὑμῖν, γραμματεῖς καὶ Φαρισαῖοι ὑποκριταί, ὅτι οἰκοδομεῖτε τοὺς τάφους τῶν προφητῶν καὶ κοσμεῖτε τὰ μνημεῖα τῶν δικαίων, <text:span text:style-name="T3">30</text:span> καὶ λέγετε Εἰ ἤμεθα ἐν ταῖς ἡμέραις τῶν πατέρων ἡμῶν, οὐκ ἂν ἤμεθα αὐτῶν κοινωνοὶ ἐν τῷ αἵματι τῶν προφητῶν. <text:span text:style-name="T3">31</text:span> ὥστε μαρτυρεῖτε ἑαυτοῖς ὅτι υἱοί ἐστε τῶν φονευσάντων τοὺς προφήτας. <text:span text:style-name="T3">32</text:span> καὶ ὑμεῖς πληρώσατε τὸ μέτρον τῶν πατέρων ὑμῶν. <text:span text:style-name="T3">33</text:span> ὄφεις, γεννήματα ἐχιδνῶν, πῶς φύγητε ἀπὸ τῆς κρίσεως τῆς γεέννης; <text:span text:style-name="T3">34</text:span> διὰ τοῦτο ἰδοὺ ἐγὼ ἀποστέλλω πρὸς ὑμᾶς προφήτας καὶ σοφοὺς καὶ γραμματεῖς· ἐξ αὐτῶν ἀποκτενεῖτε καὶ σταυρώσετε, καὶ ἐξ αὐτῶν μαστιγώσετε ἐν ταῖς συναγωγαῖς ὑμῶν καὶ διώξετε ἀπὸ πόλεως εἰς πόλιν· <text:span text:style-name="T3">35</text:span> ὅπως ἔλθῃ ἐφ’ ὑμᾶς πᾶν αἷμα δίκαιον ἐκχυννόμενον ἐπὶ τῆς γῆς ἀπὸ τοῦ αἵματος Ἅβελ τοῦ δικαίου ἕως τοῦ αἵματος Ζαχαρίου υἱοῦ Βαραχίου, ὃν ἐφονεύσατε μεταξὺ τοῦ ναοῦ καὶ τοῦ θυσιαστηρίου. <text:span text:style-name="T3">36</text:span> ἀμὴν λέγω ὑμῖν, ἥξει ταῦτα πάντα ἐπὶ τὴν γενεὰν ταύτην. <text:span text:style-name="T3">37</text:span> Ἰερουσαλὴμ Ἰερουσαλήμ, ἡ ἀποκτείνουσα τοὺς προφήτας καὶ λιθοβολοῦσα τοὺς ἀπεσταλμένους πρὸς αὐτήν, ποσάκις ἠθέλησα ἐπισυναγαγεῖν τὰ τέκνα σου, ὃν τρόπον ὄρνις ἐπισυνάγει τὰ νοσσία αὐτῆς ὑπὸ τὰς πτέρυγας, καὶ οὐκ ἠθελήσατε. <text:span text:style-name="T3">38</text:span> ἰδοὺ <text:span text:style-name="T7">ἀφίεται ὑμῖν ὁ οἶκος ὑμῶν</text:span>. <text:span text:style-name="T3">39</text:span> λέγω γὰρ ὑμῖν, οὐ μή με ἴδητε ἀπ’ ἄρτι ἕως ἂν εἴπητε </text:p>
      <text:p text:style-name="P2"><text:tab/><text:span text:style-name="T7">Εὐλογημένος ὁ ἐρχόμενος ἐν ὀνόματι Κυρίου</text:span>. </text:p>
      <text:p text:style-name="P2"/>
      <text:h text:style-name="P8" text:outline-level="2">24</text:h>
      <text:p text:style-name="P2"/>
      <text:p text:style-name="P2"><text:tab/><text:span text:style-name="T3">1</text:span> Καὶ ἐξελθὼν ὁ Ἰησοῦς ἀπὸ τοῦ ἱεροῦ ἐπορεύετο, καὶ προσῆλθον οἱ μαθηταὶ αὐτοῦ ἐπιδεῖξαι αὐτῷ τὰς οἰκοδομὰς <text:soft-page-break/>τοῦ ἱεροῦ. <text:span text:style-name="T3">2</text:span> ὁ δὲ ἀποκριθεὶς εἶπεν αὐτοῖς Οὐ βλέπετε ταῦτα πάντα; ἀμὴν λέγω ὑμῖν, οὐ μὴ ἀφεθῇ ὧδε λίθος ἐπὶ λίθον ὃς οὐ καταλυθήσεται. <text:span text:style-name="T3">3</text:span> Καθημένου δὲ αὐτοῦ ἐπὶ τοῦ ὄρους τῶν Ἐλαιῶν προσῆλθον αὐτῷ οἱ μαθηταὶ κατ’ ἰδίαν λέγοντες Εἰπὲ ἡμῖν, πότε ταῦτα ἔσται, καὶ τί τὸ σημεῖον τῆς σῆς παρουσίας καὶ συντελείας τοῦ αἰῶνος; <text:span text:style-name="T3">4</text:span> καὶ ἀποκριθεὶς ὁ Ἰησοῦς εἶπεν αὐτοῖς Βλέπετε μή τις ὑμᾶς πλανήσῃ. <text:span text:style-name="T3">5</text:span> πολλοὶ γὰρ ἐλεύσονται ἐπὶ τῷ ὀνόματί μου λέγοντες Ἐγώ εἰμι ὁ Χριστός, καὶ πολλοὺς πλανήσουσιν. <text:span text:style-name="T3">6</text:span> μελλήσετε δὲ ἀκούειν πολέμους καὶ ἀκοὰς πολέμων· ὁρᾶτε, μὴ θροεῖσθε· <text:span text:style-name="T7">δεῖ</text:span> γὰρ <text:span text:style-name="T7">γενέσθαι</text:span>, ἀλλ’ οὔπω ἐστὶν τὸ τέλος. <text:span text:style-name="T3">7</text:span> <text:span text:style-name="T7">ἐγερθήσεται</text:span> γὰρ <text:span text:style-name="T7">ἔθνος ἐπὶ ἔθνος καὶ βασιλεία ἐπὶ βασιλείαν</text:span>, καὶ ἔσονται λιμοὶ καὶ σεισμοὶ κατὰ τόπους· <text:span text:style-name="T3">8</text:span> πάντα δὲ ταῦτα ἀρχὴ ὠδίνων. <text:span text:style-name="T3">9</text:span> τότε παραδώσουσιν ὑμᾶς εἰς θλῖψιν καὶ ἀποκτενοῦσιν ὑμᾶς, καὶ ἔσεσθε μισούμενοι ὑπὸ πάντων τῶν ἐθνῶν διὰ τὸ ὄνομά μου. <text:span text:style-name="T3">10</text:span> καὶ τότε <text:span text:style-name="T7">σκανδαλισθήσονται πολλοὶ</text:span> καὶ ἀλλήλους παραδώσουσιν καὶ μισήσουσιν ἀλλήλους· <text:span text:style-name="T3">11</text:span> καὶ πολλοὶ ψευδοπροφῆται ἐγερθήσονται καὶ πλανήσουσιν πολλούς· <text:span text:style-name="T3">12</text:span> καὶ διὰ τὸ πληθυνθῆναι τὴν ἀνομίαν ψυγήσεται ἡ ἀγάπη τῶν πολλῶν. <text:span text:style-name="T3">13</text:span> ὁ δὲ ὑπομείνας εἰς τέλος, οὗτος σωθήσεται. <text:span text:style-name="T3">14</text:span> καὶ κηρυχθήσεται τοῦτο τὸ εὐαγγέλιον τῆς βασιλείας ἐν ὅλῃ τῇ οἰκουμένῃ εἰς μαρτύριον πᾶσιν τοῖς ἔθνεσιν, καὶ τότε ἥξει τὸ τέλος. <text:span text:style-name="T3">15</text:span> Ὅταν οὖν ἴδητε <text:span text:style-name="T7">τὸ βδέλυγμα τῆς ἐρημώσεως</text:span> τὸ ῥηθὲν διὰ Δανιὴλ τοῦ προφήτου ἑστὸς <text:span text:style-name="T7">ἐν τόπῳ ἁγίῳ</text:span>, ὁ ἀναγινώσκων νοείτω, <text:span text:style-name="T3">16</text:span> τότε οἱ ἐν τῇ Ἰουδαίᾳ φευγέτωσαν εἰς τὰ ὄρη, <text:span text:style-name="T3">17</text:span> ὁ ἐπὶ τοῦ δώματος μὴ καταβάτω ἆραι τὰ ἐκ τῆς οἰκίας αὐτοῦ, <text:span text:style-name="T3">18</text:span> καὶ ὁ ἐν τῷ ἀγρῷ μὴ ἐπιστρεψάτω ὀπίσω ἆραι τὸ ἱμάτιον αὐτοῦ. <text:span text:style-name="T3">19</text:span> οὐαὶ δὲ ταῖς ἐν γαστρὶ ἐχούσαις καὶ ταῖς θηλαζούσαις ἐν ἐκείναις ταῖς ἡμέραις. <text:span text:style-name="T3">20</text:span> προσεύχεσθε δὲ ἵνα μὴ γένηται ἡ φυγὴ ὑμῶν χειμῶνος μηδὲ σαββάτῳ· <text:span text:style-name="T3">21</text:span> ἔσται γὰρ τότε <text:span text:style-name="T7">θλῖψις</text:span> μεγάλη, <text:span text:style-name="T7">οἵα οὐ γέγονεν ἀπ’ ἀρχῆς κόσμου ἕως </text:span><text:soft-page-break/><text:span text:style-name="T7">τοῦ νῦν</text:span> οὐδ’ οὐ μὴ γένηται. <text:span text:style-name="T3">22</text:span> καὶ εἰ μὴ ἐκολοβώθησαν αἱ ἡμέραι ἐκεῖναι, οὐκ ἂν ἐσώθη πᾶσα σάρξ· διὰ δὲ τοὺς ἐκλεκτοὺς κολοβωθήσονται αἱ ἡμέραι ἐκεῖναι. <text:span text:style-name="T3">23</text:span> τότε ἐάν τις ὑμῖν εἴπῃ Ἰδοὺ ὧδε ὁ Χριστός, ἤ Ὧδε, μὴ πιστεύσητε· <text:span text:style-name="T3">24</text:span> ἐγερθήσονται γὰρ ψευδόχριστοι καὶ <text:span text:style-name="T7">ψευδοπροφῆται</text:span>, καὶ <text:span text:style-name="T7">δώσουσιν σημεῖα</text:span> μεγάλα <text:span text:style-name="T7">καὶ τέρατα</text:span> ὥστε πλανῆσαι, εἰ δυνατὸν, καὶ τοὺς ἐκλεκτούς. <text:span text:style-name="T3">25</text:span> ἰδοὺ προείρηκα ὑμῖν. <text:span text:style-name="T3">26</text:span> ἐὰν οὖν εἴπωσιν ὑμῖν Ἰδοὺ ἐν τῇ ἐρήμῳ ἐστίν, μὴ ἐξέλθητε· Ἰδοὺ ἐν τοῖς ταμείοις, μὴ πιστεύσητε· <text:span text:style-name="T3">27</text:span> ὥσπερ γὰρ ἡ ἀστραπὴ ἐξέρχεται ἀπὸ ἀνατολῶν καὶ φαίνεται ἕως δυσμῶν, οὕτως ἔσται ἡ παρουσία τοῦ Υἱοῦ τοῦ ἀνθρώπου· <text:span text:style-name="T3">28</text:span> ὅπου ἐὰν ᾖ τὸ πτῶμα, ἐκεῖ συναχθήσονται οἱ ἀετοί. <text:span text:style-name="T3">29</text:span> Εὐθέως δὲ μετὰ τὴν θλῖψιν τῶν ἡμερῶν ἐκείνων <text:span text:style-name="T7">ὁ ἥλιος σκοτισθήσεται, καὶ ἡ σελήνη οὐ δώσει τὸ φέγγος αὐτῆς, καὶ οἱ ἀστέρες πεσοῦνται ἀπὸ τοῦ οὐρανοῦ, καὶ αἱ δυνάμεις τῶν οὐρανῶν σαλευθήσονται</text:span>. <text:span text:style-name="T3">30</text:span> καὶ τότε φανήσεται τὸ σημεῖον τοῦ Υἱοῦ τοῦ ἀνθρώπου ἐν οὐρανῷ, καὶ τότε <text:span text:style-name="T7">κόψονται πᾶσαι αἱ φυλαὶ τῆς γῆς</text:span> καὶ ὄψονται <text:span text:style-name="T7">τὸν Υἱὸν τοῦ ἀνθρώπου ἐρχόμενον ἐπὶ τῶν νεφελῶν τοῦ οὐρανοῦ</text:span> μετὰ δυνάμεως καὶ δόξης πολλῆς· <text:span text:style-name="T3">31</text:span> καὶ ἀποστελεῖ τοὺς ἀγγέλους αὐτοῦ <text:span text:style-name="T7">μετὰ σάλπιγγος μεγάλης</text:span>, καὶ <text:span text:style-name="T7">ἐπισυνάξουσιν</text:span> τοὺς ἐκλεκτοὺς αὐτοῦ <text:span text:style-name="T7">ἐκ τῶν τεσσάρων ἀνέμων ἀπ’ ἄκρων οὐρανῶν ἕως ἄκρων αὐτῶν</text:span>. <text:span text:style-name="T3">32</text:span> Ἀπὸ δὲ τῆς συκῆς μάθετε τὴν παραβολήν· ὅταν ἤδη ὁ κλάδος αὐτῆς γένηται ἁπαλὸς καὶ τὰ φύλλα ἐκφύῃ, γινώσκετε ὅτι ἐγγὺς τὸ θέρος· <text:span text:style-name="T3">33</text:span> οὕτως καὶ ὑμεῖς ὅταν ἴδητε πάντα ταῦτα, γινώσκετε ὅτι ἐγγύς ἐστιν ἐπὶ θύραις. <text:span text:style-name="T3">34</text:span> ἀμὴν λέγω ὑμῖν ὅτι οὐ μὴ παρέλθῃ ἡ γενεὰ αὕτη ἕως ἂν πάντα ταῦτα γένηται. <text:span text:style-name="T3">35</text:span> ὁ οὐρανὸς καὶ ἡ γῆ παρελεύσεται, οἱ δὲ λόγοι μου οὐ μὴ παρέλθωσιν. <text:span text:style-name="T3">36</text:span> Περὶ δὲ τῆς ἡμέρας ἐκείνης καὶ ὥρας οὐδεὶς οἶδεν, οὐδὲ οἱ ἄγγελοι τῶν οὐρανῶν οὐδὲ ὁ Υἱός, εἰ μὴ ὁ Πατὴρ μόνος. <text:span text:style-name="T3">37</text:span> ὥσπερ γὰρ αἱ ἡμέραι τοῦ Νῶε, οὕτως ἔσται ἡ <text:soft-page-break/>παρουσία τοῦ Υἱοῦ τοῦ ἀνθρώπου. <text:span text:style-name="T3">38</text:span> ὡς γὰρ ἦσαν ἐν ταῖς ἡμέραις ἐκείναις ταῖς πρὸ τοῦ κατακλυσμοῦ τρώγοντες καὶ πίνοντες, γαμοῦντες καὶ γαμίζοντες, ἄχρι ἧς ἡμέρας <text:span text:style-name="T7">εἰσῆλθεν Νῶε εἰς τὴν κιβωτόν</text:span>, <text:span text:style-name="T3">39</text:span> καὶ οὐκ ἔγνωσαν ἕως ἦλθεν ὁ κατακλυσμὸς καὶ ἦρεν ἅπαντας, οὕτως ἔσται καὶ ἡ παρουσία τοῦ Υἱοῦ τοῦ ἀνθρώπου. <text:span text:style-name="T3">40</text:span> τότε ἔσονται δύο ἐν τῷ ἀγρῷ, εἷς παραλαμβάνεται καὶ εἷς ἀφίεται· <text:span text:style-name="T3">41</text:span> δύο ἀλήθουσαι ἐν τῷ μύλῳ, μία παραλαμβάνεται καὶ μία ἀφίεται. <text:span text:style-name="T3">42</text:span> γρηγορεῖτε οὖν, ὅτι οὐκ οἴδατε ποίᾳ ἡμέρᾳ ὁ κύριος ὑμῶν ἔρχεται. <text:span text:style-name="T3">43</text:span> ἐκεῖνο δὲ γινώσκετε ὅτι εἰ ᾔδει ὁ οἰκοδεσπότης ποίᾳ φυλακῇ ὁ κλέπτης ἔρχεται, ἐγρηγόρησεν ἂν καὶ οὐκ ἂν εἴασεν διορυχθῆναι τὴν οἰκίαν αὐτοῦ. <text:span text:style-name="T3">44</text:span> διὰ τοῦτο καὶ ὑμεῖς γίνεσθε ἕτοιμοι, ὅτι ᾗ οὐ δοκεῖτε ὥρᾳ ὁ Υἱὸς τοῦ ἀνθρώπου ἔρχεται. <text:span text:style-name="T3">45</text:span> Τίς ἄρα ἐστὶν ὁ πιστὸς δοῦλος καὶ φρόνιμος ὃν κατέστησεν ὁ κύριος ἐπὶ τῆς οἰκετείας αὐτοῦ τοῦ δοῦναι αὐτοῖς τὴν τροφὴν ἐν καιρῷ; <text:s/><text:span text:style-name="T3">46</text:span> μακάριος ὁ δοῦλος ἐκεῖνος ὃν ἐλθὼν ὁ κύριος αὐτοῦ εὑρήσει οὕτως ποιοῦντα· <text:span text:style-name="T3">47</text:span> ἀμὴν λέγω ὑμῖν ὅτι ἐπὶ πᾶσιν τοῖς ὑπάρχουσιν αὐτοῦ καταστήσει αὐτόν. <text:span text:style-name="T3">48</text:span> ἐὰν δὲ εἴπῃ ὁ κακὸς δοῦλος ἐκεῖνος ἐν τῇ καρδίᾳ αὐτοῦ Χρονίζει μου ὁ κύριος, <text:span text:style-name="T3">49</text:span> καὶ ἄρξηται τύπτειν τοὺς συνδούλους αὐτοῦ, ἐσθίῃ δὲ καὶ πίνῃ μετὰ τῶν μεθυόντων, <text:span text:style-name="T3">50</text:span> ἥξει ὁ κύριος τοῦ δούλου ἐκείνου ἐν ἡμέρᾳ ᾗ οὐ προσδοκᾷ καὶ ἐν ὥρᾳ ᾗ οὐ γινώσκει, <text:span text:style-name="T3">51</text:span> καὶ διχοτομήσει αὐτὸν καὶ τὸ μέρος αὐτοῦ μετὰ τῶν ὑποκριτῶν θήσει· ἐκεῖ ἔσται ὁ κλαυθμὸς καὶ ὁ βρυγμὸς τῶν ὀδόντων. </text:p>
      <text:p text:style-name="P2"/>
      <text:h text:style-name="P8" text:outline-level="2">25</text:h>
      <text:p text:style-name="P2"/>
      <text:p text:style-name="P2"><text:span text:style-name="T3">1</text:span> Τότε ὁμοιωθήσεται ἡ βασιλεία τῶν οὐρανῶν δέκα <text:soft-page-break/>παρθένοις, αἵτινες λαβοῦσαι τὰς λαμπάδας ἑαυτῶν ἐξῆλθον εἰς ὑπάντησιν τοῦ νυμφίου. <text:span text:style-name="T3">2</text:span> πέντε δὲ ἐξ αὐτῶν ἦσαν μωραὶ καὶ πέντε φρόνιμοι. <text:span text:style-name="T3">3</text:span> αἱ γὰρ μωραὶ λαβοῦσαι τὰς λαμπάδας οὐκ ἔλαβον μεθ’ ἑαυτῶν ἔλαιον· <text:span text:style-name="T3">4</text:span> αἱ δὲ φρόνιμοι ἔλαβον ἔλαιον ἐν τοῖς ἀγγείοις μετὰ τῶν λαμπάδων ἑαυτῶν. <text:span text:style-name="T3">5</text:span> χρονίζοντος δὲ τοῦ νυμφίου ἐνύσταξαν πᾶσαι καὶ ἐκάθευδον. <text:span text:style-name="T3">6</text:span> μέσης δὲ νυκτὸς κραυγὴ γέγονεν Ἰδοὺ ὁ νυμφίος, ἐξέρχεσθε εἰς ἀπάντησιν. <text:span text:style-name="T3">7</text:span> τότε ἠγέρθησαν πᾶσαι αἱ παρθένοι ἐκεῖναι καὶ ἐκόσμησαν τὰς λαμπάδας ἑαυτῶν. <text:span text:style-name="T3">8</text:span> αἱ δὲ μωραὶ ταῖς φρονίμοις εἶπαν Δότε ἡμῖν ἐκ τοῦ ἐλαίου ὑμῶν, ὅτι αἱ λαμπάδες ἡμῶν σβέννυνται. <text:span text:style-name="T3">9</text:span> ἀπεκρίθησαν δὲ αἱ φρόνιμοι λέγουσαι Μή ποτε οὐ μὴ ἀρκέσῃ ἡμῖν καὶ ὑμῖν· πορεύεσθε μᾶλλον πρὸς τοὺς πωλοῦντας καὶ ἀγοράσατε ἑαυταῖς. <text:span text:style-name="T3">10</text:span> ἀπερχομένων δὲ αὐτῶν ἀγοράσαι ἦλθεν ὁ νυμφίος, καὶ αἱ ἕτοιμοι εἰσῆλθον μετ’ αὐτοῦ εἰς τοὺς γάμους, καὶ ἐκλείσθη ἡ θύρα. <text:span text:style-name="T3">11</text:span> ὕστερον δὲ ἔρχονται καὶ αἱ λοιπαὶ παρθένοι λέγουσαι Κύριε κύριε, ἄνοιξον ἡμῖν. <text:span text:style-name="T3">12</text:span> ὁ δὲ ἀποκριθεὶς εἶπεν Ἀμὴν λέγω ὑμῖν, οὐκ οἶδα ὑμᾶς. <text:span text:style-name="T3">13</text:span> Γρηγορεῖτε οὖν, ὅτι οὐκ οἴδατε τὴν ἡμέραν οὐδὲ τὴν ὥραν. <text:span text:style-name="T3">14</text:span> Ὥσπερ γὰρ ἄνθρωπος ἀποδημῶν ἐκάλεσεν τοὺς ἰδίους δούλους καὶ παρέδωκεν αὐτοῖς τὰ ὑπάρχοντα αὐτοῦ, <text:span text:style-name="T3">15</text:span> καὶ ᾧ μὲν ἔδωκεν πέντε τάλαντα, ᾧ δὲ δύο, ᾧ δὲ ἕν, ἑκάστῳ κατὰ τὴν ἰδίαν δύναμιν, καὶ ἀπεδήμησεν. Εὐθέως <text:span text:style-name="T3">16</text:span> πορευθεὶς ὁ τὰ πέντε τάλαντα λαβὼν ἠργάσατο ἐν αὐτοῖς καὶ ἐκέρδησεν ἄλλα πέντε· <text:span text:style-name="T3">17</text:span> ὡσαύτως ὁ τὰ δύο ἐκέρδησεν ἄλλα δύο. <text:span text:style-name="T3">18</text:span> ὁ δὲ τὸ ἓν λαβὼν ἀπελθὼν ὤρυξεν γῆν καὶ ἔκρυψεν τὸ ἀργύριον τοῦ κυρίου αὐτοῦ. <text:span text:style-name="T3">19</text:span> μετὰ δὲ πολὺν χρόνον ἔρχεται ὁ κύριος τῶν δούλων ἐκείνων καὶ συναίρει λόγον μετ’ αὐτῶν. <text:span text:style-name="T3">20</text:span> καὶ προσελθὼν ὁ τὰ πέντε τάλαντα λαβὼν προσήνεγκεν ἄλλα πέντε τάλαντα λέγων Κύριε, πέντε τάλαντά μοι παρέδωκας· ἴδε ἄλλα πέντε τάλαντα ἐκέρδησα. <text:span text:style-name="T3">21</text:span> ἔφη αὐτῷ ὁ κύριος αὐτοῦ Εὖ, δοῦλε <text:soft-page-break/>ἀγαθὲ καὶ πιστέ, ἐπὶ ὀλίγα ἦς πιστός, ἐπὶ πολλῶν σε καταστήσω· εἴσελθε εἰς τὴν χαρὰν τοῦ κυρίου σου. <text:span text:style-name="T3">22</text:span> προσελθὼν καὶ ὁ τὰ δύο τάλαντα εἶπεν Κύριε, δύο τάλαντά μοι παρέδωκας· ἴδε ἄλλα δύο τάλαντα ἐκέρδησα. <text:span text:style-name="T3">23</text:span> ἔφη αὐτῷ ὁ κύριος αὐτοῦ Εὖ, δοῦλε ἀγαθὲ καὶ πιστέ, ἐπὶ ὀλίγα ἦς πιστός, ἐπὶ πολλῶν σε καταστήσω· εἴσελθε εἰς τὴν χαρὰν τοῦ κυρίου σου. <text:span text:style-name="T3">24</text:span> προσελθὼν δὲ καὶ ὁ τὸ ἓν τάλαντον εἰληφὼς εἶπεν Κύριε, ἔγνων σε ὅτι σκληρὸς εἶ ἄνθρωπος, θερίζων ὅπου οὐκ ἔσπειρας, καὶ συνάγων ὅθεν οὐ διεσκόρπισας· <text:span text:style-name="T3">25</text:span> καὶ φοβηθεὶς ἀπελθὼν ἔκρυψα τὸ τάλαντόν σου ἐν τῇ γῇ· ἴδε ἔχεις τὸ σόν. <text:span text:style-name="T3">26</text:span> ἀποκριθεὶς δὲ ὁ κύριος αὐτοῦ εἶπεν αὐτῷ Πονηρὲ δοῦλε καὶ ὀκνηρέ, ᾔδεις ὅτι θερίζω ὅπου οὐκ ἔσπειρα, καὶ συνάγω ὅθεν οὐ διεσκόρπισα; <text:span text:style-name="T3">27</text:span> ἔδει σε οὖν βαλεῖν τὰ ἀργύριά μου τοῖς τραπεζείταις, καὶ ἐλθὼν ἐγὼ ἐκομισάμην ἂν τὸ ἐμὸν σὺν τόκῳ. <text:span text:style-name="T3">28</text:span> ἄρατε οὖν ἀπ’ αὐτοῦ τὸ τάλαντον καὶ δότε τῷ ἔχοντι τὰ δέκα τάλαντα· <text:span text:style-name="T3">29</text:span> τῷ γὰρ ἔχοντι παντὶ δοθήσεται καὶ περισσευθήσεται· τοῦ δὲ μὴ ἔχοντος καὶ ὃ ἔχει ἀρθήσεται ἀπ’ αὐτοῦ. <text:span text:style-name="T3">30</text:span> καὶ τὸν ἀχρεῖον δοῦλον ἐκβάλετε εἰς τὸ σκότος τὸ ἐξώτερον· ἐκεῖ ἔσται ὁ κλαυθμὸς καὶ ὁ βρυγμὸς τῶν ὀδόντων. <text:span text:style-name="T3">31</text:span> Ὅταν δὲ <text:span text:style-name="T7">ἔλθῃ</text:span> ὁ υἱὸς τοῦ ἀνθρώπου ἐν τῇ δόξῃ αὐτοῦ <text:span text:style-name="T7">καὶ πάντες οἱ ἄγγελοι μετ’ αὐτοῦ</text:span>, τότε καθίσει ἐπὶ θρόνου δόξης αὐτοῦ· <text:span text:style-name="T3">32</text:span> καὶ συναχθήσονται ἔμπροσθεν αὐτοῦ πάντα τὰ ἔθνη, καὶ ἀφορίσει αὐτοὺς ἀπ’ ἀλλήλων, ὥσπερ ὁ ποιμὴν ἀφορίζει τὰ πρόβατα ἀπὸ τῶν ἐρίφων, <text:span text:style-name="T3">33</text:span> καὶ στήσει τὰ μὲν πρόβατα ἐκ δεξιῶν αὐτοῦ, τὰ δὲ ἐρίφια ἐξ εὐωνύμων. <text:span text:style-name="T3">34</text:span> τότε ἐρεῖ ὁ Βασιλεὺς τοῖς ἐκ δεξιῶν αὐτοῦ Δεῦτε οἱ εὐλογημένοι τοῦ Πατρός μου, κληρονομήσατε τὴν ἡτοιμασμένην ὑμῖν βασιλείαν ἀπὸ καταβολῆς κόσμου. <text:span text:style-name="T3">35</text:span> ἐπείνασα γὰρ καὶ ἐδώκατέ μοι φαγεῖν, ἐδίψησα καὶ ἐποτίσατέ με, ξένος ἤμην καὶ συνηγάγετέ με, <text:span text:style-name="T3">36</text:span> γυμνὸς καὶ περιεβάλετέ με, ἠσθένησα καὶ ἐπεσκέψασθέ με, ἐν φυλακῇ ἤμην καὶ ἤλθατε πρός με. <text:span text:style-name="T3">37</text:span> <text:soft-page-break/>τότε ἀποκριθήσονται αὐτῷ οἱ δίκαιοι λέγοντες Κύριε, πότε σε εἴδομεν πεινῶντα καὶ ἐθρέψαμεν, ἢ διψῶντα καὶ ἐποτίσαμεν; <text:span text:style-name="T3">38</text:span> πότε δέ σε εἴδομεν ξένον καὶ συνηγάγομεν, ἢ γυμνὸν καὶ περιεβάλομεν; <text:span text:style-name="T3">39</text:span> πότε δέ σε εἴδομεν ἀσθενοῦντα ἢ ἐν φυλακῇ καὶ ἤλθομεν πρός σε; <text:span text:style-name="T3">40</text:span> καὶ ἀποκριθεὶς ὁ Βασιλεὺς ἐρεῖ αὐτοῖς Ἀμὴν λέγω ὑμῖν, ἐφ’ ὅσον ἐποιήσατε ἑνὶ τούτων τῶν ἀδελφῶν μου τῶν ἐλαχίστων, ἐμοὶ ἐποιήσατε. <text:span text:style-name="T3">41</text:span> τότε ἐρεῖ καὶ τοῖς ἐξ εὐωνύμων Πορεύεσθε ἀπ’ ἐμοῦ κατηραμένοι εἰς τὸ πῦρ τὸ αἰώνιον τὸ ἡτοιμασμένον τῷ διαβόλῳ καὶ τοῖς ἀγγέλοις αὐτοῦ. <text:span text:style-name="T3">42</text:span> ἐπείνασα γὰρ καὶ οὐκ ἐδώκατέ μοι φαγεῖν, ἐδίψησα καὶ οὐκ ἐποτίσατέ με, <text:span text:style-name="T3">43</text:span> ξένος ἤμην καὶ οὐ συνηγάγετέ με, γυμνὸς καὶ οὐ περιεβάλετέ με, ἀσθενὴς καὶ ἐν φυλακῇ καὶ οὐκ ἐπεσκέψασθέ με. <text:span text:style-name="T3">44</text:span> τότε ἀποκριθήσονται καὶ αὐτοὶ λέγοντες Κύριε, πότε σε εἴδομεν πεινῶντα ἢ διψῶντα ἢ ξένον ἢ γυμνὸν ἢ ἀσθενῆ ἢ ἐν φυλακῇ καὶ οὐ διηκονήσαμέν σοι; <text:span text:style-name="T3">45</text:span> τότε ἀποκριθήσεται αὐτοῖς λέγων Ἀμὴν λέγω ὑμῖν, ἐφ’ ὅσον οὐκ ἐποιήσατε ἑνὶ τούτων τῶν ἐλαχίστων, οὐδὲ ἐμοὶ ἐποιήσατε. <text:span text:style-name="T3">46</text:span> καὶ ἀπελεύσονται <text:span text:style-name="T7">οὗτοι</text:span> εἰς κόλασιν <text:span text:style-name="T7">αἰώνιον, οἱ δὲ</text:span> δίκαιοι <text:span text:style-name="T7">εἰς ζωὴν αἰώνιον</text:span>. </text:p>
      <text:p text:style-name="P2"/>
      <text:h text:style-name="P8" text:outline-level="2">26</text:h>
      <text:p text:style-name="P2"/>
      <text:p text:style-name="P2"><text:tab/><text:span text:style-name="T3">1</text:span> Καὶ ἐγένετο ὅτε ἐτέλεσεν ὁ Ἰησοῦς πάντας τοὺς λόγους τούτους, εἶπεν τοῖς μαθηταῖς αὐτοῦ <text:span text:style-name="T3">2</text:span> Οἴδατε ὅτι μετὰ δύο ἡμέρας τὸ πάσχα γίνεται, καὶ ὁ Υἱὸς τοῦ ἀνθρώπου παραδίδοται εἰς τὸ σταυρωθῆναι. <text:span text:style-name="T3">3</text:span> Τότε συνήχθησαν οἱ ἀρχιερεῖς καὶ οἱ πρεσβύτεροι τοῦ λαοῦ εἰς τὴν αὐλὴν τοῦ ἀρχιερέως τοῦ λεγομένου Καϊάφα, <text:span text:style-name="T3">4</text:span> καὶ συνεβουλεύσαντο ἵνα τὸν Ἰησοῦν δόλῳ κρατήσωσιν καὶ ἀποκτείνωσιν· <text:span text:style-name="T3">5</text:span> ἔλεγον δέ <text:soft-page-break/>Μὴ ἐν τῇ ἑορτῇ, ἵνα μὴ θόρυβος γένηται ἐν τῷ λαῷ. </text:p>
      <text:p text:style-name="P2"><text:span text:style-name="T3"><text:tab/>6</text:span> Τοῦ δὲ Ἰησοῦ γενομένου ἐν Βηθανίᾳ ἐν οἰκίᾳ Σίμωνος τοῦ λεπροῦ, <text:span text:style-name="T3">7</text:span> προσῆλθεν αὐτῷ γυνὴ ἔχουσα ἀλάβαστρον μύρου βαρυτίμου καὶ κατέχεεν ἐπὶ τῆς κεφαλῆς αὐτοῦ ἀνακειμένου. <text:span text:style-name="T3">8</text:span> ἰδόντες δὲ οἱ μαθηταὶ ἠγανάκτησαν λέγοντες Εἰς τί ἡ ἀπώλεια αὕτη; <text:span text:style-name="T3">9</text:span> ἐδύνατο γὰρ τοῦτο πραθῆναι πολλοῦ καὶ δοθῆναι πτωχοῖς. <text:span text:style-name="T3">10</text:span> γνοὺς δὲ ὁ Ἰησοῦς εἶπεν αὐτοῖς Τί κόπους παρέχετε τῇ γυναικί; ἔργον γὰρ καλὸν ἠργάσατο εἰς ἐμέ· <text:span text:style-name="T3">11</text:span> πάντοτε γὰρ τοὺς πτωχοὺς ἔχετε μεθ’ ἑαυτῶν, ἐμὲ δὲ οὐ πάντοτε ἔχετε· <text:span text:style-name="T3">12</text:span> βαλοῦσα γὰρ αὕτη τὸ μύρον τοῦτο ἐπὶ τοῦ σώματός μου πρὸς τὸ ἐνταφιάσαι με ἐποίησεν. <text:span text:style-name="T3">13</text:span> ἀμὴν λέγω ὑμῖν, ὅπου ἐὰν κηρυχθῇ τὸ εὐαγγέλιον τοῦτο ἐν ὅλῳ τῷ κόσμῳ, λαληθήσεται καὶ ὃ ἐποίησεν αὕτη εἰς μνημόσυνον αὐτῆς. <text:span text:style-name="T3">14</text:span> Τότε πορευθεὶς εἷς τῶν δώδεκα, ὁ λεγόμενος Ἰούδας Ἰσκαριώτης, πρὸς τοὺς ἀρχιερεῖς <text:span text:style-name="T3">15</text:span> εἶπεν Τί θέλετέ μοι δοῦναι, κἀγὼ ὑμῖν παραδώσω αὐτόν; <text:span text:style-name="T7">οἱ δὲ ἔστησαν αὐτῷ τριάκοντα ἀργύρια</text:span>. <text:span text:style-name="T3">16</text:span> καὶ ἀπὸ τότε ἐζήτει εὐκαιρίαν ἵνα αὐτὸν παραδῷ. </text:p>
      <text:p text:style-name="P2"><text:span text:style-name="T3"><text:tab/>17</text:span> Τῇ δὲ πρώτῃ τῶν ἀζύμων προσῆλθον οἱ μαθηταὶ τῷ Ἰησοῦ λέγοντες Ποῦ θέλεις ἑτοιμάσωμέν σοι φαγεῖν τὸ πάσχα; <text:span text:style-name="T3">18</text:span> ὁ δὲ εἶπεν Ὑπάγετε εἰς τὴν πόλιν πρὸς τὸν δεῖνα καὶ εἴπατε αὐτῷ Ὁ Διδάσκαλος λέγει Ὁ καιρός μου ἐγγύς ἐστιν· πρὸς σὲ ποιῶ τὸ πάσχα μετὰ τῶν μαθητῶν μου. <text:span text:style-name="T3">19</text:span> καὶ ἐποίησαν οἱ μαθηταὶ ὡς συνέταξεν αὐτοῖς ὁ Ἰησοῦς, καὶ ἡτοίμασαν τὸ πάσχα. <text:span text:style-name="T3">20</text:span> Ὀψίας δὲ γενομένης ἀνέκειτο μετὰ τῶν δώδεκα μαθητῶν <text:span text:style-name="T3">21</text:span> καὶ ἐσθιόντων αὐτῶν εἶπεν Ἀμὴν λέγω ὑμῖν ὅτι εἷς ἐξ ὑμῶν παραδώσει με. <text:span text:style-name="T3">22</text:span> καὶ λυπούμενοι σφόδρα ἤρξαντο λέγειν αὐτῷ εἷς ἕκαστος Μήτι ἐγώ εἰμι, Κύριε; <text:span text:style-name="T3">23</text:span> ὁ δὲ ἀποκριθεὶς εἶπεν Ὁ ἐμβάψας μετ’ ἐμοῦ τὴν χεῖρα ἐν τῷ τρυβλίῳ, οὗτός με παραδώσει. <text:span text:style-name="T3">24</text:span> ὁ μὲν Υἱὸς τοῦ ἀνθρώπου ὑπάγει καθὼς γέγραπται περὶ αὐτοῦ, οὐαὶ δὲ τῷ ἀνθρώπῳ <text:soft-page-break/>ἐκείνῳ δι’ οὗ ὁ Υἱὸς τοῦ ἀνθρώπου παραδίδοται· καλὸν ἦν αὐτῷ εἰ οὐκ ἐγεννήθη ὁ ἄνθρωπος ἐκεῖνος. <text:span text:style-name="T3">25</text:span> ἀποκριθεὶς δὲ Ἰούδας ὁ παραδιδοὺς αὐτὸν εἶπεν Μήτι ἐγώ εἰμι, Ῥαββεί; λέγει αὐτῷ Σὺ εἶπας. <text:span text:style-name="T3">26</text:span> Ἐσθιόντων δὲ αὐτῶν λαβὼν ὁ Ἰησοῦς ἄρτον καὶ εὐλογήσας ἔκλασεν καὶ δοὺς τοῖς μαθηταῖς εἶπεν Λάβετε φάγετε· τοῦτό ἐστιν τὸ σῶμά μου. <text:span text:style-name="T3">27</text:span> καὶ λαβὼν ποτήριον καὶ εὐχαριστήσας ἔδωκεν αὐτοῖς λέγων Πίετε ἐξ αὐτοῦ πάντες· <text:span text:style-name="T3">28</text:span> τοῦτο γάρ ἐστιν <text:span text:style-name="T7">τὸ αἷμά</text:span> μου <text:span text:style-name="T7">τῆς διαθήκης</text:span> τὸ περὶ πολλῶν ἐκχυννόμενον εἰς ἄφεσιν ἁμαρτιῶν. <text:span text:style-name="T3">29</text:span> λέγω δὲ ὑμῖν, οὐ μὴ πίω ἀπ’ ἄρτι ἐκ τούτου τοῦ γενήματος τῆς ἀμπέλου ἕως τῆς ἡμέρας ἐκείνης ὅταν αὐτὸ πίνω μεθ’ ὑμῶν καινὸν ἐν τῇ βασιλείᾳ τοῦ Πατρός μου. <text:span text:style-name="T3">30</text:span> Καὶ ὑμνήσαντες ἐξῆλθον εἰς τὸ ὄρος τῶν Ἐλαιῶν. <text:span text:style-name="T3">31</text:span> Τότε λέγει αὐτοῖς ὁ Ἰησοῦς Πάντες ὑμεῖς σκανδαλισθήσεσθε ἐν ἐμοὶ ἐν τῇ νυκτὶ ταύτῃ· γέγραπται γάρ <text:span text:style-name="T7">Πατάξω τὸν ποιμένα, καὶ διασκορπισθήσονται τὰ πρόβατα τῆς ποίμνης</text:span>· <text:span text:style-name="T3">32</text:span> μετὰ δὲ τὸ ἐγερθῆναί με προάξω ὑμᾶς εἰς τὴν Γαλιλαίαν. <text:span text:style-name="T3">33</text:span> ἀποκριθεὶς δὲ ὁ Πέτρος εἶπεν αὐτῷ Εἰ πάντες σκανδαλισθήσονται ἐν σοί, ἐγὼ οὐδέποτε σκανδαλισθήσομαι. <text:span text:style-name="T3">34</text:span> ἔφη αὐτῷ ὁ Ἰησοῦς Ἀμὴν λέγω σοι ὅτι ἐν ταύτῃ τῇ νυκτὶ πρὶν ἀλέκτορα φωνῆσαι τρὶς ἀπαρνήσῃ με. <text:span text:style-name="T3">35</text:span> λέγει αὐτῷ ὁ Πέτρος Κἂν δέῃ με σὺν σοὶ ἀποθανεῖν, οὐ μή σε ἀπαρνήσομαι. ὁμοίως καὶ πάντες οἱ μαθηταὶ εἶπαν. </text:p>
      <text:p text:style-name="P2"><text:tab/><text:span text:style-name="T3">36</text:span> Τότε ἔρχεται μετ’ αὐτῶν ὁ Ἰησοῦς εἰς χωρίον λεγόμενον Γεθσημανεί, καὶ λέγει τοῖς μαθηταῖς Καθίσατε αὐτοῦ ἕως οὗ ἀπελθὼν ἐκεῖ προσεύξωμαι. <text:span text:style-name="T3">37</text:span> καὶ παραλαβὼν τὸν Πέτρον καὶ τοὺς δύο υἱοὺς Ζεβεδαίου ἤρξατο λυπεῖσθαι καὶ ἀδημονεῖν. <text:span text:style-name="T3">38</text:span> τότε λέγει αὐτοῖς <text:span text:style-name="T7">Περίλυπός ἐστιν ἡ ψυχή μου ἕως θανάτου</text:span>· μείνατε ὧδε καὶ γρηγορεῖτε μετ’ ἐμοῦ. <text:span text:style-name="T3">39</text:span> καὶ προελθὼν μικρὸν ἔπεσεν ἐπὶ πρόσωπον αὐτοῦ προσευχόμενος καὶ λέγων Πάτερ μου, εἰ δυνατόν ἐστιν, <text:soft-page-break/>παρελθάτω ἀπ’ ἐμοῦ τὸ ποτήριον τοῦτο· πλὴν οὐχ ὡς ἐγὼ θέλω ἀλλ’ ὡς σύ. <text:span text:style-name="T3">40</text:span> καὶ ἔρχεται πρὸς τοὺς μαθητὰς καὶ εὑρίσκει αὐτοὺς καθεύδοντας, καὶ λέγει τῷ Πέτρῳ Οὕτως οὐκ ἰσχύσατε μίαν ὥραν γρηγορῆσαι μετ’ ἐμοῦ; <text:span text:style-name="T3">41</text:span> γρηγορεῖτε καὶ προσεύχεσθε, ἵνα μὴ εἰσέλθητε εἰς πειρασμόν· τὸ μὲν πνεῦμα πρόθυμον, ἡ δὲ σὰρξ ἀσθενής. <text:span text:style-name="T3">42</text:span> πάλιν ἐκ δευτέρου ἀπελθὼν προσηύξατο λέγων Πάτερ μου, εἰ οὐ δύναται τοῦτο παρελθεῖν ἐὰν μὴ αὐτὸ πίω, γενηθήτω τὸ θέλημά σου. <text:span text:style-name="T3">43</text:span> καὶ ἐλθὼν πάλιν εὗρεν αὐτοὺς καθεύδοντας, ἦσαν γὰρ αὐτῶν οἱ ὀφθαλμοὶ βεβαρημένοι. <text:span text:style-name="T3">44</text:span> καὶ ἀφεὶς αὐτοὺς πάλιν ἀπελθὼν προσηύξατο ἐκ τρίτου, τὸν αὐτὸν λόγον εἰπὼν πάλιν. <text:span text:style-name="T3">45</text:span> τότε ἔρχεται πρὸς τοὺς μαθητὰς καὶ λέγει αὐτοῖς Καθεύδετε λοιπὸν καὶ ἀναπαύεσθε· ἰδοὺ ἤγγικεν ἡ ὥρα καὶ ὁ Υἱὸς τοῦ ἀνθρώπου παραδίδοται εἰς χεῖρας ἁμαρτωλῶν. <text:span text:style-name="T3">46</text:span> ἐγείρεσθε, ἄγωμεν· ἰδοὺ ἤγγικεν ὁ παραδιδούς με. <text:span text:style-name="T3">47</text:span> Καὶ ἔτι αὐτοῦ λαλοῦντος, ἰδοὺ Ἰούδας εἷς τῶν δώδεκα ἦλθεν, καὶ μετ’ αὐτοῦ ὄχλος πολὺς μετὰ μαχαιρῶν καὶ ξύλων ἀπὸ τῶν ἀρχιερέων καὶ πρεσβυτέρων τοῦ λαοῦ. <text:span text:style-name="T3">48</text:span> ὁ δὲ παραδιδοὺς αὐτὸν ἔδωκεν αὐτοῖς σημεῖον λέγων Ὃν ἂν φιλήσω αὐτός ἐστιν· κρατήσατε αὐτόν. <text:span text:style-name="T3">49</text:span> καὶ εὐθέως προσελθὼν τῷ Ἰησοῦ εἶπεν Χαῖρε, Ῥαββεί, καὶ κατεφίλησεν αὐτόν. <text:span text:style-name="T3">50</text:span> ὁ δὲ Ἰησοῦς εἶπεν αὐτῷ Ἑταῖρε, ἐφ’ ὃ πάρει. τότε προσελθόντες ἐπέβαλον τὰς χεῖρας ἐπὶ τὸν Ἰησοῦν καὶ ἐκράτησαν αὐτόν. <text:span text:style-name="T3">51</text:span> καὶ ἰδοὺ εἷς τῶν μετὰ Ἰησοῦ ἐκτείνας τὴν χεῖρα ἀπέσπασεν τὴν μάχαιραν αὐτοῦ, καὶ πατάξας τὸν δοῦλον τοῦ ἀρχιερέως ἀφεῖλεν αὐτοῦ τὸ ὠτίον. <text:span text:style-name="T3">52</text:span> τότε λέγει αὐτῷ ὁ Ἰησοῦς Ἀπόστρεψον τὴν μάχαιράν σου εἰς τὸν τόπον αὐτῆς· πάντες γὰρ οἱ λαβόντες μάχαιραν ἐν μαχαίρῃ ἀπολοῦνται. <text:span text:style-name="T3">53</text:span> ἢ δοκεῖς ὅτι οὐ δύναμαι παρακαλέσαι τὸν Πατέρα μου, καὶ παραστήσει μοι ἄρτι πλείω δώδεκα λεγιῶνας ἀγγέλων; <text:span text:style-name="T3">54</text:span> πῶς οὖν πληρωθῶσιν αἱ γραφαὶ ὅτι οὕτως δεῖ γενέσθαι; <text:span text:style-name="T3">55</text:span> Ἐν ἐκείνῃ τῇ ὥρᾳ εἶπεν ὁ Ἰησοῦς τοῖς <text:soft-page-break/>ὄχλοις Ὡς ἐπὶ λῃστὴν ἐξήλθατε μετὰ μαχαιρῶν καὶ ξύλων συλλαβεῖν με; καθ’ ἡμέραν ἐν τῷ ἱερῷ ἐκαθεζόμην διδάσκων, καὶ οὐκ ἐκρατήσατέ με. <text:span text:style-name="T3">56</text:span> Τοῦτο δὲ ὅλον γέγονεν ἵνα πληρωθῶσιν αἱ γραφαὶ τῶν προφητῶν. Τότε οἱ μαθηταὶ πάντες ἀφέντες αὐτὸν ἔφυγον. </text:p>
      <text:p text:style-name="P2"><text:tab/><text:span text:style-name="T3">57</text:span> Οἱ δὲ κρατήσαντες τὸν Ἰησοῦν ἀπήγαγον πρὸς Καϊάφαν τὸν ἀρχιερέα, ὅπου οἱ γραμματεῖς καὶ οἱ πρεσβύτεροι συνήχθησαν. <text:span text:style-name="T3">58</text:span> ὁ δὲ Πέτρος ἠκολούθει αὐτῷ ἀπὸ μακρόθεν ἕως τῆς αὐλῆς τοῦ ἀρχιερέως, καὶ εἰσελθὼν ἔσω ἐκάθητο μετὰ τῶν ὑπηρετῶν ἰδεῖν τὸ τέλος. <text:span text:style-name="T3">59</text:span> Οἱ δὲ ἀρχιερεῖς καὶ τὸ συνέδριον ὅλον ἐζήτουν ψευδομαρτυρίαν κατὰ τοῦ Ἰησοῦ ὅπως αὐτὸν θανατώσωσιν, <text:span text:style-name="T3">60</text:span> καὶ οὐχ εὗρον πολλῶν προσελθόντων ψευδομαρτύρων. ὕστερον δὲ προσελθόντες δύο <text:span text:style-name="T3">61</text:span> εἶπαν Οὗτος ἔφη Δύναμαι καταλῦσαι τὸν ναὸν τοῦ Θεοῦ καὶ διὰ τριῶν ἡμερῶν οἰκοδομῆσαι. <text:span text:style-name="T3">62</text:span> καὶ ἀναστὰς ὁ ἀρχιερεὺς εἶπεν αὐτῷ Οὐδὲν ἀποκρίνῃ, τί οὗτοί σου καταμαρτυροῦσιν; <text:span text:style-name="T3">63</text:span> ὁ δὲ Ἰησοῦς ἐσιώπα. καὶ ὁ ἀρχιερεὺς εἶπεν αὐτῷ Ἐξορκίζω σε κατὰ τοῦ Θεοῦ τοῦ ζῶντος ἵνα ἡμῖν εἴπῃς εἰ σὺ εἶ ὁ Χριστὸς ὁ Υἱὸς τοῦ Θεοῦ. <text:span text:style-name="T3">64</text:span> λέγει αὐτῷ ὁ Ἰησοῦς Σὺ εἶπας· πλὴν λέγω ὑμῖν, ἀπ’ ἄρτι ὄψεσθε <text:span text:style-name="T7">τὸν Υἱὸν τοῦ ἀνθρώπου καθήμενον ἐκ δεξιῶν τῆς δυνάμεως καὶ ἐρχόμενον ἐπὶ τῶν νεφελῶν τοῦ οὐρανοῦ</text:span>. <text:span text:style-name="T3">65</text:span> τότε ὁ ἀρχιερεὺς διέρρηξεν τὰ ἱμάτια αὐτοῦ λέγων Ἐβλασφήμησεν· τί ἔτι χρείαν ἔχομεν μαρτύρων; ἴδε νῦν ἠκούσατε τὴν βλασφημίαν· <text:span text:style-name="T3">66</text:span> τί ὑμῖν δοκεῖ; οἱ δὲ ἀποκριθέντες εἶπαν Ἔνοχος θανάτου ἐστίν. <text:span text:style-name="T3">67</text:span> Τότε ἐνέπτυσαν εἰς τὸ πρόσωπον αὐτοῦ καὶ ἐκολάφισαν αὐτόν, οἱ δὲ ἐράπισαν <text:span text:style-name="T3">68</text:span> λέγοντες Προφήτευσον ἡμῖν, Χριστέ, τίς ἐστιν ὁ παίσας σε; <text:span text:style-name="T3">69</text:span> Ὁ δὲ Πέτρος ἐκάθητο ἔξω ἐν τῇ αὐλῇ· καὶ προσῆλθεν αὐτῷ μία παιδίσκη λέγουσα Καὶ σὺ ἦσθα μετὰ Ἰησοῦ τοῦ Γαλιλαίου. <text:span text:style-name="T3">70</text:span> ὁ δὲ ἠρνήσατο ἔμπροσθεν πάντων λέγων Οὐκ οἶδα τί λέγεις. <text:span text:style-name="T3">71</text:span> ἐξελθόντα δὲ <text:soft-page-break/>εἰς τὸν πυλῶνα εἶδεν αὐτὸν ἄλλη καὶ λέγει τοῖς ἐκεῖ Οὗτος ἦν μετὰ Ἰησοῦ τοῦ Ναζωραίου. <text:span text:style-name="T3">72</text:span> καὶ πάλιν ἠρνήσατο μετὰ ὅρκου ὅτι Οὐκ οἶδα τὸν ἄνθρωπον. <text:span text:style-name="T3">73</text:span> μετὰ μικρὸν δὲ προσελθόντες οἱ ἑστῶτες εἶπον τῷ Πέτρῳ Ἀληθῶς καὶ σὺ ἐξ αὐτῶν εἶ, καὶ γὰρ ἡ λαλιά σου δῆλόν σε ποιεῖ. <text:span text:style-name="T3">74</text:span> τότε ἤρξατο καταθεματίζειν καὶ ὀμνύειν ὅτι Οὐκ οἶδα τὸν ἄνθρωπον. καὶ εὐθὺς ἀλέκτωρ ἐφώνησεν. <text:span text:style-name="T3">75</text:span> καὶ ἐμνήσθη ὁ Πέτρος τοῦ ῥήματος Ἰησοῦ εἰρηκότος ὅτι Πρὶν ἀλέκτορα φωνῆσαι τρὶς ἀπαρνήσῃ με· καὶ ἐξελθὼν ἔξω ἔκλαυσεν πικρῶς. </text:p>
      <text:p text:style-name="P2"/>
      <text:h text:style-name="P8" text:outline-level="2">27</text:h>
      <text:p text:style-name="P2"/>
      <text:p text:style-name="P2"><text:tab/><text:span text:style-name="T3">1</text:span> Πρωΐας δὲ γενομένης συμβούλιον ἔλαβον πάντες οἱ ἀρχιερεῖς καὶ οἱ πρεσβύτεροι τοῦ λαοῦ κατὰ τοῦ Ἰησοῦ ὥστε θανατῶσαι αὐτόν· <text:span text:style-name="T3">2</text:span> καὶ δήσαντες αὐτὸν ἀπήγαγον καὶ παρέδωκαν Πειλάτῳ τῷ ἡγεμόνι. <text:span text:style-name="T3">3</text:span> Τότε ἰδὼν Ἰούδας ὁ παραδοὺς αὐτὸν ὅτι κατεκρίθη, μεταμεληθεὶς ἔστρεψεν τὰ τριάκοντα ἀργύρια τοῖς ἀρχιερεῦσιν καὶ πρεσβυτέροις <text:span text:style-name="T3">4</text:span> λέγων Ἥμαρτον παραδοὺς αἷμα ἀθῷον. οἱ δὲ εἶπαν Τί πρὸς ἡμᾶς; σὺ ὄψῃ. <text:span text:style-name="T3">5</text:span> καὶ ῥίψας τὰ ἀργύρια εἰς τὸν ναὸν ἀνεχώρησεν, καὶ ἀπελθὼν ἀπήγξατο. <text:span text:style-name="T3">6</text:span> οἱ δὲ ἀρχιερεῖς λαβόντες τὰ ἀργύρια εἶπαν Οὐκ ἔξεστιν βαλεῖν αὐτὰ εἰς τὸν κορβανᾶν, ἐπεὶ τιμὴ αἵματός ἐστιν. <text:span text:style-name="T3">7</text:span> συμβούλιον δὲ λαβόντες ἠγόρασαν ἐξ αὐτῶν τὸν ἀγρὸν τοῦ κεραμέως εἰς ταφὴν τοῖς ξένοις. <text:span text:style-name="T3">8</text:span> διὸ ἐκλήθη ὁ ἀγρὸς ἐκεῖνος Ἀγρὸς αἵματος ἕως τῆς σήμερον. <text:span text:style-name="T3">9</text:span> τότε ἐπληρώθη τὸ ῥηθὲν διὰ <text:span text:style-name="T1">Ἱ</text:span>ερεμίου τοῦ προφήτου λέγοντος <text:span text:style-name="T7">Καὶ ἔλαβον τὰ τριάκοντα ἀργύρια, τὴν τιμὴν τοῦ τετιμημένου ὃν ἐτιμήσαντο ἀπὸ υἱῶν Ἰσραήλ,</text:span> <text:span text:style-name="T3">10</text:span> <text:span text:style-name="T7">καὶ ἔδωκαν αὐτὰ εἰς τὸν ἀγρὸν τοῦ κεραμέως, καθὰ συνέταξέν μοι Κύριος</text:span>. <text:span text:style-name="T3">11</text:span> Ὁ δὲ <text:soft-page-break/>Ἰησοῦς ἐστάθη ἔμπροσθεν τοῦ ἡγεμόνος· καὶ ἐπηρώτησεν αὐτὸν ὁ ἡγεμὼν λέγων Σὺ εἶ ὁ Βασιλεὺς τῶν Ἰουδαίων; ὁ δὲ Ἰησοῦς ἔφη Σὺ λέγεις. <text:span text:style-name="T3">12</text:span> καὶ ἐν τῷ κατηγορεῖσθαι αὐτὸν ὑπὸ τῶν ἀρχιερέων καὶ πρεσβυτέρων οὐδὲν ἀπεκρίνατο. <text:span text:style-name="T3">13</text:span> τότε λέγει αὐτῷ ὁ Πειλᾶτος Οὐκ ἀκούεις πόσα σου καταμαρτυροῦσιν; <text:span text:style-name="T3">14</text:span> καὶ οὐκ ἀπεκρίθη αὐτῷ πρὸς οὐδὲ ἓν ῥῆμα, ὥστε θαυμάζειν τὸν ἡγεμόνα λίαν. <text:span text:style-name="T3">15</text:span> Κατὰ δὲ ἑορτὴν εἰώθει ὁ ἡγεμὼν ἀπολύειν ἕνα τῷ ὄχλῳ δέσμιον ὃν ἤθελον. <text:span text:style-name="T3">16</text:span> εἶχον δὲ τότε δέσμιον ἐπίσημον λεγόμενον Βαραββᾶν. <text:span text:style-name="T3">17</text:span> συνηγμένων οὖν αὐτῶν εἶπεν αὐτοῖς ὁ Πειλᾶτος Τίνα θέλετε ἀπολύσω ὑμῖν, Βαραββᾶν ἢ Ἰησοῦν τὸν λεγόμενον Χριστόν; <text:span text:style-name="T3">18</text:span> ᾔδει γὰρ ὅτι διὰ φθόνον παρέδωκαν αὐτόν. <text:span text:style-name="T3">19</text:span> Καθημένου δὲ αὐτοῦ ἐπὶ τοῦ βήματος ἀπέστειλεν πρὸς αὐτὸν ἡ γυνὴ αὐτοῦ λέγουσα Μηδὲν σοὶ καὶ τῷ δικαίῳ ἐκείνῳ· πολλὰ γὰρ ἔπαθον σήμερον κατ’ ὄναρ δι’ αὐτόν. <text:span text:style-name="T3">20</text:span> Οἱ δὲ ἀρχιερεῖς καὶ οἱ πρεσβύτεροι ἔπεισαν τοὺς ὄχλους ἵνα αἰτήσωνται τὸν Βαραββᾶν, τὸν δὲ Ἰησοῦν ἀπολέσωσιν. <text:span text:style-name="T3">21</text:span> ἀποκριθεὶς δὲ ὁ ἡγεμὼν εἶπεν αὐτοῖς Τίνα θέλετε ἀπὸ τῶν δύο ἀπολύσω ὑμῖν; οἱ δὲ εἶπαν Τὸν Βαραββᾶν. <text:span text:style-name="T3">22</text:span> λέγει αὐτοῖς ὁ Πειλᾶτος Τί οὖν ποιήσω Ἰησοῦν τὸν λεγόμενον Χριστόν; λέγουσιν πάντες Σταυρωθήτω. <text:span text:style-name="T3">23</text:span> ὁ δὲ ἔφη Τί γὰρ κακὸν ἐποίησεν; οἱ δὲ περισσῶς ἔκραζον λέγοντες Σταυρωθήτω. <text:span text:style-name="T3">24</text:span> ἰδὼν δὲ ὁ Πειλᾶτος ὅτι οὐδὲν ὠφελεῖ ἀλλὰ μᾶλλον θόρυβος γίνεται, λαβὼν ὕδωρ ἀπενίψατο τὰς χεῖρας κατέναντι τοῦ ὄχλου λέγων Ἀθῷός εἰμι ἀπὸ τοῦ αἵματος τούτου· ὑμεῖς ὄψεσθε. <text:span text:style-name="T3">25</text:span> καὶ ἀποκριθεὶς πᾶς ὁ λαὸς εἶπεν Τὸ αἷμα αὐτοῦ ἐφ’ ἡμᾶς καὶ ἐπὶ τὰ τέκνα ἡμῶν. <text:span text:style-name="T3">26</text:span> τότε ἀπέλυσεν αὐτοῖς τὸν Βαραββᾶν, τὸν δὲ Ἰησοῦν φραγελλώσας παρέδωκεν ἵνα σταυρωθῇ. </text:p>
      <text:p text:style-name="P2"><text:span text:style-name="T3"><text:tab/>27</text:span> Τότε οἱ στρατιῶται τοῦ ἡγεμόνος παραλαβόντες τὸν Ἰησοῦν εἰς τὸ πραιτώριον συνήγαγον ἐπ’ αὐτὸν ὅλην τὴν σπεῖραν. <text:span text:style-name="T3">28</text:span> καὶ ἐκδύσαντες αὐτὸν χλαμύδα κοκκίνην <text:soft-page-break/>περιέθηκαν αὐτῷ, <text:span text:style-name="T3">29</text:span> καὶ πλέξαντες στέφανον ἐξ ἀκανθῶν ἐπέθηκαν ἐπὶ τῆς κεφαλῆς αὐτοῦ καὶ κάλαμον ἐν τῇ δεξιᾷ αὐτοῦ, καὶ γονυπετήσαντες ἔμπροσθεν αὐτοῦ ἐνέπαιξαν αὐτῷ λέγοντες Χαῖρε, Βασιλεῦ τῶν Ἰουδαίων, <text:span text:style-name="T3">30</text:span> καὶ ἐμπτύσαντες εἰς αὐτὸν ἔλαβον τὸν κάλαμον καὶ ἔτυπτον εἰς τὴν κεφαλὴν αὐτοῦ. <text:span text:style-name="T3">31</text:span> καὶ ὅτε ἐνέπαιξαν αὐτῷ, ἐξέδυσαν αὐτὸν τὴν χλαμύδα καὶ ἐνέδυσαν αὐτὸν τὰ ἱμάτια αὐτοῦ, καὶ ἀπήγαγον αὐτὸν εἰς τὸ σταυρῶσαι. <text:span text:style-name="T3">32</text:span> Ἐξερχόμενοι δὲ εὗρον ἄνθρωπον Κυρηναῖον, ὀνόματι Σίμωνα· τοῦτον ἠγγάρευσαν ἵνα ἄρῃ τὸν σταυρὸν αὐτοῦ. <text:span text:style-name="T3">33</text:span> Καὶ ἐλθόντες εἰς τόπον λεγόμενον Γολγοθᾶ, ὅ ἐστιν κρανίου τόπος λεγόμενος, <text:span text:style-name="T3">34</text:span> <text:span text:style-name="T7">ἔδωκαν</text:span> αὐτῷ <text:span text:style-name="T7">πιεῖν οἶνον</text:span> μετὰ <text:span text:style-name="T7">χολῆς</text:span> μεμιγμένον· καὶ γευσάμενος οὐκ ἠθέλησεν πιεῖν. <text:span text:style-name="T3">35</text:span> σταυρώσαντες δὲ αὐτὸν <text:span text:style-name="T7">διεμερίσαντο τὰ ἱμάτια</text:span> αὐτοῦ <text:span text:style-name="T7">βάλλοντες κλῆρον</text:span>, <text:span text:style-name="T3">36</text:span> καὶ καθήμενοι ἐτήρουν αὐτὸν ἐκεῖ. <text:span text:style-name="T3">37</text:span> καὶ ἐπέθηκαν ἐπάνω τῆς κεφαλῆς αὐτοῦ τὴν αἰτίαν αὐτοῦ γεγραμμένην ΟΥΤΟΣ ΕΣΤΙΝ ΙΗΣΟΥΣ Ο ΒΑΣΙΛΕΥΣ ΤΩΝ ΙΟΥΔΑΙΩΝ. <text:span text:style-name="T3">38</text:span> Τότε σταυροῦνται σὺν αὐτῷ δύο λῃσταί, εἷς ἐκ δεξιῶν καὶ εἷς ἐξ εὐωνύμων. <text:span text:style-name="T3">39</text:span> Οἱ δὲ παραπορευόμενοι ἐβλασφήμουν αὐτὸν κινοῦντες τὰς κεφαλὰς αὐτῶν <text:span text:style-name="T3">40</text:span> καὶ λέγοντες Ὁ καταλύων τὸν ναὸν καὶ ἐν τρισὶν ἡμέραις οἰκοδομῶν, σῶσον σεαυτόν, εἰ Υἱὸς εἶ τοῦ Θεοῦ, καὶ κατάβηθι ἀπὸ τοῦ σταυροῦ. <text:span text:style-name="T3">41</text:span> ὁμοίως οἱ ἀρχιερεῖς ἐμπαίζοντες μετὰ τῶν γραμματέων καὶ πρεσβυτέρων ἔλεγον <text:span text:style-name="T3">42</text:span> Ἄλλους ἔσωσεν, ἑαυτὸν οὐ δύναται σῶσαι· Βασιλεὺς Ἰσραήλ ἐστιν, καταβάτω νῦν ἀπὸ τοῦ σταυροῦ καὶ πιστεύσομεν ἐπ’ αὐτόν. <text:span text:style-name="T3">43</text:span> <text:span text:style-name="T7">πέποιθεν ἐπὶ τὸν Θεόν, ῥυσάσθω</text:span> νῦν <text:span text:style-name="T7">εἰ θέλει αὐτόν</text:span>· εἶπεν γὰρ ὅτι Θεοῦ εἰμι Υἱός. <text:span text:style-name="T3">44</text:span> τὸ δ’ αὐτὸ καὶ οἱ λῃσταὶ οἱ συνσταυρωθέντες σὺν αὐτῷ ὠνείδιζον αὐτόν. <text:span text:style-name="T3">45</text:span> Ἀπὸ δὲ ἕκτης ὥρας σκότος ἐγένετο ἐπὶ πᾶσαν τὴν γῆν ἕως ὥρας ἐνάτης. <text:span text:style-name="T3">46</text:span> περὶ δὲ τὴν ἐνάτην ὥραν ἀνεβόησεν ὁ Ἰησοῦς φωνῇ μεγάλῃ λέγων <text:span text:style-name="T7">Ἡλεὶ Ἡλεὶ λεμὰ σαβαχθανεί;</text:span> τοῦτ’ ἔστιν <text:span text:style-name="T7">Θεέ μου θεέ μου, </text:span><text:span text:style-name="T2">ἵ</text:span><text:span text:style-name="T7">να τί με </text:span><text:soft-page-break/><text:span text:style-name="T7">ἐγκατέλιπες;</text:span> <text:span text:style-name="T3">47</text:span> τινὲς δὲ τῶν ἐκεῖ ἑστηκότων ἀκούσαντες ἔλεγον ὅτι Ἡλείαν φωνεῖ οὗτος. <text:span text:style-name="T3">48</text:span> καὶ εὐθέως δραμὼν εἷς ἐξ αὐτῶν καὶ λαβὼν σπόγγον πλήσας τε <text:span text:style-name="T7">ὄξους</text:span> καὶ περιθεὶς καλάμῳ <text:span text:style-name="T7">ἐπότιζεν</text:span> αὐτόν. <text:span text:style-name="T3">49</text:span> οἱ δὲ λοιποὶ ε<text:span text:style-name="T1">ἶ</text:span>παν Ἄφες ἴδωμεν εἰ ἔρχεται Ἡλείας σώσων αὐτόν. <text:span text:style-name="T3">50</text:span> ὁ δὲ Ἰησοῦς πάλιν κράξας φωνῇ μεγάλῃ ἀφῆκεν τὸ πνεῦμα. <text:span text:style-name="T3">51</text:span> Καὶ ἰδοὺ τὸ καταπέτασμα τοῦ ναοῦ ἐσχίσθη ἀπ’ ἄνωθεν ἕως κάτω εἰς δύο, καὶ ἡ γῆ ἐσείσθη, καὶ αἱ πέτραι ἐσχίσθησαν, <text:span text:style-name="T3">52</text:span> καὶ τὰ μνημεῖα ἀνεῴχθησαν καὶ πολλὰ σώματα τῶν κεκοιμημένων ἁγίων ἠγέρθησαν· <text:span text:style-name="T3">53</text:span> καὶ ἐξελθόντες ἐκ τῶν μνημείων μετὰ τὴν ἔγερσιν αὐτοῦ εἰσῆλθον εἰς τὴν ἁγίαν πόλιν καὶ ἐνεφανίσθησαν πολλοῖς. <text:span text:style-name="T3">54</text:span> Ὁ δὲ ἑκατόνταρχος καὶ οἱ μετ’ αὐτοῦ τηροῦντες τὸν Ἰησοῦν ἰδόντες τὸν σεισμὸν καὶ τὰ γινόμενα ἐφοβήθησαν σφόδρα, λέγοντες Ἀληθῶς Θεοῦ Υἱὸς ἦν οὗτος. <text:span text:style-name="T3">55</text:span> Ἦσαν δὲ ἐκεῖ γυναῖκες πολλαὶ ἀπὸ μακρόθεν θεωροῦσαι, αἵτινες ἠκολούθησαν τῷ Ἰησοῦ ἀπὸ τῆς Γαλιλαίας διακονοῦσαι αὐτῷ· <text:span text:style-name="T3">56</text:span> ἐν αἷς ἦν Μαρία ἡ Μαγδαληνή, καὶ Μαρία ἡ τοῦ Ἰακώβου καὶ Ἰωσὴφ μήτηρ, καὶ ἡ μήτηρ τῶν υἱῶν Ζεβεδαίου. </text:p>
      <text:p text:style-name="P2"><text:tab/><text:span text:style-name="T3">57</text:span> Ὀψίας δὲ γενομένης ἦλθεν ἄνθρωπος πλούσιος ἀπὸ <text:span text:style-name="T1">Ἀ</text:span>ριμαθαίας, τοὔνομα Ἰωσήφ, ὃς καὶ αὐτὸς ἐμαθητεύθη τῷ Ἰησοῦ· <text:span text:style-name="T3">58</text:span> οὗτος προσελθὼν τῷ Πειλάτῳ ᾐτήσατο τὸ σῶμα τοῦ Ἰησοῦ. τότε ὁ Πειλᾶτος ἐκέλευσεν ἀποδοθῆναι. <text:span text:style-name="T3">59</text:span> καὶ λαβὼν τὸ σῶμα ὁ Ἰωσὴφ ἐνετύλιξεν αὐτὸ ἐν σινδόνι καθαρᾷ, <text:span text:style-name="T3">60</text:span> καὶ ἔθηκεν αὐτὸ ἐν τῷ καινῷ αὐτοῦ μνημείῳ ὃ ἐλατόμησεν ἐν τῇ πέτρᾳ, καὶ προσκυλίσας λίθον μέγαν τῇ θύρᾳ τοῦ μνημείου ἀπῆλθεν. <text:span text:style-name="T3">61</text:span> Ἦν δὲ ἐκεῖ Μαριὰμ ἡ Μαγδαληνὴ καὶ ἡ ἄλλη Μαρία, καθήμεναι ἀπέναντι τοῦ τάφου. <text:span text:style-name="T3">62</text:span> Τῇ δὲ ἐπαύριον, ἥτις ἐστὶν μετὰ τὴν Παρασκευήν, συνήχθησαν οἱ ἀρχιερεῖς καὶ οἱ Φαρισαῖοι πρὸς Πειλᾶτον <text:span text:style-name="T3">63</text:span> λέγοντες Κύριε, ἐμνήσθημεν ὅτι ἐκεῖνος ὁ πλάνος εἶπεν ἔτι ζῶν Μετὰ τρεῖς ἡμέρας <text:soft-page-break/>ἐγείρομαι. <text:span text:style-name="T3">64</text:span> κέλευσον οὖν ἀσφαλισθῆναι τὸν τάφον ἕως τῆς τρίτης ἡμέρας, μή ποτε ἐλθόντες οἱ μαθηταὶ κλέψωσιν αὐτὸν καὶ εἴπωσιν τῷ λαῷ Ἠγέρθη ἀπὸ τῶν νεκρῶν, καὶ ἔσται ἡ ἐσχάτη πλάνη χείρων τῆς πρώτης. <text:span text:style-name="T3">65</text:span> ἔφη αὐτοῖς ὁ Πειλᾶτος Ἔχετε κουστωδίαν· ὑπάγετε ἀσφαλίσασθε ὡς οἴδατε. <text:span text:style-name="T3">66</text:span> οἱ δὲ πορευθέντες ἠσφαλίσαντο τὸν τάφον σφραγίσαντες τὸν λίθον μετὰ τῆς κουστωδίας.</text:p>
      <text:p text:style-name="P2"/>
      <text:h text:style-name="P8" text:outline-level="2">28</text:h>
      <text:p text:style-name="P2"/>
      <text:p text:style-name="P2"><text:tab/><text:span text:style-name="T3">1</text:span> Ὀψὲ δὲ σαββάτων, τῇ ἐπιφωσκούσῃ εἰς μίαν σαββάτων, ἦλθεν Μαριὰμ ἡ Μαγδαληνὴ καὶ ἡ ἄλλη Μαρία θεωρῆσαι τὸν τάφον. <text:span text:style-name="T3">2</text:span> καὶ ἰδοὺ σεισμὸς ἐγένετο μέγας· ἄγγελος γὰρ Κυρίου καταβὰς ἐξ οὐρανοῦ καὶ προσελθὼν ἀπεκύλισεν τὸν λίθον καὶ ἐκάθητο ἐπάνω αὐτοῦ. <text:span text:style-name="T3">3</text:span> ἦν δὲ ἡ εἰδέα αὐτοῦ ὡς ἀστραπὴ<text:span text:style-name="T9">,</text:span> καὶ τὸ ἔνδυμα αὐτοῦ λευκὸν ὡς χιών. <text:span text:style-name="T3">4</text:span> ἀπὸ δὲ τοῦ φόβου αὐτοῦ ἐσείσθησαν οἱ τηροῦντες καὶ ἐγενήθησαν ὡς νεκροί. <text:span text:style-name="T3">5</text:span> ἀποκριθεὶς δὲ ὁ ἄγγελος εἶπεν ταῖς γυναιξίν Μὴ φοβεῖσθε ὑμεῖς· οἶδα γὰρ ὅτι Ἰησοῦν τὸν ἐσταυρωμένον ζητεῖτε· <text:span text:style-name="T3">6</text:span> οὐκ ἔστιν ὧδε· ἠγέρθη γὰρ καθὼς εἶπεν· δεῦτε ἴδετε τὸν τόπον ὅπου ἔκειτο. <text:span text:style-name="T3">7</text:span> καὶ ταχὺ πορευθεῖσαι εἴπατε τοῖς μαθηταῖς αὐτοῦ ὅτι Ἠγέρθη ἀπὸ τῶν νεκρῶν, καὶ ἰδοὺ προάγει ὑμᾶς εἰς τὴν Γαλιλαίαν, ἐκεῖ αὐτὸν ὄψεσθε. ἰδοὺ εἶπον ὑμῖν. <text:span text:style-name="T3">8</text:span> καὶ ἀπελθοῦσαι ταχὺ ἀπὸ τοῦ μνημείου μετὰ φόβου καὶ χαρᾶς μεγάλης ἔδραμον ἀπαγγεῖλαι τοῖς μαθηταῖς αὐτοῦ. <text:span text:style-name="T3">9</text:span> καὶ ἰδοὺ Ἰησοῦς ὑπήντησεν αὐταῖς λέγων Χαίρετε. αἱ δὲ προσελθοῦσαι ἐκράτησαν αὐτοῦ τοὺς πόδας καὶ προσεκύνησαν αὐτῷ. <text:span text:style-name="T3">10</text:span> τότε λέγει αὐταῖς ὁ Ἰησοῦς Μὴ φοβεῖσθε· ὑπάγετε ἀπαγγείλατε τοῖς ἀδελφοῖς μου ἵνα <text:soft-page-break/>ἀπέλθωσιν εἰς τὴν Γαλιλαίαν, κἀκεῖ με ὄψονται. <text:span text:style-name="T3">11</text:span> Πορευομένων δὲ αὐτῶν ἰδού τινες τῆς κουστωδίας ἐλθόντες εἰς τὴν πόλιν ἀπήγγειλαν τοῖς ἀρχιερεῦσιν ἅπαντα τὰ γενόμενα. <text:span text:style-name="T3">12</text:span> καὶ συναχθέντες μετὰ τῶν πρεσβυτέρων συμβούλιόν τε λαβόντες ἀργύρια ἱκανὰ ἔδωκαν τοῖς στρατιώταις <text:span text:style-name="T3">13</text:span> λέγοντες Εἴπατε ὅτι Οἱ μαθηταὶ αὐτοῦ νυκτὸς ἐλθόντες ἔκλεψαν αὐτὸν ἡμῶν κοιμωμένων. <text:span text:style-name="T3">14</text:span> καὶ ἐὰν ἀκουσθῇ τοῦτο ἐπὶ τοῦ ἡγεμόνος, ἡμεῖς πείσομεν καὶ ὑμᾶς ἀμερίμνους ποιήσομεν. <text:span text:style-name="T3">15</text:span> οἱ δὲ λαβόντες ἀργύρια ἐποίησαν ὡς ἐδιδάχθησαν. Καὶ διεφημίσθη ὁ λόγος οὗτος παρὰ Ἰουδαίοις μέχρι τῆς σήμερον ἡμέρας. <text:span text:style-name="T3">16</text:span> Οἱ δὲ ἕνδεκα μαθηταὶ ἐπορεύθησαν εἰς τὴν Γαλιλαίαν, εἰς τὸ ὄρος οὗ ἐτάξατο αὐτοῖς ὁ Ἰησοῦς, <text:span text:style-name="T3">17</text:span> καὶ ἰδόντες αὐτὸν προσεκύνησαν, οἱ δὲ ἐδίστασαν. <text:span text:style-name="T3">18</text:span> καὶ προσελθὼν ὁ Ἰησοῦς ἐλάλησεν αὐτοῖς λέγων Ἐδόθη μοι πᾶσα ἐξουσία ἐν οὐρανῷ καὶ ἐπὶ τῆς γῆς. <text:span text:style-name="T3">19</text:span> πορευθέντες οὖν μαθητεύσατε πάντα τὰ ἔθνη, βαπτίζοντες αὐτοὺς εἰς τὸ ὄνομα τοῦ Πατρὸς καὶ τοῦ Υἱοῦ καὶ τοῦ Ἁγίου Πνεύματος, <text:span text:style-name="T3">20</text:span> διδάσκοντες αὐτοὺς τηρεῖν πάντα ὅσα ἐνετειλάμην ὑμῖν· καὶ ἰδοὺ ἐγὼ μεθ’ ὑμῶν εἰμι πάσας τὰς ἡμέρας ἕως τῆς συντελείας τοῦ αἰῶνο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ntium Plus Compact1" svg:font-family="'Gentium Plus Compact'" style:font-adornments="Regular"/>
    <style:font-face style:name="Mangal1" svg:font-family="Mangal"/>
    <style:font-face style:name="Times New Roman1" svg:font-family="'Times New Roman', serif"/>
    <style:font-face style:name="Gentium Plus Compact" svg:font-family="'Gentium Plus Compac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ntium Plus Compact" fo:font-family="'Gentium Plus Compact'"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erador" style:family="paragraph" style:parent-style-name="Standard" style:class="text" style:master-page-name="">
      <style:paragraph-properties style:page-number="auto"/>
      <style:text-properties fo:color="#000080" style:text-position="0% 100%" style:font-size-asian="10.5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21T21:18:48.01</meta:creation-date>
    <meta:generator>LibreOffice/5.4.7.2$Windows_X86_64 LibreOffice_project/c838ef25c16710f8838b1faec480ebba495259d0</meta:generator>
    <dc:date>2020-06-09T14:23:37.384000000</dc:date>
    <meta:editing-duration>P3DT5H7M59S</meta:editing-duration>
    <meta:editing-cycles>492</meta:editing-cycles>
    <meta:document-statistic meta:table-count="0" meta:image-count="0" meta:object-count="0" meta:page-count="73" meta:paragraph-count="211" meta:word-count="19397" meta:character-count="113831" meta:non-whitespace-character-count="94232"/>
  </office:meta>
</office:document-meta>
</file>